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sp-metrics" table:style-name="ta1">
        <table:table-column table:style-name="co1" table:number-columns-repeated="70" table:default-cell-style-name="Default"/>
        <table:table-row table:style-name="ro1">
          <table:table-cell office:value-type="string" calcext:value-type="string">
            <text:p>variation_name</text:p>
          </table:table-cell>
          <table:table-cell office:value-type="string" calcext:value-type="string">
            <text:p>position_offset_x</text:p>
          </table:table-cell>
          <table:table-cell office:value-type="string" calcext:value-type="string">
            <text:p>position_offset_y</text:p>
          </table:table-cell>
          <table:table-cell office:value-type="string" calcext:value-type="string">
            <text:p>position_offset_z</text:p>
          </table:table-cell>
          <table:table-cell office:value-type="string" calcext:value-type="string">
            <text:p>rotation_offset_deg_x</text:p>
          </table:table-cell>
          <table:table-cell office:value-type="string" calcext:value-type="string">
            <text:p>rotation_offset_deg_y</text:p>
          </table:table-cell>
          <table:table-cell office:value-type="string" calcext:value-type="string">
            <text:p>rotation_offset_deg_z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ist_COP_x</text:p>
          </table:table-cell>
          <table:table-cell office:value-type="string" calcext:value-type="string">
            <text:p>opt_COPx</text:p>
          </table:table-cell>
          <table:table-cell office:value-type="string" calcext:value-type="string">
            <text:p>CoP+ X</text:p>
          </table:table-cell>
          <table:table-cell office:value-type="string" calcext:value-type="string">
            <text:p>CoP+ Y</text:p>
          </table:table-cell>
          <table:table-cell office:value-type="string" calcext:value-type="string">
            <text:p>CoP+ Z</text:p>
          </table:table-cell>
          <table:table-cell office:value-type="string" calcext:value-type="string">
            <text:p>Taxel+ active</text:p>
          </table:table-cell>
          <table:table-cell office:value-type="string" calcext:value-type="string">
            <text:p>F_max+</text:p>
          </table:table-cell>
          <table:table-cell office:value-type="string" calcext:value-type="string">
            <text:p>F_min+</text:p>
          </table:table-cell>
          <table:table-cell office:value-type="string" calcext:value-type="string">
            <text:p>Dist+</text:p>
          </table:table-cell>
          <table:table-cell office:value-type="string" calcext:value-type="string">
            <text:p>F_mean10</text:p>
          </table:table-cell>
          <table:table-cell office:value-type="string" calcext:value-type="string">
            <text:p>Std_10</text:p>
          </table:table-cell>
          <table:table-cell office:value-type="string" calcext:value-type="string">
            <text:p>Mean_1-5</text:p>
          </table:table-cell>
          <table:table-cell office:value-type="string" calcext:value-type="string">
            <text:p>Mean_7-11</text:p>
          </table:table-cell>
          <table:table-cell office:value-type="string" calcext:value-type="string">
            <text:p>Diff_Means</text:p>
          </table:table-cell>
          <table:table-cell office:value-type="string" calcext:value-type="string">
            <text:p>1 force (N)</text:p>
          </table:table-cell>
          <table:table-cell office:value-type="string" calcext:value-type="string">
            <text:p>2 force (N)</text:p>
          </table:table-cell>
          <table:table-cell office:value-type="string" calcext:value-type="string">
            <text:p>3 force (N)</text:p>
          </table:table-cell>
          <table:table-cell office:value-type="string" calcext:value-type="string">
            <text:p>4 force (N)</text:p>
          </table:table-cell>
          <table:table-cell office:value-type="string" calcext:value-type="string">
            <text:p>5 force (N)</text:p>
          </table:table-cell>
          <table:table-cell office:value-type="string" calcext:value-type="string">
            <text:p>6 force (N)</text:p>
          </table:table-cell>
          <table:table-cell office:value-type="string" calcext:value-type="string">
            <text:p>7 force (N)</text:p>
          </table:table-cell>
          <table:table-cell office:value-type="string" calcext:value-type="string">
            <text:p>8 force (N)</text:p>
          </table:table-cell>
          <table:table-cell office:value-type="string" calcext:value-type="string">
            <text:p>9 force (N)</text:p>
          </table:table-cell>
          <table:table-cell office:value-type="string" calcext:value-type="string">
            <text:p>10 force (N)</text:p>
          </table:table-cell>
          <table:table-cell office:value-type="string" calcext:value-type="string">
            <text:p>11 force (N)</text:p>
          </table:table-cell>
          <table:table-cell office:value-type="string" calcext:value-type="string">
            <text:p>12 force (N)</text:p>
          </table:table-cell>
          <table:table-cell office:value-type="string" calcext:value-type="string">
            <text:p>1 X (world)</text:p>
          </table:table-cell>
          <table:table-cell office:value-type="string" calcext:value-type="string">
            <text:p>1 Y (world)</text:p>
          </table:table-cell>
          <table:table-cell office:value-type="string" calcext:value-type="string">
            <text:p>1 Z (world)</text:p>
          </table:table-cell>
          <table:table-cell office:value-type="string" calcext:value-type="string">
            <text:p>2 X (world)</text:p>
          </table:table-cell>
          <table:table-cell office:value-type="string" calcext:value-type="string">
            <text:p>2 Y (world)</text:p>
          </table:table-cell>
          <table:table-cell office:value-type="string" calcext:value-type="string">
            <text:p>2 Z (world)</text:p>
          </table:table-cell>
          <table:table-cell office:value-type="string" calcext:value-type="string">
            <text:p>3 X (world)</text:p>
          </table:table-cell>
          <table:table-cell office:value-type="string" calcext:value-type="string">
            <text:p>3 Y (world)</text:p>
          </table:table-cell>
          <table:table-cell office:value-type="string" calcext:value-type="string">
            <text:p>3 Z (world)</text:p>
          </table:table-cell>
          <table:table-cell office:value-type="string" calcext:value-type="string">
            <text:p>4 X (world)</text:p>
          </table:table-cell>
          <table:table-cell office:value-type="string" calcext:value-type="string">
            <text:p>4 Y (world)</text:p>
          </table:table-cell>
          <table:table-cell office:value-type="string" calcext:value-type="string">
            <text:p>4 Z (world)</text:p>
          </table:table-cell>
          <table:table-cell office:value-type="string" calcext:value-type="string">
            <text:p>5 X (world)</text:p>
          </table:table-cell>
          <table:table-cell office:value-type="string" calcext:value-type="string">
            <text:p>5 Y (world)</text:p>
          </table:table-cell>
          <table:table-cell office:value-type="string" calcext:value-type="string">
            <text:p>5 Z (world)</text:p>
          </table:table-cell>
          <table:table-cell office:value-type="string" calcext:value-type="string">
            <text:p>6 X (world)</text:p>
          </table:table-cell>
          <table:table-cell office:value-type="string" calcext:value-type="string">
            <text:p>6 Y (world)</text:p>
          </table:table-cell>
          <table:table-cell office:value-type="string" calcext:value-type="string">
            <text:p>6 Z (world)</text:p>
          </table:table-cell>
          <table:table-cell office:value-type="string" calcext:value-type="string">
            <text:p>7 X (world)</text:p>
          </table:table-cell>
          <table:table-cell office:value-type="string" calcext:value-type="string">
            <text:p>7 Y (world)</text:p>
          </table:table-cell>
          <table:table-cell office:value-type="string" calcext:value-type="string">
            <text:p>7 Z (world)</text:p>
          </table:table-cell>
          <table:table-cell office:value-type="string" calcext:value-type="string">
            <text:p>8 X (world)</text:p>
          </table:table-cell>
          <table:table-cell office:value-type="string" calcext:value-type="string">
            <text:p>8 Y (world)</text:p>
          </table:table-cell>
          <table:table-cell office:value-type="string" calcext:value-type="string">
            <text:p>8 Z (world)</text:p>
          </table:table-cell>
          <table:table-cell office:value-type="string" calcext:value-type="string">
            <text:p>9 X (world)</text:p>
          </table:table-cell>
          <table:table-cell office:value-type="string" calcext:value-type="string">
            <text:p>9 Y (world)</text:p>
          </table:table-cell>
          <table:table-cell office:value-type="string" calcext:value-type="string">
            <text:p>9 Z (world)</text:p>
          </table:table-cell>
          <table:table-cell office:value-type="string" calcext:value-type="string">
            <text:p>10 X (world)</text:p>
          </table:table-cell>
          <table:table-cell office:value-type="string" calcext:value-type="string">
            <text:p>10 Y (world)</text:p>
          </table:table-cell>
          <table:table-cell office:value-type="string" calcext:value-type="string">
            <text:p>10 Z (world)</text:p>
          </table:table-cell>
          <table:table-cell office:value-type="string" calcext:value-type="string">
            <text:p>11 X (world)</text:p>
          </table:table-cell>
          <table:table-cell office:value-type="string" calcext:value-type="string">
            <text:p>11 Y (world)</text:p>
          </table:table-cell>
          <table:table-cell office:value-type="string" calcext:value-type="string">
            <text:p>11 Z (world)</text:p>
          </table:table-cell>
          <table:table-cell office:value-type="string" calcext:value-type="string">
            <text:p>12 X (world)</text:p>
          </table:table-cell>
          <table:table-cell office:value-type="string" calcext:value-type="string">
            <text:p>12 Y (world)</text:p>
          </table:table-cell>
          <table:table-cell office:value-type="string" calcext:value-type="string">
            <text:p>12 Z (world)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025-07-09 12:35:54</text:p>
          </table:table-cell>
          <table:table-cell office:value-type="float" office:value="-0.0000735" calcext:value-type="float">
            <text:p>-0.0000735</text:p>
          </table:table-cell>
          <table:table-cell office:value-type="float" office:value="0.6920955" calcext:value-type="float">
            <text:p>0.6920955</text:p>
          </table:table-cell>
          <table:table-cell office:value-type="float" office:value="0.6920221" calcext:value-type="float">
            <text:p>0.6920221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382816" calcext:value-type="float">
            <text:p>0.0382816</text:p>
          </table:table-cell>
          <table:table-cell office:value-type="float" office:value="10" calcext:value-type="float">
            <text:p>10</text:p>
          </table:table-cell>
          <table:table-cell office:value-type="float" office:value="0.942081570625305" calcext:value-type="float">
            <text:p>0.942081570625305</text:p>
          </table:table-cell>
          <table:table-cell office:value-type="float" office:value="0.195955395698547" calcext:value-type="float">
            <text:p>0.195955395698547</text:p>
          </table:table-cell>
          <table:table-cell office:value-type="float" office:value="0.746126174926758" calcext:value-type="float">
            <text:p>0.746126174926758</text:p>
          </table:table-cell>
          <table:table-cell office:value-type="float" office:value="0.52358885705471" calcext:value-type="float">
            <text:p>0.52358885705471</text:p>
          </table:table-cell>
          <table:table-cell office:value-type="float" office:value="0.285486372380369" calcext:value-type="float">
            <text:p>0.285486372380369</text:p>
          </table:table-cell>
          <table:table-cell office:value-type="float" office:value="0.511178159713745" calcext:value-type="float">
            <text:p>0.511178159713745</text:p>
          </table:table-cell>
          <table:table-cell office:value-type="float" office:value="0.535999554395676" calcext:value-type="float">
            <text:p>0.535999554395676</text:p>
          </table:table-cell>
          <table:table-cell office:value-type="float" office:value="0.0248213946819306" calcext:value-type="float">
            <text:p>0.0248213946819306</text:p>
          </table:table-cell>
          <table:table-cell office:value-type="float" office:value="0.3809884" calcext:value-type="float">
            <text:p>0.3809884</text:p>
          </table:table-cell>
          <table:table-cell office:value-type="float" office:value="0.28413" calcext:value-type="float">
            <text:p>0.28413</text:p>
          </table:table-cell>
          <table:table-cell office:value-type="float" office:value="0.43583" calcext:value-type="float">
            <text:p>0.43583</text:p>
          </table:table-cell>
          <table:table-cell office:value-type="float" office:value="0.6825762" calcext:value-type="float">
            <text:p>0.6825762</text:p>
          </table:table-cell>
          <table:table-cell office:value-type="float" office:value="0.7723662" calcext:value-type="float">
            <text:p>0.7723662</text:p>
          </table:table-cell>
          <table:table-cell office:value-type="float" office:value="0.0131446" calcext:value-type="float">
            <text:p>0.0131446</text:p>
          </table:table-cell>
          <table:table-cell office:value-type="float" office:value="0.1959554" calcext:value-type="float">
            <text:p>0.1959554</text:p>
          </table:table-cell>
          <table:table-cell office:value-type="float" office:value="0.2492308" calcext:value-type="float">
            <text:p>0.2492308</text:p>
          </table:table-cell>
          <table:table-cell office:value-type="float" office:value="0.35219" calcext:value-type="float">
            <text:p>0.35219</text:p>
          </table:table-cell>
          <table:table-cell office:value-type="float" office:value="0.9420816" calcext:value-type="float">
            <text:p>0.9420816</text:p>
          </table:table-cell>
          <table:table-cell office:value-type="float" office:value="0.94054" calcext:value-type="float">
            <text:p>0.94054</text:p>
          </table:table-cell>
          <table:table-cell office:value-type="float" office:value="-0.0110208" calcext:value-type="float">
            <text:p>-0.0110208</text:p>
          </table:table-cell>
          <table:table-cell office:value-type="float" office:value="0.6951955" calcext:value-type="float">
            <text:p>0.6951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18991" calcext:value-type="float">
            <text:p>0.0218991</text:p>
          </table:table-cell>
          <table:table-cell office:value-type="float" office:value="0.6951955" calcext:value-type="float">
            <text:p>0.6951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80991" calcext:value-type="float">
            <text:p>0.0280991</text:p>
          </table:table-cell>
          <table:table-cell office:value-type="float" office:value="0.6951955" calcext:value-type="float">
            <text:p>0.6951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342991" calcext:value-type="float">
            <text:p>0.0342991</text:p>
          </table:table-cell>
          <table:table-cell office:value-type="float" office:value="0.6951955" calcext:value-type="float">
            <text:p>0.6951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404991" calcext:value-type="float">
            <text:p>0.0404991</text:p>
          </table:table-cell>
          <table:table-cell office:value-type="float" office:value="0.6951955" calcext:value-type="float">
            <text:p>0.6951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466991" calcext:value-type="float">
            <text:p>0.0466991</text:p>
          </table:table-cell>
          <table:table-cell office:value-type="float" office:value="0.6951956" calcext:value-type="float">
            <text:p>0.6951956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528991" calcext:value-type="float">
            <text:p>0.0528991</text:p>
          </table:table-cell>
          <table:table-cell office:value-type="float" office:value="0.6889955" calcext:value-type="float">
            <text:p>0.6889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18991" calcext:value-type="float">
            <text:p>0.0218991</text:p>
          </table:table-cell>
          <table:table-cell office:value-type="float" office:value="0.6889955" calcext:value-type="float">
            <text:p>0.6889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80991" calcext:value-type="float">
            <text:p>0.0280991</text:p>
          </table:table-cell>
          <table:table-cell office:value-type="float" office:value="0.6889955" calcext:value-type="float">
            <text:p>0.6889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342991" calcext:value-type="float">
            <text:p>0.0342991</text:p>
          </table:table-cell>
          <table:table-cell office:value-type="float" office:value="0.6889955" calcext:value-type="float">
            <text:p>0.6889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404991" calcext:value-type="float">
            <text:p>0.0404991</text:p>
          </table:table-cell>
          <table:table-cell office:value-type="float" office:value="0.6889955" calcext:value-type="float">
            <text:p>0.6889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466991" calcext:value-type="float">
            <text:p>0.0466991</text:p>
          </table:table-cell>
          <table:table-cell office:value-type="float" office:value="0.6889956" calcext:value-type="float">
            <text:p>0.6889956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528991" calcext:value-type="float">
            <text:p>0.0528991</text:p>
          </table:table-cell>
        </table:table-row>
        <table:table-row table:style-name="ro1">
          <table:table-cell office:value-type="string" calcext:value-type="string">
            <text:p>x_plus_1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36:07</text:p>
          </table:table-cell>
          <table:table-cell office:value-type="float" office:value="-0.0000869" calcext:value-type="float">
            <text:p>-0.0000869</text:p>
          </table:table-cell>
          <table:table-cell office:value-type="float" office:value="0.6930978" calcext:value-type="float">
            <text:p>0.6930978</text:p>
          </table:table-cell>
          <table:table-cell office:value-type="float" office:value="0.6930109" calcext:value-type="float">
            <text:p>0.6930109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384044" calcext:value-type="float">
            <text:p>0.0384044</text:p>
          </table:table-cell>
          <table:table-cell office:value-type="float" office:value="10" calcext:value-type="float">
            <text:p>10</text:p>
          </table:table-cell>
          <table:table-cell office:value-type="float" office:value="0.993019998073578" calcext:value-type="float">
            <text:p>0.993019998073578</text:p>
          </table:table-cell>
          <table:table-cell office:value-type="float" office:value="0.19554540514946" calcext:value-type="float">
            <text:p>0.19554540514946</text:p>
          </table:table-cell>
          <table:table-cell office:value-type="float" office:value="0.797474592924118" calcext:value-type="float">
            <text:p>0.797474592924118</text:p>
          </table:table-cell>
          <table:table-cell office:value-type="float" office:value="0.528631860017777" calcext:value-type="float">
            <text:p>0.528631860017777</text:p>
          </table:table-cell>
          <table:table-cell office:value-type="float" office:value="0.296176160832779" calcext:value-type="float">
            <text:p>0.296176160832779</text:p>
          </table:table-cell>
          <table:table-cell office:value-type="float" office:value="0.51380215883255" calcext:value-type="float">
            <text:p>0.51380215883255</text:p>
          </table:table-cell>
          <table:table-cell office:value-type="float" office:value="0.543461561203003" calcext:value-type="float">
            <text:p>0.543461561203003</text:p>
          </table:table-cell>
          <table:table-cell office:value-type="float" office:value="0.0296594023704528" calcext:value-type="float">
            <text:p>0.0296594023704528</text:p>
          </table:table-cell>
          <table:table-cell office:value-type="float" office:value="0.3850884" calcext:value-type="float">
            <text:p>0.3850884</text:p>
          </table:table-cell>
          <table:table-cell office:value-type="float" office:value="0.28331" calcext:value-type="float">
            <text:p>0.28331</text:p>
          </table:table-cell>
          <table:table-cell office:value-type="float" office:value="0.4305" calcext:value-type="float">
            <text:p>0.4305</text:p>
          </table:table-cell>
          <table:table-cell office:value-type="float" office:value="0.6747862" calcext:value-type="float">
            <text:p>0.6747862</text:p>
          </table:table-cell>
          <table:table-cell office:value-type="float" office:value="0.7953262" calcext:value-type="float">
            <text:p>0.7953262</text:p>
          </table:table-cell>
          <table:table-cell office:value-type="float" office:value="0.0119146" calcext:value-type="float">
            <text:p>0.0119146</text:p>
          </table:table-cell>
          <table:table-cell office:value-type="float" office:value="0.1955454" calcext:value-type="float">
            <text:p>0.1955454</text:p>
          </table:table-cell>
          <table:table-cell office:value-type="float" office:value="0.2451308" calcext:value-type="float">
            <text:p>0.2451308</text:p>
          </table:table-cell>
          <table:table-cell office:value-type="float" office:value="0.34686" calcext:value-type="float">
            <text:p>0.34686</text:p>
          </table:table-cell>
          <table:table-cell office:value-type="float" office:value="0.9367516" calcext:value-type="float">
            <text:p>0.9367516</text:p>
          </table:table-cell>
          <table:table-cell office:value-type="float" office:value="0.99302" calcext:value-type="float">
            <text:p>0.99302</text:p>
          </table:table-cell>
          <table:table-cell office:value-type="float" office:value="-0.0134808" calcext:value-type="float">
            <text:p>-0.0134808</text:p>
          </table:table-cell>
          <table:table-cell office:value-type="float" office:value="0.6961977" calcext:value-type="float">
            <text:p>0.6961977</text:p>
          </table:table-cell>
          <table:table-cell office:value-type="float" office:value="0.2472025" calcext:value-type="float">
            <text:p>0.2472025</text:p>
          </table:table-cell>
          <table:table-cell office:value-type="float" office:value="0.0219011" calcext:value-type="float">
            <text:p>0.0219011</text:p>
          </table:table-cell>
          <table:table-cell office:value-type="float" office:value="0.6961977" calcext:value-type="float">
            <text:p>0.6961977</text:p>
          </table:table-cell>
          <table:table-cell office:value-type="float" office:value="0.2472025" calcext:value-type="float">
            <text:p>0.2472025</text:p>
          </table:table-cell>
          <table:table-cell office:value-type="float" office:value="0.0281011" calcext:value-type="float">
            <text:p>0.0281011</text:p>
          </table:table-cell>
          <table:table-cell office:value-type="float" office:value="0.6961978" calcext:value-type="float">
            <text:p>0.6961978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343011" calcext:value-type="float">
            <text:p>0.0343011</text:p>
          </table:table-cell>
          <table:table-cell office:value-type="float" office:value="0.6961979" calcext:value-type="float">
            <text:p>0.6961979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405011" calcext:value-type="float">
            <text:p>0.0405011</text:p>
          </table:table-cell>
          <table:table-cell office:value-type="float" office:value="0.6961979" calcext:value-type="float">
            <text:p>0.6961979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467011" calcext:value-type="float">
            <text:p>0.0467011</text:p>
          </table:table-cell>
          <table:table-cell office:value-type="float" office:value="0.696198" calcext:value-type="float">
            <text:p>0.696198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529011" calcext:value-type="float">
            <text:p>0.0529011</text:p>
          </table:table-cell>
          <table:table-cell office:value-type="float" office:value="0.6899977" calcext:value-type="float">
            <text:p>0.6899977</text:p>
          </table:table-cell>
          <table:table-cell office:value-type="float" office:value="0.2472025" calcext:value-type="float">
            <text:p>0.2472025</text:p>
          </table:table-cell>
          <table:table-cell office:value-type="float" office:value="0.0219012" calcext:value-type="float">
            <text:p>0.0219012</text:p>
          </table:table-cell>
          <table:table-cell office:value-type="float" office:value="0.6899977" calcext:value-type="float">
            <text:p>0.6899977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281012" calcext:value-type="float">
            <text:p>0.0281012</text:p>
          </table:table-cell>
          <table:table-cell office:value-type="float" office:value="0.6899978" calcext:value-type="float">
            <text:p>0.6899978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343012" calcext:value-type="float">
            <text:p>0.0343012</text:p>
          </table:table-cell>
          <table:table-cell office:value-type="float" office:value="0.6899979" calcext:value-type="float">
            <text:p>0.6899979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405012" calcext:value-type="float">
            <text:p>0.0405012</text:p>
          </table:table-cell>
          <table:table-cell office:value-type="float" office:value="0.6899979" calcext:value-type="float">
            <text:p>0.6899979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467012" calcext:value-type="float">
            <text:p>0.0467012</text:p>
          </table:table-cell>
          <table:table-cell office:value-type="float" office:value="0.689998" calcext:value-type="float">
            <text:p>0.689998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529012" calcext:value-type="float">
            <text:p>0.0529012</text:p>
          </table:table-cell>
        </table:table-row>
        <table:table-row table:style-name="ro1">
          <table:table-cell office:value-type="string" calcext:value-type="string">
            <text:p>x_plus_2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36:20</text:p>
          </table:table-cell>
          <table:table-cell office:value-type="float" office:value="-0.0001847" calcext:value-type="float">
            <text:p>-0.0001847</text:p>
          </table:table-cell>
          <table:table-cell office:value-type="float" office:value="0.694092" calcext:value-type="float">
            <text:p>0.694092</text:p>
          </table:table-cell>
          <table:table-cell office:value-type="float" office:value="0.6939073" calcext:value-type="float">
            <text:p>0.6939073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383137" calcext:value-type="float">
            <text:p>0.0383137</text:p>
          </table:table-cell>
          <table:table-cell office:value-type="float" office:value="10" calcext:value-type="float">
            <text:p>10</text:p>
          </table:table-cell>
          <table:table-cell office:value-type="float" office:value="1.01721000671387" calcext:value-type="float">
            <text:p>1.01721000671387</text:p>
          </table:table-cell>
          <table:table-cell office:value-type="float" office:value="0.208665400743484" calcext:value-type="float">
            <text:p>0.208665400743484</text:p>
          </table:table-cell>
          <table:table-cell office:value-type="float" office:value="0.808544605970383" calcext:value-type="float">
            <text:p>0.808544605970383</text:p>
          </table:table-cell>
          <table:table-cell office:value-type="float" office:value="0.529082855582237" calcext:value-type="float">
            <text:p>0.529082855582237</text:p>
          </table:table-cell>
          <table:table-cell office:value-type="float" office:value="0.297318678636442" calcext:value-type="float">
            <text:p>0.297318678636442</text:p>
          </table:table-cell>
          <table:table-cell office:value-type="float" office:value="0.497566157579422" calcext:value-type="float">
            <text:p>0.497566157579422</text:p>
          </table:table-cell>
          <table:table-cell office:value-type="float" office:value="0.560599553585053" calcext:value-type="float">
            <text:p>0.560599553585053</text:p>
          </table:table-cell>
          <table:table-cell office:value-type="float" office:value="0.0630333960056305" calcext:value-type="float">
            <text:p>0.0630333960056305</text:p>
          </table:table-cell>
          <table:table-cell office:value-type="float" office:value="0.3912384" calcext:value-type="float">
            <text:p>0.3912384</text:p>
          </table:table-cell>
          <table:table-cell office:value-type="float" office:value="0.28331" calcext:value-type="float">
            <text:p>0.28331</text:p>
          </table:table-cell>
          <table:table-cell office:value-type="float" office:value="0.40631" calcext:value-type="float">
            <text:p>0.40631</text:p>
          </table:table-cell>
          <table:table-cell office:value-type="float" office:value="0.6473162" calcext:value-type="float">
            <text:p>0.6473162</text:p>
          </table:table-cell>
          <table:table-cell office:value-type="float" office:value="0.7596562" calcext:value-type="float">
            <text:p>0.7596562</text:p>
          </table:table-cell>
          <table:table-cell office:value-type="float" office:value="0.0123246" calcext:value-type="float">
            <text:p>0.0123246</text:p>
          </table:table-cell>
          <table:table-cell office:value-type="float" office:value="0.2086654" calcext:value-type="float">
            <text:p>0.2086654</text:p>
          </table:table-cell>
          <table:table-cell office:value-type="float" office:value="0.2562008" calcext:value-type="float">
            <text:p>0.2562008</text:p>
          </table:table-cell>
          <table:table-cell office:value-type="float" office:value="0.35711" calcext:value-type="float">
            <text:p>0.35711</text:p>
          </table:table-cell>
          <table:table-cell office:value-type="float" office:value="0.9638116" calcext:value-type="float">
            <text:p>0.9638116</text:p>
          </table:table-cell>
          <table:table-cell office:value-type="float" office:value="1.01721" calcext:value-type="float">
            <text:p>1.01721</text:p>
          </table:table-cell>
          <table:table-cell office:value-type="float" office:value="-0.0130708" calcext:value-type="float">
            <text:p>-0.0130708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218996" calcext:value-type="float">
            <text:p>0.0218996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280996" calcext:value-type="float">
            <text:p>0.0280996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342996" calcext:value-type="float">
            <text:p>0.0342996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404996" calcext:value-type="float">
            <text:p>0.0404996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466996" calcext:value-type="float">
            <text:p>0.0466996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528996" calcext:value-type="float">
            <text:p>0.0528996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218995" calcext:value-type="float">
            <text:p>0.0218995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280995" calcext:value-type="float">
            <text:p>0.0280995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342995" calcext:value-type="float">
            <text:p>0.0342995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404995" calcext:value-type="float">
            <text:p>0.0404995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466995" calcext:value-type="float">
            <text:p>0.0466995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528995" calcext:value-type="float">
            <text:p>0.0528995</text:p>
          </table:table-cell>
        </table:table-row>
        <table:table-row table:style-name="ro1">
          <table:table-cell office:value-type="string" calcext:value-type="string">
            <text:p>x_plus_3</text:p>
          </table:table-cell>
          <table:table-cell office:value-type="float" office:value="0.003" calcext:value-type="float">
            <text:p>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36:33</text:p>
          </table:table-cell>
          <table:table-cell office:value-type="float" office:value="-0.0004703" calcext:value-type="float">
            <text:p>-0.0004703</text:p>
          </table:table-cell>
          <table:table-cell office:value-type="float" office:value="0.6950979" calcext:value-type="float">
            <text:p>0.6950979</text:p>
          </table:table-cell>
          <table:table-cell office:value-type="float" office:value="0.6946275" calcext:value-type="float">
            <text:p>0.6946275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381581" calcext:value-type="float">
            <text:p>0.0381581</text:p>
          </table:table-cell>
          <table:table-cell office:value-type="float" office:value="10" calcext:value-type="float">
            <text:p>10</text:p>
          </table:table-cell>
          <table:table-cell office:value-type="float" office:value="1.04130160808563" calcext:value-type="float">
            <text:p>1.04130160808563</text:p>
          </table:table-cell>
          <table:table-cell office:value-type="float" office:value="0.223039999604225" calcext:value-type="float">
            <text:p>0.223039999604225</text:p>
          </table:table-cell>
          <table:table-cell office:value-type="float" office:value="0.818261608481407" calcext:value-type="float">
            <text:p>0.818261608481407</text:p>
          </table:table-cell>
          <table:table-cell office:value-type="float" office:value="0.529615859687328" calcext:value-type="float">
            <text:p>0.529615859687328</text:p>
          </table:table-cell>
          <table:table-cell office:value-type="float" office:value="0.304867771170743" calcext:value-type="float">
            <text:p>0.304867771170743</text:p>
          </table:table-cell>
          <table:table-cell office:value-type="float" office:value="0.449268159270287" calcext:value-type="float">
            <text:p>0.449268159270287</text:p>
          </table:table-cell>
          <table:table-cell office:value-type="float" office:value="0.60996356010437" calcext:value-type="float">
            <text:p>0.60996356010437</text:p>
          </table:table-cell>
          <table:table-cell office:value-type="float" office:value="0.160695400834084" calcext:value-type="float">
            <text:p>0.160695400834084</text:p>
          </table:table-cell>
          <table:table-cell office:value-type="float" office:value="0.3715584" calcext:value-type="float">
            <text:p>0.3715584</text:p>
          </table:table-cell>
          <table:table-cell office:value-type="float" office:value="0.22304" calcext:value-type="float">
            <text:p>0.22304</text:p>
          </table:table-cell>
          <table:table-cell office:value-type="float" office:value="0.3649" calcext:value-type="float">
            <text:p>0.3649</text:p>
          </table:table-cell>
          <table:table-cell office:value-type="float" office:value="0.6132862" calcext:value-type="float">
            <text:p>0.6132862</text:p>
          </table:table-cell>
          <table:table-cell office:value-type="float" office:value="0.6735562" calcext:value-type="float">
            <text:p>0.6735562</text:p>
          </table:table-cell>
          <table:table-cell office:value-type="float" office:value="0.0127346" calcext:value-type="float">
            <text:p>0.0127346</text:p>
          </table:table-cell>
          <table:table-cell office:value-type="float" office:value="0.2554054" calcext:value-type="float">
            <text:p>0.2554054</text:p>
          </table:table-cell>
          <table:table-cell office:value-type="float" office:value="0.3037608" calcext:value-type="float">
            <text:p>0.3037608</text:p>
          </table:table-cell>
          <table:table-cell office:value-type="float" office:value="0.40959" calcext:value-type="float">
            <text:p>0.40959</text:p>
          </table:table-cell>
          <table:table-cell office:value-type="float" office:value="1.0413016" calcext:value-type="float">
            <text:p>1.0413016</text:p>
          </table:table-cell>
          <table:table-cell office:value-type="float" office:value="1.03976" calcext:value-type="float">
            <text:p>1.03976</text:p>
          </table:table-cell>
          <table:table-cell office:value-type="float" office:value="-0.0134808" calcext:value-type="float">
            <text:p>-0.0134808</text:p>
          </table:table-cell>
          <table:table-cell office:value-type="float" office:value="0.6981979" calcext:value-type="float">
            <text:p>0.6981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218944" calcext:value-type="float">
            <text:p>0.0218944</text:p>
          </table:table-cell>
          <table:table-cell office:value-type="float" office:value="0.6981979" calcext:value-type="float">
            <text:p>0.6981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280944" calcext:value-type="float">
            <text:p>0.0280944</text:p>
          </table:table-cell>
          <table:table-cell office:value-type="float" office:value="0.6981979" calcext:value-type="float">
            <text:p>0.6981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342944" calcext:value-type="float">
            <text:p>0.0342944</text:p>
          </table:table-cell>
          <table:table-cell office:value-type="float" office:value="0.6981978" calcext:value-type="float">
            <text:p>0.6981978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404944" calcext:value-type="float">
            <text:p>0.0404944</text:p>
          </table:table-cell>
          <table:table-cell office:value-type="float" office:value="0.6981978" calcext:value-type="float">
            <text:p>0.6981978</text:p>
          </table:table-cell>
          <table:table-cell office:value-type="float" office:value="0.2472325" calcext:value-type="float">
            <text:p>0.2472325</text:p>
          </table:table-cell>
          <table:table-cell office:value-type="float" office:value="0.0466944" calcext:value-type="float">
            <text:p>0.0466944</text:p>
          </table:table-cell>
          <table:table-cell office:value-type="float" office:value="0.6981978" calcext:value-type="float">
            <text:p>0.6981978</text:p>
          </table:table-cell>
          <table:table-cell office:value-type="float" office:value="0.2472325" calcext:value-type="float">
            <text:p>0.2472325</text:p>
          </table:table-cell>
          <table:table-cell office:value-type="float" office:value="0.0528944" calcext:value-type="float">
            <text:p>0.0528944</text:p>
          </table:table-cell>
          <table:table-cell office:value-type="float" office:value="0.6919979" calcext:value-type="float">
            <text:p>0.6919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218944" calcext:value-type="float">
            <text:p>0.0218944</text:p>
          </table:table-cell>
          <table:table-cell office:value-type="float" office:value="0.6919979" calcext:value-type="float">
            <text:p>0.6919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280944" calcext:value-type="float">
            <text:p>0.0280944</text:p>
          </table:table-cell>
          <table:table-cell office:value-type="float" office:value="0.6919979" calcext:value-type="float">
            <text:p>0.6919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342944" calcext:value-type="float">
            <text:p>0.0342944</text:p>
          </table:table-cell>
          <table:table-cell office:value-type="float" office:value="0.6919978" calcext:value-type="float">
            <text:p>0.6919978</text:p>
          </table:table-cell>
          <table:table-cell office:value-type="float" office:value="0.2472325" calcext:value-type="float">
            <text:p>0.2472325</text:p>
          </table:table-cell>
          <table:table-cell office:value-type="float" office:value="0.0404944" calcext:value-type="float">
            <text:p>0.0404944</text:p>
          </table:table-cell>
          <table:table-cell office:value-type="float" office:value="0.6919978" calcext:value-type="float">
            <text:p>0.6919978</text:p>
          </table:table-cell>
          <table:table-cell office:value-type="float" office:value="0.2472325" calcext:value-type="float">
            <text:p>0.2472325</text:p>
          </table:table-cell>
          <table:table-cell office:value-type="float" office:value="0.0466944" calcext:value-type="float">
            <text:p>0.0466944</text:p>
          </table:table-cell>
          <table:table-cell office:value-type="float" office:value="0.6919978" calcext:value-type="float">
            <text:p>0.6919978</text:p>
          </table:table-cell>
          <table:table-cell office:value-type="float" office:value="0.2472325" calcext:value-type="float">
            <text:p>0.2472325</text:p>
          </table:table-cell>
          <table:table-cell office:value-type="float" office:value="0.0528944" calcext:value-type="float">
            <text:p>0.0528944</text:p>
          </table:table-cell>
        </table:table-row>
        <table:table-row table:style-name="ro1">
          <table:table-cell office:value-type="string" calcext:value-type="string">
            <text:p>x_plus_4</text:p>
          </table:table-cell>
          <table:table-cell office:value-type="float" office:value="0.004" calcext:value-type="float">
            <text:p>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36:46</text:p>
          </table:table-cell>
          <table:table-cell office:value-type="float" office:value="-0.0009188" calcext:value-type="float">
            <text:p>-0.0009188</text:p>
          </table:table-cell>
          <table:table-cell office:value-type="float" office:value="0.6960968" calcext:value-type="float">
            <text:p>0.6960968</text:p>
          </table:table-cell>
          <table:table-cell office:value-type="float" office:value="0.695178" calcext:value-type="float">
            <text:p>0.69517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377257" calcext:value-type="float">
            <text:p>0.0377257</text:p>
          </table:table-cell>
          <table:table-cell office:value-type="float" office:value="10" calcext:value-type="float">
            <text:p>10</text:p>
          </table:table-cell>
          <table:table-cell office:value-type="float" office:value="1.15159165859222" calcext:value-type="float">
            <text:p>1.15159165859222</text:p>
          </table:table-cell>
          <table:table-cell office:value-type="float" office:value="0.1980299949646" calcext:value-type="float">
            <text:p>0.1980299949646</text:p>
          </table:table-cell>
          <table:table-cell office:value-type="float" office:value="0.953561663627625" calcext:value-type="float">
            <text:p>0.953561663627625</text:p>
          </table:table-cell>
          <table:table-cell office:value-type="float" office:value="0.523137867450714" calcext:value-type="float">
            <text:p>0.523137867450714</text:p>
          </table:table-cell>
          <table:table-cell office:value-type="float" office:value="0.320705343904269" calcext:value-type="float">
            <text:p>0.320705343904269</text:p>
          </table:table-cell>
          <table:table-cell office:value-type="float" office:value="0.368088155984879" calcext:value-type="float">
            <text:p>0.368088155984879</text:p>
          </table:table-cell>
          <table:table-cell office:value-type="float" office:value="0.67818757891655" calcext:value-type="float">
            <text:p>0.67818757891655</text:p>
          </table:table-cell>
          <table:table-cell office:value-type="float" office:value="0.310099422931671" calcext:value-type="float">
            <text:p>0.310099422931671</text:p>
          </table:table-cell>
          <table:table-cell office:value-type="float" office:value="0.3252284" calcext:value-type="float">
            <text:p>0.3252284</text:p>
          </table:table-cell>
          <table:table-cell office:value-type="float" office:value="0.19803" calcext:value-type="float">
            <text:p>0.19803</text:p>
          </table:table-cell>
          <table:table-cell office:value-type="float" office:value="0.32226" calcext:value-type="float">
            <text:p>0.32226</text:p>
          </table:table-cell>
          <table:table-cell office:value-type="float" office:value="0.4849562" calcext:value-type="float">
            <text:p>0.4849562</text:p>
          </table:table-cell>
          <table:table-cell office:value-type="float" office:value="0.5099662" calcext:value-type="float">
            <text:p>0.5099662</text:p>
          </table:table-cell>
          <table:table-cell office:value-type="float" office:value="0.0127346" calcext:value-type="float">
            <text:p>0.0127346</text:p>
          </table:table-cell>
          <table:table-cell office:value-type="float" office:value="0.3238754" calcext:value-type="float">
            <text:p>0.3238754</text:p>
          </table:table-cell>
          <table:table-cell office:value-type="float" office:value="0.3800208" calcext:value-type="float">
            <text:p>0.3800208</text:p>
          </table:table-cell>
          <table:table-cell office:value-type="float" office:value="0.48134" calcext:value-type="float">
            <text:p>0.48134</text:p>
          </table:table-cell>
          <table:table-cell office:value-type="float" office:value="1.1515917" calcext:value-type="float">
            <text:p>1.1515917</text:p>
          </table:table-cell>
          <table:table-cell office:value-type="float" office:value="1.0541101" calcext:value-type="float">
            <text:p>1.0541101</text:p>
          </table:table-cell>
          <table:table-cell office:value-type="float" office:value="-0.0130708" calcext:value-type="float">
            <text:p>-0.0130708</text:p>
          </table:table-cell>
          <table:table-cell office:value-type="float" office:value="0.6991968" calcext:value-type="float">
            <text:p>0.6991968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19025" calcext:value-type="float">
            <text:p>0.0219025</text:p>
          </table:table-cell>
          <table:table-cell office:value-type="float" office:value="0.6991968" calcext:value-type="float">
            <text:p>0.6991968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81025" calcext:value-type="float">
            <text:p>0.0281025</text:p>
          </table:table-cell>
          <table:table-cell office:value-type="float" office:value="0.6991968" calcext:value-type="float">
            <text:p>0.6991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343025" calcext:value-type="float">
            <text:p>0.0343025</text:p>
          </table:table-cell>
          <table:table-cell office:value-type="float" office:value="0.6991968" calcext:value-type="float">
            <text:p>0.6991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405025" calcext:value-type="float">
            <text:p>0.0405025</text:p>
          </table:table-cell>
          <table:table-cell office:value-type="float" office:value="0.6991969" calcext:value-type="float">
            <text:p>0.6991969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467025" calcext:value-type="float">
            <text:p>0.0467025</text:p>
          </table:table-cell>
          <table:table-cell office:value-type="float" office:value="0.6991969" calcext:value-type="float">
            <text:p>0.6991969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529025" calcext:value-type="float">
            <text:p>0.0529025</text:p>
          </table:table-cell>
          <table:table-cell office:value-type="float" office:value="0.6929968" calcext:value-type="float">
            <text:p>0.6929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219025" calcext:value-type="float">
            <text:p>0.0219025</text:p>
          </table:table-cell>
          <table:table-cell office:value-type="float" office:value="0.6929968" calcext:value-type="float">
            <text:p>0.6929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281025" calcext:value-type="float">
            <text:p>0.0281025</text:p>
          </table:table-cell>
          <table:table-cell office:value-type="float" office:value="0.6929968" calcext:value-type="float">
            <text:p>0.6929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343025" calcext:value-type="float">
            <text:p>0.0343025</text:p>
          </table:table-cell>
          <table:table-cell office:value-type="float" office:value="0.6929968" calcext:value-type="float">
            <text:p>0.6929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405025" calcext:value-type="float">
            <text:p>0.0405025</text:p>
          </table:table-cell>
          <table:table-cell office:value-type="float" office:value="0.6929969" calcext:value-type="float">
            <text:p>0.6929969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467025" calcext:value-type="float">
            <text:p>0.0467025</text:p>
          </table:table-cell>
          <table:table-cell office:value-type="float" office:value="0.6929969" calcext:value-type="float">
            <text:p>0.6929969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529025" calcext:value-type="float">
            <text:p>0.0529025</text:p>
          </table:table-cell>
        </table:table-row>
        <table:table-row table:style-name="ro1">
          <table:table-cell office:value-type="string" calcext:value-type="string">
            <text:p>x_plus_5</text:p>
          </table:table-cell>
          <table:table-cell office:value-type="float" office:value="0.005" calcext:value-type="float">
            <text:p>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36:59</text:p>
          </table:table-cell>
          <table:table-cell office:value-type="float" office:value="-0.0012972" calcext:value-type="float">
            <text:p>-0.0012972</text:p>
          </table:table-cell>
          <table:table-cell office:value-type="float" office:value="0.6970985" calcext:value-type="float">
            <text:p>0.6970985</text:p>
          </table:table-cell>
          <table:table-cell office:value-type="float" office:value="0.6958013" calcext:value-type="float">
            <text:p>0.6958013</text:p>
          </table:table-cell>
          <table:table-cell office:value-type="float" office:value="0.2472028" calcext:value-type="float">
            <text:p>0.2472028</text:p>
          </table:table-cell>
          <table:table-cell office:value-type="float" office:value="0.0376105" calcext:value-type="float">
            <text:p>0.0376105</text:p>
          </table:table-cell>
          <table:table-cell office:value-type="float" office:value="10" calcext:value-type="float">
            <text:p>10</text:p>
          </table:table-cell>
          <table:table-cell office:value-type="float" office:value="1.2504016160965" calcext:value-type="float">
            <text:p>1.2504016160965</text:p>
          </table:table-cell>
          <table:table-cell office:value-type="float" office:value="0.172609999775887" calcext:value-type="float">
            <text:p>0.172609999775887</text:p>
          </table:table-cell>
          <table:table-cell office:value-type="float" office:value="1.07779161632061" calcext:value-type="float">
            <text:p>1.07779161632061</text:p>
          </table:table-cell>
          <table:table-cell office:value-type="float" office:value="0.513379861414432" calcext:value-type="float">
            <text:p>0.513379861414432</text:p>
          </table:table-cell>
          <table:table-cell office:value-type="float" office:value="0.360936963479779" calcext:value-type="float">
            <text:p>0.360936963479779</text:p>
          </table:table-cell>
          <table:table-cell office:value-type="float" office:value="0.298552158474922" calcext:value-type="float">
            <text:p>0.298552158474922</text:p>
          </table:table-cell>
          <table:table-cell office:value-type="float" office:value="0.728207564353943" calcext:value-type="float">
            <text:p>0.728207564353943</text:p>
          </table:table-cell>
          <table:table-cell office:value-type="float" office:value="0.429655405879021" calcext:value-type="float">
            <text:p>0.429655405879021</text:p>
          </table:table-cell>
          <table:table-cell office:value-type="float" office:value="0.2723384" calcext:value-type="float">
            <text:p>0.2723384</text:p>
          </table:table-cell>
          <table:table-cell office:value-type="float" office:value="0.17261" calcext:value-type="float">
            <text:p>0.17261</text:p>
          </table:table-cell>
          <table:table-cell office:value-type="float" office:value="0.28413" calcext:value-type="float">
            <text:p>0.28413</text:p>
          </table:table-cell>
          <table:table-cell office:value-type="float" office:value="0.3754862" calcext:value-type="float">
            <text:p>0.3754862</text:p>
          </table:table-cell>
          <table:table-cell office:value-type="float" office:value="0.3881962" calcext:value-type="float">
            <text:p>0.3881962</text:p>
          </table:table-cell>
          <table:table-cell office:value-type="float" office:value="0.0110946" calcext:value-type="float">
            <text:p>0.0110946</text:p>
          </table:table-cell>
          <table:table-cell office:value-type="float" office:value="0.3542154" calcext:value-type="float">
            <text:p>0.3542154</text:p>
          </table:table-cell>
          <table:table-cell office:value-type="float" office:value="0.4202008" calcext:value-type="float">
            <text:p>0.4202008</text:p>
          </table:table-cell>
          <table:table-cell office:value-type="float" office:value="0.52521" calcext:value-type="float">
            <text:p>0.52521</text:p>
          </table:table-cell>
          <table:table-cell office:value-type="float" office:value="1.2504016" calcext:value-type="float">
            <text:p>1.2504016</text:p>
          </table:table-cell>
          <table:table-cell office:value-type="float" office:value="1.09101" calcext:value-type="float">
            <text:p>1.09101</text:p>
          </table:table-cell>
          <table:table-cell office:value-type="float" office:value="-0.0118408" calcext:value-type="float">
            <text:p>-0.0118408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9" calcext:value-type="float">
            <text:p>0.2472029</text:p>
          </table:table-cell>
          <table:table-cell office:value-type="float" office:value="0.0219034" calcext:value-type="float">
            <text:p>0.0219034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9" calcext:value-type="float">
            <text:p>0.2472029</text:p>
          </table:table-cell>
          <table:table-cell office:value-type="float" office:value="0.0281034" calcext:value-type="float">
            <text:p>0.0281034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8" calcext:value-type="float">
            <text:p>0.2472028</text:p>
          </table:table-cell>
          <table:table-cell office:value-type="float" office:value="0.0343034" calcext:value-type="float">
            <text:p>0.0343034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8" calcext:value-type="float">
            <text:p>0.2472028</text:p>
          </table:table-cell>
          <table:table-cell office:value-type="float" office:value="0.0405034" calcext:value-type="float">
            <text:p>0.0405034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7" calcext:value-type="float">
            <text:p>0.2472027</text:p>
          </table:table-cell>
          <table:table-cell office:value-type="float" office:value="0.0467034" calcext:value-type="float">
            <text:p>0.0467034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7" calcext:value-type="float">
            <text:p>0.2472027</text:p>
          </table:table-cell>
          <table:table-cell office:value-type="float" office:value="0.0529034" calcext:value-type="float">
            <text:p>0.0529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9" calcext:value-type="float">
            <text:p>0.2472029</text:p>
          </table:table-cell>
          <table:table-cell office:value-type="float" office:value="0.0219034" calcext:value-type="float">
            <text:p>0.0219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9" calcext:value-type="float">
            <text:p>0.2472029</text:p>
          </table:table-cell>
          <table:table-cell office:value-type="float" office:value="0.0281034" calcext:value-type="float">
            <text:p>0.0281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8" calcext:value-type="float">
            <text:p>0.2472028</text:p>
          </table:table-cell>
          <table:table-cell office:value-type="float" office:value="0.0343034" calcext:value-type="float">
            <text:p>0.0343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8" calcext:value-type="float">
            <text:p>0.2472028</text:p>
          </table:table-cell>
          <table:table-cell office:value-type="float" office:value="0.0405034" calcext:value-type="float">
            <text:p>0.0405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7" calcext:value-type="float">
            <text:p>0.2472027</text:p>
          </table:table-cell>
          <table:table-cell office:value-type="float" office:value="0.0467034" calcext:value-type="float">
            <text:p>0.0467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7" calcext:value-type="float">
            <text:p>0.2472027</text:p>
          </table:table-cell>
          <table:table-cell office:value-type="float" office:value="0.0529034" calcext:value-type="float">
            <text:p>0.0529034</text:p>
          </table:table-cell>
        </table:table-row>
        <table:table-row table:style-name="ro1">
          <table:table-cell office:value-type="string" calcext:value-type="string">
            <text:p>x_plus_6</text:p>
          </table:table-cell>
          <table:table-cell office:value-type="float" office:value="0.006" calcext:value-type="float">
            <text:p>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37:12</text:p>
          </table:table-cell>
          <table:table-cell office:value-type="float" office:value="-0.0015992" calcext:value-type="float">
            <text:p>-0.0015992</text:p>
          </table:table-cell>
          <table:table-cell office:value-type="float" office:value="0.6980925" calcext:value-type="float">
            <text:p>0.6980925</text:p>
          </table:table-cell>
          <table:table-cell office:value-type="float" office:value="0.6964933" calcext:value-type="float">
            <text:p>0.6964933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374828" calcext:value-type="float">
            <text:p>0.0374828</text:p>
          </table:table-cell>
          <table:table-cell office:value-type="float" office:value="10" calcext:value-type="float">
            <text:p>10</text:p>
          </table:table-cell>
          <table:table-cell office:value-type="float" office:value="1.32379162311554" calcext:value-type="float">
            <text:p>1.32379162311554</text:p>
          </table:table-cell>
          <table:table-cell office:value-type="float" office:value="0.149649992585182" calcext:value-type="float">
            <text:p>0.149649992585182</text:p>
          </table:table-cell>
          <table:table-cell office:value-type="float" office:value="1.17414163053036" calcext:value-type="float">
            <text:p>1.17414163053036</text:p>
          </table:table-cell>
          <table:table-cell office:value-type="float" office:value="0.502022871375084" calcext:value-type="float">
            <text:p>0.502022871375084</text:p>
          </table:table-cell>
          <table:table-cell office:value-type="float" office:value="0.397303571336652" calcext:value-type="float">
            <text:p>0.397303571336652</text:p>
          </table:table-cell>
          <table:table-cell office:value-type="float" office:value="0.243038159608841" calcext:value-type="float">
            <text:p>0.243038159608841</text:p>
          </table:table-cell>
          <table:table-cell office:value-type="float" office:value="0.761007583141327" calcext:value-type="float">
            <text:p>0.761007583141327</text:p>
          </table:table-cell>
          <table:table-cell office:value-type="float" office:value="0.517969423532486" calcext:value-type="float">
            <text:p>0.517969423532486</text:p>
          </table:table-cell>
          <table:table-cell office:value-type="float" office:value="0.2465084" calcext:value-type="float">
            <text:p>0.2465084</text:p>
          </table:table-cell>
          <table:table-cell office:value-type="float" office:value="0.14965" calcext:value-type="float">
            <text:p>0.14965</text:p>
          </table:table-cell>
          <table:table-cell office:value-type="float" office:value="0.24436" calcext:value-type="float">
            <text:p>0.24436</text:p>
          </table:table-cell>
          <table:table-cell office:value-type="float" office:value="0.2811862" calcext:value-type="float">
            <text:p>0.2811862</text:p>
          </table:table-cell>
          <table:table-cell office:value-type="float" office:value="0.2934862" calcext:value-type="float">
            <text:p>0.2934862</text:p>
          </table:table-cell>
          <table:table-cell office:value-type="float" office:value="0.0123246" calcext:value-type="float">
            <text:p>0.0123246</text:p>
          </table:table-cell>
          <table:table-cell office:value-type="float" office:value="0.3800454" calcext:value-type="float">
            <text:p>0.3800454</text:p>
          </table:table-cell>
          <table:table-cell office:value-type="float" office:value="0.4439808" calcext:value-type="float">
            <text:p>0.4439808</text:p>
          </table:table-cell>
          <table:table-cell office:value-type="float" office:value="0.54079" calcext:value-type="float">
            <text:p>0.54079</text:p>
          </table:table-cell>
          <table:table-cell office:value-type="float" office:value="1.3237916" calcext:value-type="float">
            <text:p>1.3237916</text:p>
          </table:table-cell>
          <table:table-cell office:value-type="float" office:value="1.11643" calcext:value-type="float">
            <text:p>1.11643</text:p>
          </table:table-cell>
          <table:table-cell office:value-type="float" office:value="-0.0122508" calcext:value-type="float">
            <text:p>-0.0122508</text:p>
          </table:table-cell>
          <table:table-cell office:value-type="float" office:value="0.7011924" calcext:value-type="float">
            <text:p>0.701192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18988" calcext:value-type="float">
            <text:p>0.0218988</text:p>
          </table:table-cell>
          <table:table-cell office:value-type="float" office:value="0.7011925" calcext:value-type="float">
            <text:p>0.7011925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80988" calcext:value-type="float">
            <text:p>0.0280988</text:p>
          </table:table-cell>
          <table:table-cell office:value-type="float" office:value="0.7011925" calcext:value-type="float">
            <text:p>0.7011925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342988" calcext:value-type="float">
            <text:p>0.0342988</text:p>
          </table:table-cell>
          <table:table-cell office:value-type="float" office:value="0.7011925" calcext:value-type="float">
            <text:p>0.7011925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404988" calcext:value-type="float">
            <text:p>0.0404988</text:p>
          </table:table-cell>
          <table:table-cell office:value-type="float" office:value="0.7011925" calcext:value-type="float">
            <text:p>0.7011925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466988" calcext:value-type="float">
            <text:p>0.0466988</text:p>
          </table:table-cell>
          <table:table-cell office:value-type="float" office:value="0.7011926" calcext:value-type="float">
            <text:p>0.7011926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528988" calcext:value-type="float">
            <text:p>0.0528988</text:p>
          </table:table-cell>
          <table:table-cell office:value-type="float" office:value="0.6949924" calcext:value-type="float">
            <text:p>0.694992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18988" calcext:value-type="float">
            <text:p>0.0218988</text:p>
          </table:table-cell>
          <table:table-cell office:value-type="float" office:value="0.6949925" calcext:value-type="float">
            <text:p>0.6949925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80988" calcext:value-type="float">
            <text:p>0.0280988</text:p>
          </table:table-cell>
          <table:table-cell office:value-type="float" office:value="0.6949925" calcext:value-type="float">
            <text:p>0.6949925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342988" calcext:value-type="float">
            <text:p>0.0342988</text:p>
          </table:table-cell>
          <table:table-cell office:value-type="float" office:value="0.6949925" calcext:value-type="float">
            <text:p>0.6949925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404988" calcext:value-type="float">
            <text:p>0.0404988</text:p>
          </table:table-cell>
          <table:table-cell office:value-type="float" office:value="0.6949925" calcext:value-type="float">
            <text:p>0.6949925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466988" calcext:value-type="float">
            <text:p>0.0466988</text:p>
          </table:table-cell>
          <table:table-cell office:value-type="float" office:value="0.6949926" calcext:value-type="float">
            <text:p>0.6949926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528988" calcext:value-type="float">
            <text:p>0.0528988</text:p>
          </table:table-cell>
        </table:table-row>
        <table:table-row table:style-name="ro1">
          <table:table-cell office:value-type="string" calcext:value-type="string">
            <text:p>x_plus_7</text:p>
          </table:table-cell>
          <table:table-cell office:value-type="float" office:value="0.007" calcext:value-type="float">
            <text:p>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37:25</text:p>
          </table:table-cell>
          <table:table-cell office:value-type="float" office:value="-0.0021316" calcext:value-type="float">
            <text:p>-0.0021316</text:p>
          </table:table-cell>
          <table:table-cell office:value-type="float" office:value="0.6991054" calcext:value-type="float">
            <text:p>0.6991054</text:p>
          </table:table-cell>
          <table:table-cell office:value-type="float" office:value="0.6969738" calcext:value-type="float">
            <text:p>0.6969738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374941" calcext:value-type="float">
            <text:p>0.0374941</text:p>
          </table:table-cell>
          <table:table-cell office:value-type="float" office:value="9" calcext:value-type="float">
            <text:p>9</text:p>
          </table:table-cell>
          <table:table-cell office:value-type="float" office:value="1.44720160961151" calcext:value-type="float">
            <text:p>1.44720160961151</text:p>
          </table:table-cell>
          <table:table-cell office:value-type="float" office:value="0.0619099996984005" calcext:value-type="float">
            <text:p>0.0619099996984005</text:p>
          </table:table-cell>
          <table:table-cell office:value-type="float" office:value="1.38529160991311" calcext:value-type="float">
            <text:p>1.38529160991311</text:p>
          </table:table-cell>
          <table:table-cell office:value-type="float" office:value="0.48759085945785" calcext:value-type="float">
            <text:p>0.48759085945785</text:p>
          </table:table-cell>
          <table:table-cell office:value-type="float" office:value="0.449881674160502" calcext:value-type="float">
            <text:p>0.449881674160502</text:p>
          </table:table-cell>
          <table:table-cell office:value-type="float" office:value="0.162760158628225" calcext:value-type="float">
            <text:p>0.162760158628225</text:p>
          </table:table-cell>
          <table:table-cell office:value-type="float" office:value="0.812421560287476" calcext:value-type="float">
            <text:p>0.812421560287476</text:p>
          </table:table-cell>
          <table:table-cell office:value-type="float" office:value="0.64966140165925" calcext:value-type="float">
            <text:p>0.64966140165925</text:p>
          </table:table-cell>
          <table:table-cell office:value-type="float" office:value="0.1829584" calcext:value-type="float">
            <text:p>0.1829584</text:p>
          </table:table-cell>
          <table:table-cell office:value-type="float" office:value="0.06191" calcext:value-type="float">
            <text:p>0.06191</text:p>
          </table:table-cell>
          <table:table-cell office:value-type="float" office:value="0.14965" calcext:value-type="float">
            <text:p>0.14965</text:p>
          </table:table-cell>
          <table:table-cell office:value-type="float" office:value="0.1967262" calcext:value-type="float">
            <text:p>0.1967262</text:p>
          </table:table-cell>
          <table:table-cell office:value-type="float" office:value="0.2225562" calcext:value-type="float">
            <text:p>0.2225562</text:p>
          </table:table-cell>
          <table:table-cell office:value-type="float" office:value="0.0131446" calcext:value-type="float">
            <text:p>0.0131446</text:p>
          </table:table-cell>
          <table:table-cell office:value-type="float" office:value="0.4456454" calcext:value-type="float">
            <text:p>0.4456454</text:p>
          </table:table-cell>
          <table:table-cell office:value-type="float" office:value="0.5017908" calcext:value-type="float">
            <text:p>0.5017908</text:p>
          </table:table-cell>
          <table:table-cell office:value-type="float" office:value="0.59286" calcext:value-type="float">
            <text:p>0.59286</text:p>
          </table:table-cell>
          <table:table-cell office:value-type="float" office:value="1.4472016" calcext:value-type="float">
            <text:p>1.4472016</text:p>
          </table:table-cell>
          <table:table-cell office:value-type="float" office:value="1.07461" calcext:value-type="float">
            <text:p>1.07461</text:p>
          </table:table-cell>
          <table:table-cell office:value-type="float" office:value="-0.0118408" calcext:value-type="float">
            <text:p>-0.0118408</text:p>
          </table:table-cell>
          <table:table-cell office:value-type="float" office:value="0.7022053" calcext:value-type="float">
            <text:p>0.7022053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21901" calcext:value-type="float">
            <text:p>0.021901</text:p>
          </table:table-cell>
          <table:table-cell office:value-type="float" office:value="0.7022053" calcext:value-type="float">
            <text:p>0.7022053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28101" calcext:value-type="float">
            <text:p>0.028101</text:p>
          </table:table-cell>
          <table:table-cell office:value-type="float" office:value="0.7022054" calcext:value-type="float">
            <text:p>0.7022054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34301" calcext:value-type="float">
            <text:p>0.034301</text:p>
          </table:table-cell>
          <table:table-cell office:value-type="float" office:value="0.7022054" calcext:value-type="float">
            <text:p>0.7022054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40501" calcext:value-type="float">
            <text:p>0.040501</text:p>
          </table:table-cell>
          <table:table-cell office:value-type="float" office:value="0.7022055" calcext:value-type="float">
            <text:p>0.7022055</text:p>
          </table:table-cell>
          <table:table-cell office:value-type="float" office:value="0.2472127" calcext:value-type="float">
            <text:p>0.2472127</text:p>
          </table:table-cell>
          <table:table-cell office:value-type="float" office:value="0.046701" calcext:value-type="float">
            <text:p>0.046701</text:p>
          </table:table-cell>
          <table:table-cell office:value-type="float" office:value="0.7022055" calcext:value-type="float">
            <text:p>0.7022055</text:p>
          </table:table-cell>
          <table:table-cell office:value-type="float" office:value="0.2472127" calcext:value-type="float">
            <text:p>0.2472127</text:p>
          </table:table-cell>
          <table:table-cell office:value-type="float" office:value="0.052901" calcext:value-type="float">
            <text:p>0.052901</text:p>
          </table:table-cell>
          <table:table-cell office:value-type="float" office:value="0.6960053" calcext:value-type="float">
            <text:p>0.6960053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21901" calcext:value-type="float">
            <text:p>0.021901</text:p>
          </table:table-cell>
          <table:table-cell office:value-type="float" office:value="0.6960053" calcext:value-type="float">
            <text:p>0.6960053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28101" calcext:value-type="float">
            <text:p>0.028101</text:p>
          </table:table-cell>
          <table:table-cell office:value-type="float" office:value="0.6960054" calcext:value-type="float">
            <text:p>0.6960054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34301" calcext:value-type="float">
            <text:p>0.034301</text:p>
          </table:table-cell>
          <table:table-cell office:value-type="float" office:value="0.6960054" calcext:value-type="float">
            <text:p>0.6960054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40501" calcext:value-type="float">
            <text:p>0.040501</text:p>
          </table:table-cell>
          <table:table-cell office:value-type="float" office:value="0.6960055" calcext:value-type="float">
            <text:p>0.6960055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46701" calcext:value-type="float">
            <text:p>0.046701</text:p>
          </table:table-cell>
          <table:table-cell office:value-type="float" office:value="0.6960055" calcext:value-type="float">
            <text:p>0.6960055</text:p>
          </table:table-cell>
          <table:table-cell office:value-type="float" office:value="0.2472127" calcext:value-type="float">
            <text:p>0.2472127</text:p>
          </table:table-cell>
          <table:table-cell office:value-type="float" office:value="0.052901" calcext:value-type="float">
            <text:p>0.052901</text:p>
          </table:table-cell>
        </table:table-row>
        <table:table-row table:style-name="ro1">
          <table:table-cell office:value-type="string" calcext:value-type="string">
            <text:p>x_plus_8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37:37</text:p>
          </table:table-cell>
          <table:table-cell office:value-type="float" office:value="-0.0025141" calcext:value-type="float">
            <text:p>-0.0025141</text:p>
          </table:table-cell>
          <table:table-cell office:value-type="float" office:value="0.7000994" calcext:value-type="float">
            <text:p>0.7000994</text:p>
          </table:table-cell>
          <table:table-cell office:value-type="float" office:value="0.6975853" calcext:value-type="float">
            <text:p>0.6975853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37066" calcext:value-type="float">
            <text:p>0.037066</text:p>
          </table:table-cell>
          <table:table-cell office:value-type="float" office:value="8" calcext:value-type="float">
            <text:p>8</text:p>
          </table:table-cell>
          <table:table-cell office:value-type="float" office:value="1.3820116519928" calcext:value-type="float">
            <text:p>1.3820116519928</text:p>
          </table:table-cell>
          <table:table-cell office:value-type="float" office:value="-0.00205000001005828" calcext:value-type="float">
            <text:p>-0.00205000001005828</text:p>
          </table:table-cell>
          <table:table-cell office:value-type="float" office:value="1.38406165200286" calcext:value-type="float">
            <text:p>1.38406165200286</text:p>
          </table:table-cell>
          <table:table-cell office:value-type="float" office:value="0.433552866918035" calcext:value-type="float">
            <text:p>0.433552866918035</text:p>
          </table:table-cell>
          <table:table-cell office:value-type="float" office:value="0.438463624279166" calcext:value-type="float">
            <text:p>0.438463624279166</text:p>
          </table:table-cell>
          <table:table-cell office:value-type="float" office:value="0.097160160029307" calcext:value-type="float">
            <text:p>0.097160160029307</text:p>
          </table:table-cell>
          <table:table-cell office:value-type="float" office:value="0.769945573806763" calcext:value-type="float">
            <text:p>0.769945573806763</text:p>
          </table:table-cell>
          <table:table-cell office:value-type="float" office:value="0.672785413777456" calcext:value-type="float">
            <text:p>0.672785413777456</text:p>
          </table:table-cell>
          <table:table-cell office:value-type="float" office:value="0.1271984" calcext:value-type="float">
            <text:p>0.1271984</text:p>
          </table:table-cell>
          <table:table-cell office:value-type="float" office:value="-0.00205" calcext:value-type="float">
            <text:p>-0.00205</text:p>
          </table:table-cell>
          <table:table-cell office:value-type="float" office:value="0.0861" calcext:value-type="float">
            <text:p>0.0861</text:p>
          </table:table-cell>
          <table:table-cell office:value-type="float" office:value="0.1192362" calcext:value-type="float">
            <text:p>0.1192362</text:p>
          </table:table-cell>
          <table:table-cell office:value-type="float" office:value="0.1553162" calcext:value-type="float">
            <text:p>0.1553162</text:p>
          </table:table-cell>
          <table:table-cell office:value-type="float" office:value="0.0131446" calcext:value-type="float">
            <text:p>0.0131446</text:p>
          </table:table-cell>
          <table:table-cell office:value-type="float" office:value="0.4817254" calcext:value-type="float">
            <text:p>0.4817254</text:p>
          </table:table-cell>
          <table:table-cell office:value-type="float" office:value="0.5071208" calcext:value-type="float">
            <text:p>0.5071208</text:p>
          </table:table-cell>
          <table:table-cell office:value-type="float" office:value="0.57318" calcext:value-type="float">
            <text:p>0.57318</text:p>
          </table:table-cell>
          <table:table-cell office:value-type="float" office:value="1.3820117" calcext:value-type="float">
            <text:p>1.3820117</text:p>
          </table:table-cell>
          <table:table-cell office:value-type="float" office:value="0.90569" calcext:value-type="float">
            <text:p>0.90569</text:p>
          </table:table-cell>
          <table:table-cell office:value-type="float" office:value="-0.0106108" calcext:value-type="float">
            <text:p>-0.0106108</text:p>
          </table:table-cell>
          <table:table-cell office:value-type="float" office:value="0.7031994" calcext:value-type="float">
            <text:p>0.7031994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218977" calcext:value-type="float">
            <text:p>0.0218977</text:p>
          </table:table-cell>
          <table:table-cell office:value-type="float" office:value="0.7031994" calcext:value-type="float">
            <text:p>0.703199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80977" calcext:value-type="float">
            <text:p>0.0280977</text:p>
          </table:table-cell>
          <table:table-cell office:value-type="float" office:value="0.7031994" calcext:value-type="float">
            <text:p>0.703199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342977" calcext:value-type="float">
            <text:p>0.0342977</text:p>
          </table:table-cell>
          <table:table-cell office:value-type="float" office:value="0.7031994" calcext:value-type="float">
            <text:p>0.7031994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404977" calcext:value-type="float">
            <text:p>0.0404977</text:p>
          </table:table-cell>
          <table:table-cell office:value-type="float" office:value="0.7031995" calcext:value-type="float">
            <text:p>0.7031995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466977" calcext:value-type="float">
            <text:p>0.0466977</text:p>
          </table:table-cell>
          <table:table-cell office:value-type="float" office:value="0.7031995" calcext:value-type="float">
            <text:p>0.7031995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528977" calcext:value-type="float">
            <text:p>0.0528977</text:p>
          </table:table-cell>
          <table:table-cell office:value-type="float" office:value="0.6969994" calcext:value-type="float">
            <text:p>0.6969994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218977" calcext:value-type="float">
            <text:p>0.0218977</text:p>
          </table:table-cell>
          <table:table-cell office:value-type="float" office:value="0.6969994" calcext:value-type="float">
            <text:p>0.696999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80977" calcext:value-type="float">
            <text:p>0.0280977</text:p>
          </table:table-cell>
          <table:table-cell office:value-type="float" office:value="0.6969994" calcext:value-type="float">
            <text:p>0.696999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342977" calcext:value-type="float">
            <text:p>0.0342977</text:p>
          </table:table-cell>
          <table:table-cell office:value-type="float" office:value="0.6969994" calcext:value-type="float">
            <text:p>0.6969994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404977" calcext:value-type="float">
            <text:p>0.0404977</text:p>
          </table:table-cell>
          <table:table-cell office:value-type="float" office:value="0.6969995" calcext:value-type="float">
            <text:p>0.6969995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466977" calcext:value-type="float">
            <text:p>0.0466977</text:p>
          </table:table-cell>
          <table:table-cell office:value-type="float" office:value="0.6969995" calcext:value-type="float">
            <text:p>0.6969995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528977" calcext:value-type="float">
            <text:p>0.0528977</text:p>
          </table:table-cell>
        </table:table-row>
        <table:table-row table:style-name="ro1">
          <table:table-cell office:value-type="string" calcext:value-type="string">
            <text:p>x_plus_9</text:p>
          </table:table-cell>
          <table:table-cell office:value-type="float" office:value="0.009" calcext:value-type="float">
            <text:p>0.0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37:50</text:p>
          </table:table-cell>
          <table:table-cell office:value-type="float" office:value="-0.0031" calcext:value-type="float">
            <text:p>-0.0031</text:p>
          </table:table-cell>
          <table:table-cell office:value-type="float" office:value="0.7010999" calcext:value-type="float">
            <text:p>0.7010999</text:p>
          </table:table-cell>
          <table:table-cell office:value-type="float" office:value="0.6979999" calcext:value-type="float">
            <text:p>0.6979999</text:p>
          </table:table-cell>
          <table:table-cell office:value-type="float" office:value="0.2472035" calcext:value-type="float">
            <text:p>0.2472035</text:p>
          </table:table-cell>
          <table:table-cell office:value-type="float" office:value="0.034351" calcext:value-type="float">
            <text:p>0.034351</text:p>
          </table:table-cell>
          <table:table-cell office:value-type="float" office:value="5" calcext:value-type="float">
            <text:p>5</text:p>
          </table:table-cell>
          <table:table-cell office:value-type="float" office:value="0.730521619319916" calcext:value-type="float">
            <text:p>0.730521619319916</text:p>
          </table:table-cell>
          <table:table-cell office:value-type="float" office:value="-0.0455100014805794" calcext:value-type="float">
            <text:p>-0.0455100014805794</text:p>
          </table:table-cell>
          <table:table-cell office:value-type="float" office:value="0.776031620800495" calcext:value-type="float">
            <text:p>0.776031620800495</text:p>
          </table:table-cell>
          <table:table-cell office:value-type="float" office:value="0.248396860808134" calcext:value-type="float">
            <text:p>0.248396860808134</text:p>
          </table:table-cell>
          <table:table-cell office:value-type="float" office:value="0.243574850701015" calcext:value-type="float">
            <text:p>0.243574850701015</text:p>
          </table:table-cell>
          <table:table-cell office:value-type="float" office:value="0.0459101602435112" calcext:value-type="float">
            <text:p>0.0459101602435112</text:p>
          </table:table-cell>
          <table:table-cell office:value-type="float" office:value="0.450883561372757" calcext:value-type="float">
            <text:p>0.450883561372757</text:p>
          </table:table-cell>
          <table:table-cell office:value-type="float" office:value="0.404973401129246" calcext:value-type="float">
            <text:p>0.404973401129246</text:p>
          </table:table-cell>
          <table:table-cell office:value-type="float" office:value="0.0956284" calcext:value-type="float">
            <text:p>0.0956284</text:p>
          </table:table-cell>
          <table:table-cell office:value-type="float" office:value="-0.04551" calcext:value-type="float">
            <text:p>-0.04551</text:p>
          </table:table-cell>
          <table:table-cell office:value-type="float" office:value="0.03772" calcext:value-type="float">
            <text:p>0.03772</text:p>
          </table:table-cell>
          <table:table-cell office:value-type="float" office:value="0.0466662" calcext:value-type="float">
            <text:p>0.0466662</text:p>
          </table:table-cell>
          <table:table-cell office:value-type="float" office:value="0.0950462" calcext:value-type="float">
            <text:p>0.0950462</text:p>
          </table:table-cell>
          <table:table-cell office:value-type="float" office:value="0.0131446" calcext:value-type="float">
            <text:p>0.0131446</text:p>
          </table:table-cell>
          <table:table-cell office:value-type="float" office:value="0.4567154" calcext:value-type="float">
            <text:p>0.4567154</text:p>
          </table:table-cell>
          <table:table-cell office:value-type="float" office:value="0.3943708" calcext:value-type="float">
            <text:p>0.3943708</text:p>
          </table:table-cell>
          <table:table-cell office:value-type="float" office:value="0.37515" calcext:value-type="float">
            <text:p>0.37515</text:p>
          </table:table-cell>
          <table:table-cell office:value-type="float" office:value="0.7305216" calcext:value-type="float">
            <text:p>0.7305216</text:p>
          </table:table-cell>
          <table:table-cell office:value-type="float" office:value="0.29766" calcext:value-type="float">
            <text:p>0.29766</text:p>
          </table:table-cell>
          <table:table-cell office:value-type="float" office:value="-0.0097908" calcext:value-type="float">
            <text:p>-0.0097908</text:p>
          </table:table-cell>
          <table:table-cell office:value-type="float" office:value="0.7041999" calcext:value-type="float">
            <text:p>0.7041999</text:p>
          </table:table-cell>
          <table:table-cell office:value-type="float" office:value="0.2472039" calcext:value-type="float">
            <text:p>0.2472039</text:p>
          </table:table-cell>
          <table:table-cell office:value-type="float" office:value="0.0219014" calcext:value-type="float">
            <text:p>0.0219014</text:p>
          </table:table-cell>
          <table:table-cell office:value-type="float" office:value="0.7041999" calcext:value-type="float">
            <text:p>0.7041999</text:p>
          </table:table-cell>
          <table:table-cell office:value-type="float" office:value="0.2472038" calcext:value-type="float">
            <text:p>0.2472038</text:p>
          </table:table-cell>
          <table:table-cell office:value-type="float" office:value="0.0281014" calcext:value-type="float">
            <text:p>0.0281014</text:p>
          </table:table-cell>
          <table:table-cell office:value-type="float" office:value="0.7041999" calcext:value-type="float">
            <text:p>0.7041999</text:p>
          </table:table-cell>
          <table:table-cell office:value-type="float" office:value="0.2472037" calcext:value-type="float">
            <text:p>0.2472037</text:p>
          </table:table-cell>
          <table:table-cell office:value-type="float" office:value="0.0343014" calcext:value-type="float">
            <text:p>0.0343014</text:p>
          </table:table-cell>
          <table:table-cell office:value-type="float" office:value="0.7042" calcext:value-type="float">
            <text:p>0.7042</text:p>
          </table:table-cell>
          <table:table-cell office:value-type="float" office:value="0.2472036" calcext:value-type="float">
            <text:p>0.2472036</text:p>
          </table:table-cell>
          <table:table-cell office:value-type="float" office:value="0.0405014" calcext:value-type="float">
            <text:p>0.0405014</text:p>
          </table:table-cell>
          <table:table-cell office:value-type="float" office:value="0.7042" calcext:value-type="float">
            <text:p>0.7042</text:p>
          </table:table-cell>
          <table:table-cell office:value-type="float" office:value="0.2472035" calcext:value-type="float">
            <text:p>0.2472035</text:p>
          </table:table-cell>
          <table:table-cell office:value-type="float" office:value="0.0467014" calcext:value-type="float">
            <text:p>0.0467014</text:p>
          </table:table-cell>
          <table:table-cell office:value-type="float" office:value="0.7042" calcext:value-type="float">
            <text:p>0.7042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529014" calcext:value-type="float">
            <text:p>0.0529014</text:p>
          </table:table-cell>
          <table:table-cell office:value-type="float" office:value="0.6979999" calcext:value-type="float">
            <text:p>0.6979999</text:p>
          </table:table-cell>
          <table:table-cell office:value-type="float" office:value="0.2472038" calcext:value-type="float">
            <text:p>0.2472038</text:p>
          </table:table-cell>
          <table:table-cell office:value-type="float" office:value="0.0219014" calcext:value-type="float">
            <text:p>0.0219014</text:p>
          </table:table-cell>
          <table:table-cell office:value-type="float" office:value="0.6979999" calcext:value-type="float">
            <text:p>0.6979999</text:p>
          </table:table-cell>
          <table:table-cell office:value-type="float" office:value="0.2472037" calcext:value-type="float">
            <text:p>0.2472037</text:p>
          </table:table-cell>
          <table:table-cell office:value-type="float" office:value="0.0281014" calcext:value-type="float">
            <text:p>0.0281014</text:p>
          </table:table-cell>
          <table:table-cell office:value-type="float" office:value="0.6979999" calcext:value-type="float">
            <text:p>0.6979999</text:p>
          </table:table-cell>
          <table:table-cell office:value-type="float" office:value="0.2472036" calcext:value-type="float">
            <text:p>0.2472036</text:p>
          </table:table-cell>
          <table:table-cell office:value-type="float" office:value="0.0343014" calcext:value-type="float">
            <text:p>0.0343014</text:p>
          </table:table-cell>
          <table:table-cell office:value-type="float" office:value="0.698" calcext:value-type="float">
            <text:p>0.698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405014" calcext:value-type="float">
            <text:p>0.0405014</text:p>
          </table:table-cell>
          <table:table-cell office:value-type="float" office:value="0.698" calcext:value-type="float">
            <text:p>0.698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467014" calcext:value-type="float">
            <text:p>0.0467014</text:p>
          </table:table-cell>
          <table:table-cell office:value-type="float" office:value="0.698" calcext:value-type="float">
            <text:p>0.698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529014" calcext:value-type="float">
            <text:p>0.0529014</text:p>
          </table:table-cell>
        </table:table-row>
        <table:table-row table:style-name="ro1">
          <table:table-cell office:value-type="string" calcext:value-type="string">
            <text:p>x_plus_1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38:03</text:p>
          </table:table-cell>
          <table:table-cell office:value-type="float" office:value="0.0000399" calcext:value-type="float">
            <text:p>0.0000399</text:p>
          </table:table-cell>
          <table:table-cell office:value-type="float" office:value="0.7020935" calcext:value-type="float">
            <text:p>0.7020935</text:p>
          </table:table-cell>
          <table:table-cell office:value-type="float" office:value="0.6989936" calcext:value-type="float">
            <text:p>0.6989936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219164" calcext:value-type="float">
            <text:p>0.0219164</text:p>
          </table:table-cell>
          <table:table-cell office:value-type="float" office:value="1" calcext:value-type="float">
            <text:p>1</text:p>
          </table:table-cell>
          <table:table-cell office:value-type="float" office:value="0.149215400218964" calcext:value-type="float">
            <text:p>0.149215400218964</text:p>
          </table:table-cell>
          <table:table-cell office:value-type="float" office:value="-0.0811799988150597" calcext:value-type="float">
            <text:p>-0.0811799988150597</text:p>
          </table:table-cell>
          <table:table-cell office:value-type="float" office:value="0.230395399034023" calcext:value-type="float">
            <text:p>0.230395399034023</text:p>
          </table:table-cell>
          <table:table-cell office:value-type="float" office:value="0.0209288607817143" calcext:value-type="float">
            <text:p>0.0209288607817143</text:p>
          </table:table-cell>
          <table:table-cell office:value-type="float" office:value="0.063438796604148" calcext:value-type="float">
            <text:p>0.063438796604148</text:p>
          </table:table-cell>
          <table:table-cell office:value-type="float" office:value="0.0132741608656943" calcext:value-type="float">
            <text:p>0.0132741608656943</text:p>
          </table:table-cell>
          <table:table-cell office:value-type="float" office:value="0.0285835606977344" calcext:value-type="float">
            <text:p>0.0285835606977344</text:p>
          </table:table-cell>
          <table:table-cell office:value-type="float" office:value="0.0153093998320401" calcext:value-type="float">
            <text:p>0.0153093998320401</text:p>
          </table:table-cell>
          <table:table-cell office:value-type="float" office:value="0.0558584" calcext:value-type="float">
            <text:p>0.0558584</text:p>
          </table:table-cell>
          <table:table-cell office:value-type="float" office:value="-0.08118" calcext:value-type="float">
            <text:p>-0.08118</text:p>
          </table:table-cell>
          <table:table-cell office:value-type="float" office:value="0.00697" calcext:value-type="float">
            <text:p>0.00697</text:p>
          </table:table-cell>
          <table:table-cell office:value-type="float" office:value="0.0101762" calcext:value-type="float">
            <text:p>0.0101762</text:p>
          </table:table-cell>
          <table:table-cell office:value-type="float" office:value="0.0745462" calcext:value-type="float">
            <text:p>0.0745462</text:p>
          </table:table-cell>
          <table:table-cell office:value-type="float" office:value="0.0127346" calcext:value-type="float">
            <text:p>0.0127346</text:p>
          </table:table-cell>
          <table:table-cell office:value-type="float" office:value="0.1492154" calcext:value-type="float">
            <text:p>0.1492154</text:p>
          </table:table-cell>
          <table:table-cell office:value-type="float" office:value="0.0253708" calcext:value-type="float">
            <text:p>0.0253708</text:p>
          </table:table-cell>
          <table:table-cell office:value-type="float" office:value="-0.00943" calcext:value-type="float">
            <text:p>-0.00943</text:p>
          </table:table-cell>
          <table:table-cell office:value-type="float" office:value="0.0199916" calcext:value-type="float">
            <text:p>0.0199916</text:p>
          </table:table-cell>
          <table:table-cell office:value-type="float" office:value="-0.04223" calcext:value-type="float">
            <text:p>-0.04223</text:p>
          </table:table-cell>
          <table:table-cell office:value-type="float" office:value="-0.0106108" calcext:value-type="float">
            <text:p>-0.0106108</text:p>
          </table:table-cell>
          <table:table-cell office:value-type="float" office:value="0.7051936" calcext:value-type="float">
            <text:p>0.7051936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219164" calcext:value-type="float">
            <text:p>0.0219164</text:p>
          </table:table-cell>
          <table:table-cell office:value-type="float" office:value="0.7051935" calcext:value-type="float">
            <text:p>0.7051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281164" calcext:value-type="float">
            <text:p>0.0281164</text:p>
          </table:table-cell>
          <table:table-cell office:value-type="float" office:value="0.7051935" calcext:value-type="float">
            <text:p>0.7051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343164" calcext:value-type="float">
            <text:p>0.0343164</text:p>
          </table:table-cell>
          <table:table-cell office:value-type="float" office:value="0.7051935" calcext:value-type="float">
            <text:p>0.7051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405164" calcext:value-type="float">
            <text:p>0.0405164</text:p>
          </table:table-cell>
          <table:table-cell office:value-type="float" office:value="0.7051935" calcext:value-type="float">
            <text:p>0.7051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467164" calcext:value-type="float">
            <text:p>0.0467164</text:p>
          </table:table-cell>
          <table:table-cell office:value-type="float" office:value="0.7051934" calcext:value-type="float">
            <text:p>0.7051934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529164" calcext:value-type="float">
            <text:p>0.0529164</text:p>
          </table:table-cell>
          <table:table-cell office:value-type="float" office:value="0.6989936" calcext:value-type="float">
            <text:p>0.6989936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219164" calcext:value-type="float">
            <text:p>0.0219164</text:p>
          </table:table-cell>
          <table:table-cell office:value-type="float" office:value="0.6989935" calcext:value-type="float">
            <text:p>0.6989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281164" calcext:value-type="float">
            <text:p>0.0281164</text:p>
          </table:table-cell>
          <table:table-cell office:value-type="float" office:value="0.6989935" calcext:value-type="float">
            <text:p>0.6989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343164" calcext:value-type="float">
            <text:p>0.0343164</text:p>
          </table:table-cell>
          <table:table-cell office:value-type="float" office:value="0.6989935" calcext:value-type="float">
            <text:p>0.6989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405164" calcext:value-type="float">
            <text:p>0.0405164</text:p>
          </table:table-cell>
          <table:table-cell office:value-type="float" office:value="0.6989935" calcext:value-type="float">
            <text:p>0.6989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467164" calcext:value-type="float">
            <text:p>0.0467164</text:p>
          </table:table-cell>
          <table:table-cell office:value-type="float" office:value="0.6989934" calcext:value-type="float">
            <text:p>0.6989934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529164" calcext:value-type="float">
            <text:p>0.0529164</text:p>
          </table:table-cell>
        </table:table-row>
        <table:table-row table:style-name="ro1">
          <table:table-cell office:value-type="string" calcext:value-type="string">
            <text:p>x_minus_1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38:16</text:p>
          </table:table-cell>
          <table:table-cell office:value-type="float" office:value="0.0001697" calcext:value-type="float">
            <text:p>0.0001697</text:p>
          </table:table-cell>
          <table:table-cell office:value-type="float" office:value="0.6910961" calcext:value-type="float">
            <text:p>0.6910961</text:p>
          </table:table-cell>
          <table:table-cell office:value-type="float" office:value="0.6909264" calcext:value-type="float">
            <text:p>0.690926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381175" calcext:value-type="float">
            <text:p>0.0381175</text:p>
          </table:table-cell>
          <table:table-cell office:value-type="float" office:value="10" calcext:value-type="float">
            <text:p>10</text:p>
          </table:table-cell>
          <table:table-cell office:value-type="float" office:value="1.07041156291962" calcext:value-type="float">
            <text:p>1.07041156291962</text:p>
          </table:table-cell>
          <table:table-cell office:value-type="float" office:value="0.174225404858589" calcext:value-type="float">
            <text:p>0.174225404858589</text:p>
          </table:table-cell>
          <table:table-cell office:value-type="float" office:value="0.896186158061028" calcext:value-type="float">
            <text:p>0.896186158061028</text:p>
          </table:table-cell>
          <table:table-cell office:value-type="float" office:value="0.518135856091976" calcext:value-type="float">
            <text:p>0.518135856091976</text:p>
          </table:table-cell>
          <table:table-cell office:value-type="float" office:value="0.291961338740641" calcext:value-type="float">
            <text:p>0.291961338740641</text:p>
          </table:table-cell>
          <table:table-cell office:value-type="float" office:value="0.489776164293289" calcext:value-type="float">
            <text:p>0.489776164293289</text:p>
          </table:table-cell>
          <table:table-cell office:value-type="float" office:value="0.546495547890663" calcext:value-type="float">
            <text:p>0.546495547890663</text:p>
          </table:table-cell>
          <table:table-cell office:value-type="float" office:value="0.0567193835973739" calcext:value-type="float">
            <text:p>0.0567193835973739</text:p>
          </table:table-cell>
          <table:table-cell office:value-type="float" office:value="0.3649984" calcext:value-type="float">
            <text:p>0.3649984</text:p>
          </table:table-cell>
          <table:table-cell office:value-type="float" office:value="0.27757" calcext:value-type="float">
            <text:p>0.27757</text:p>
          </table:table-cell>
          <table:table-cell office:value-type="float" office:value="0.42312" calcext:value-type="float">
            <text:p>0.42312</text:p>
          </table:table-cell>
          <table:table-cell office:value-type="float" office:value="0.7202962" calcext:value-type="float">
            <text:p>0.7202962</text:p>
          </table:table-cell>
          <table:table-cell office:value-type="float" office:value="0.6628962" calcext:value-type="float">
            <text:p>0.6628962</text:p>
          </table:table-cell>
          <table:table-cell office:value-type="float" office:value="0.0147846" calcext:value-type="float">
            <text:p>0.0147846</text:p>
          </table:table-cell>
          <table:table-cell office:value-type="float" office:value="0.1742254" calcext:value-type="float">
            <text:p>0.1742254</text:p>
          </table:table-cell>
          <table:table-cell office:value-type="float" office:value="0.2603008" calcext:value-type="float">
            <text:p>0.2603008</text:p>
          </table:table-cell>
          <table:table-cell office:value-type="float" office:value="0.38253" calcext:value-type="float">
            <text:p>0.38253</text:p>
          </table:table-cell>
          <table:table-cell office:value-type="float" office:value="1.0704116" calcext:value-type="float">
            <text:p>1.0704116</text:p>
          </table:table-cell>
          <table:table-cell office:value-type="float" office:value="0.84501" calcext:value-type="float">
            <text:p>0.84501</text:p>
          </table:table-cell>
          <table:table-cell office:value-type="float" office:value="-0.0106108" calcext:value-type="float">
            <text:p>-0.0106108</text:p>
          </table:table-cell>
          <table:table-cell office:value-type="float" office:value="0.6941961" calcext:value-type="float">
            <text:p>0.6941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219001" calcext:value-type="float">
            <text:p>0.0219001</text:p>
          </table:table-cell>
          <table:table-cell office:value-type="float" office:value="0.6941961" calcext:value-type="float">
            <text:p>0.6941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281001" calcext:value-type="float">
            <text:p>0.0281001</text:p>
          </table:table-cell>
          <table:table-cell office:value-type="float" office:value="0.6941961" calcext:value-type="float">
            <text:p>0.6941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343001" calcext:value-type="float">
            <text:p>0.0343001</text:p>
          </table:table-cell>
          <table:table-cell office:value-type="float" office:value="0.6941961" calcext:value-type="float">
            <text:p>0.6941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05001" calcext:value-type="float">
            <text:p>0.0405001</text:p>
          </table:table-cell>
          <table:table-cell office:value-type="float" office:value="0.6941961" calcext:value-type="float">
            <text:p>0.6941961</text:p>
          </table:table-cell>
          <table:table-cell office:value-type="float" office:value="0.2472065" calcext:value-type="float">
            <text:p>0.2472065</text:p>
          </table:table-cell>
          <table:table-cell office:value-type="float" office:value="0.0467001" calcext:value-type="float">
            <text:p>0.0467001</text:p>
          </table:table-cell>
          <table:table-cell office:value-type="float" office:value="0.694196" calcext:value-type="float">
            <text:p>0.694196</text:p>
          </table:table-cell>
          <table:table-cell office:value-type="float" office:value="0.2472065" calcext:value-type="float">
            <text:p>0.2472065</text:p>
          </table:table-cell>
          <table:table-cell office:value-type="float" office:value="0.0529001" calcext:value-type="float">
            <text:p>0.0529001</text:p>
          </table:table-cell>
          <table:table-cell office:value-type="float" office:value="0.6879961" calcext:value-type="float">
            <text:p>0.6879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219001" calcext:value-type="float">
            <text:p>0.0219001</text:p>
          </table:table-cell>
          <table:table-cell office:value-type="float" office:value="0.6879961" calcext:value-type="float">
            <text:p>0.6879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281001" calcext:value-type="float">
            <text:p>0.0281001</text:p>
          </table:table-cell>
          <table:table-cell office:value-type="float" office:value="0.6879961" calcext:value-type="float">
            <text:p>0.6879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343001" calcext:value-type="float">
            <text:p>0.0343001</text:p>
          </table:table-cell>
          <table:table-cell office:value-type="float" office:value="0.6879961" calcext:value-type="float">
            <text:p>0.6879961</text:p>
          </table:table-cell>
          <table:table-cell office:value-type="float" office:value="0.2472065" calcext:value-type="float">
            <text:p>0.2472065</text:p>
          </table:table-cell>
          <table:table-cell office:value-type="float" office:value="0.0405001" calcext:value-type="float">
            <text:p>0.0405001</text:p>
          </table:table-cell>
          <table:table-cell office:value-type="float" office:value="0.6879961" calcext:value-type="float">
            <text:p>0.6879961</text:p>
          </table:table-cell>
          <table:table-cell office:value-type="float" office:value="0.2472065" calcext:value-type="float">
            <text:p>0.2472065</text:p>
          </table:table-cell>
          <table:table-cell office:value-type="float" office:value="0.0467001" calcext:value-type="float">
            <text:p>0.0467001</text:p>
          </table:table-cell>
          <table:table-cell office:value-type="float" office:value="0.687996" calcext:value-type="float">
            <text:p>0.687996</text:p>
          </table:table-cell>
          <table:table-cell office:value-type="float" office:value="0.2472065" calcext:value-type="float">
            <text:p>0.2472065</text:p>
          </table:table-cell>
          <table:table-cell office:value-type="float" office:value="0.0529001" calcext:value-type="float">
            <text:p>0.0529001</text:p>
          </table:table-cell>
        </table:table-row>
        <table:table-row table:style-name="ro1">
          <table:table-cell office:value-type="string" calcext:value-type="string">
            <text:p>x_minus_2</text:p>
          </table:table-cell>
          <table:table-cell office:value-type="float" office:value="-0.002" calcext:value-type="float">
            <text:p>-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38:29</text:p>
          </table:table-cell>
          <table:table-cell office:value-type="float" office:value="0.0002543" calcext:value-type="float">
            <text:p>0.0002543</text:p>
          </table:table-cell>
          <table:table-cell office:value-type="float" office:value="0.6900985" calcext:value-type="float">
            <text:p>0.6900985</text:p>
          </table:table-cell>
          <table:table-cell office:value-type="float" office:value="0.6903528" calcext:value-type="float">
            <text:p>0.6903528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376783" calcext:value-type="float">
            <text:p>0.0376783</text:p>
          </table:table-cell>
          <table:table-cell office:value-type="float" office:value="10" calcext:value-type="float">
            <text:p>10</text:p>
          </table:table-cell>
          <table:table-cell office:value-type="float" office:value="0.889601588249207" calcext:value-type="float">
            <text:p>0.889601588249207</text:p>
          </table:table-cell>
          <table:table-cell office:value-type="float" office:value="0.2074353992939" calcext:value-type="float">
            <text:p>0.2074353992939</text:p>
          </table:table-cell>
          <table:table-cell office:value-type="float" office:value="0.682166188955307" calcext:value-type="float">
            <text:p>0.682166188955307</text:p>
          </table:table-cell>
          <table:table-cell office:value-type="float" office:value="0.525023862719536" calcext:value-type="float">
            <text:p>0.525023862719536</text:p>
          </table:table-cell>
          <table:table-cell office:value-type="float" office:value="0.251387377874159" calcext:value-type="float">
            <text:p>0.251387377874159</text:p>
          </table:table-cell>
          <table:table-cell office:value-type="float" office:value="0.568086165189743" calcext:value-type="float">
            <text:p>0.568086165189743</text:p>
          </table:table-cell>
          <table:table-cell office:value-type="float" office:value="0.481961560249329" calcext:value-type="float">
            <text:p>0.481961560249329</text:p>
          </table:table-cell>
          <table:table-cell office:value-type="float" office:value="0.0861246049404145" calcext:value-type="float">
            <text:p>0.0861246049404145</text:p>
          </table:table-cell>
          <table:table-cell office:value-type="float" office:value="0.4371584" calcext:value-type="float">
            <text:p>0.4371584</text:p>
          </table:table-cell>
          <table:table-cell office:value-type="float" office:value="0.33333" calcext:value-type="float">
            <text:p>0.33333</text:p>
          </table:table-cell>
          <table:table-cell office:value-type="float" office:value="0.46248" calcext:value-type="float">
            <text:p>0.46248</text:p>
          </table:table-cell>
          <table:table-cell office:value-type="float" office:value="0.7231662" calcext:value-type="float">
            <text:p>0.7231662</text:p>
          </table:table-cell>
          <table:table-cell office:value-type="float" office:value="0.8842962" calcext:value-type="float">
            <text:p>0.8842962</text:p>
          </table:table-cell>
          <table:table-cell office:value-type="float" office:value="0.0135546" calcext:value-type="float">
            <text:p>0.0135546</text:p>
          </table:table-cell>
          <table:table-cell office:value-type="float" office:value="0.2074354" calcext:value-type="float">
            <text:p>0.2074354</text:p>
          </table:table-cell>
          <table:table-cell office:value-type="float" office:value="0.2664508" calcext:value-type="float">
            <text:p>0.2664508</text:p>
          </table:table-cell>
          <table:table-cell office:value-type="float" office:value="0.36285" calcext:value-type="float">
            <text:p>0.36285</text:p>
          </table:table-cell>
          <table:table-cell office:value-type="float" office:value="0.8896016" calcext:value-type="float">
            <text:p>0.8896016</text:p>
          </table:table-cell>
          <table:table-cell office:value-type="float" office:value="0.68347" calcext:value-type="float">
            <text:p>0.68347</text:p>
          </table:table-cell>
          <table:table-cell office:value-type="float" office:value="-0.0102008" calcext:value-type="float">
            <text:p>-0.0102008</text:p>
          </table:table-cell>
          <table:table-cell office:value-type="float" office:value="0.6931986" calcext:value-type="float">
            <text:p>0.6931986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219017" calcext:value-type="float">
            <text:p>0.0219017</text:p>
          </table:table-cell>
          <table:table-cell office:value-type="float" office:value="0.6931986" calcext:value-type="float">
            <text:p>0.6931986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281017" calcext:value-type="float">
            <text:p>0.0281017</text:p>
          </table:table-cell>
          <table:table-cell office:value-type="float" office:value="0.6931985" calcext:value-type="float">
            <text:p>0.6931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343017" calcext:value-type="float">
            <text:p>0.0343017</text:p>
          </table:table-cell>
          <table:table-cell office:value-type="float" office:value="0.6931985" calcext:value-type="float">
            <text:p>0.6931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405017" calcext:value-type="float">
            <text:p>0.0405017</text:p>
          </table:table-cell>
          <table:table-cell office:value-type="float" office:value="0.6931985" calcext:value-type="float">
            <text:p>0.6931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467017" calcext:value-type="float">
            <text:p>0.0467017</text:p>
          </table:table-cell>
          <table:table-cell office:value-type="float" office:value="0.6931985" calcext:value-type="float">
            <text:p>0.6931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529017" calcext:value-type="float">
            <text:p>0.0529017</text:p>
          </table:table-cell>
          <table:table-cell office:value-type="float" office:value="0.6869986" calcext:value-type="float">
            <text:p>0.6869986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219017" calcext:value-type="float">
            <text:p>0.0219017</text:p>
          </table:table-cell>
          <table:table-cell office:value-type="float" office:value="0.6869986" calcext:value-type="float">
            <text:p>0.6869986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281017" calcext:value-type="float">
            <text:p>0.0281017</text:p>
          </table:table-cell>
          <table:table-cell office:value-type="float" office:value="0.6869985" calcext:value-type="float">
            <text:p>0.6869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343017" calcext:value-type="float">
            <text:p>0.0343017</text:p>
          </table:table-cell>
          <table:table-cell office:value-type="float" office:value="0.6869985" calcext:value-type="float">
            <text:p>0.6869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405017" calcext:value-type="float">
            <text:p>0.0405017</text:p>
          </table:table-cell>
          <table:table-cell office:value-type="float" office:value="0.6869985" calcext:value-type="float">
            <text:p>0.6869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467017" calcext:value-type="float">
            <text:p>0.0467017</text:p>
          </table:table-cell>
          <table:table-cell office:value-type="float" office:value="0.6869985" calcext:value-type="float">
            <text:p>0.6869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529017" calcext:value-type="float">
            <text:p>0.0529017</text:p>
          </table:table-cell>
        </table:table-row>
        <table:table-row table:style-name="ro1">
          <table:table-cell office:value-type="string" calcext:value-type="string">
            <text:p>x_minus_3</text:p>
          </table:table-cell>
          <table:table-cell office:value-type="float" office:value="-0.003" calcext:value-type="float">
            <text:p>-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38:43</text:p>
          </table:table-cell>
          <table:table-cell office:value-type="float" office:value="0.0007779" calcext:value-type="float">
            <text:p>0.0007779</text:p>
          </table:table-cell>
          <table:table-cell office:value-type="float" office:value="0.6890938" calcext:value-type="float">
            <text:p>0.6890938</text:p>
          </table:table-cell>
          <table:table-cell office:value-type="float" office:value="0.6898717" calcext:value-type="float">
            <text:p>0.6898717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370271" calcext:value-type="float">
            <text:p>0.0370271</text:p>
          </table:table-cell>
          <table:table-cell office:value-type="float" office:value="10" calcext:value-type="float">
            <text:p>10</text:p>
          </table:table-cell>
          <table:table-cell office:value-type="float" office:value="0.914636194705963" calcext:value-type="float">
            <text:p>0.914636194705963</text:p>
          </table:table-cell>
          <table:table-cell office:value-type="float" office:value="0.182015404105186" calcext:value-type="float">
            <text:p>0.182015404105186</text:p>
          </table:table-cell>
          <table:table-cell office:value-type="float" office:value="0.732620790600777" calcext:value-type="float">
            <text:p>0.732620790600777</text:p>
          </table:table-cell>
          <table:table-cell office:value-type="float" office:value="0.492674857378006" calcext:value-type="float">
            <text:p>0.492674857378006</text:p>
          </table:table-cell>
          <table:table-cell office:value-type="float" office:value="0.23555955698338" calcext:value-type="float">
            <text:p>0.23555955698338</text:p>
          </table:table-cell>
          <table:table-cell office:value-type="float" office:value="0.6163021504879" calcext:value-type="float">
            <text:p>0.6163021504879</text:p>
          </table:table-cell>
          <table:table-cell office:value-type="float" office:value="0.369047564268112" calcext:value-type="float">
            <text:p>0.369047564268112</text:p>
          </table:table-cell>
          <table:table-cell office:value-type="float" office:value="0.247254586219788" calcext:value-type="float">
            <text:p>0.247254586219788</text:p>
          </table:table-cell>
          <table:table-cell office:value-type="float" office:value="0.4904584" calcext:value-type="float">
            <text:p>0.4904584</text:p>
          </table:table-cell>
          <table:table-cell office:value-type="float" office:value="0.38171" calcext:value-type="float">
            <text:p>0.38171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7822062" calcext:value-type="float">
            <text:p>0.7822062</text:p>
          </table:table-cell>
          <table:table-cell office:value-type="float" office:value="0.9146362" calcext:value-type="float">
            <text:p>0.9146362</text:p>
          </table:table-cell>
          <table:table-cell office:value-type="float" office:value="0.0139646" calcext:value-type="float">
            <text:p>0.0139646</text:p>
          </table:table-cell>
          <table:table-cell office:value-type="float" office:value="0.1820154" calcext:value-type="float">
            <text:p>0.1820154</text:p>
          </table:table-cell>
          <table:table-cell office:value-type="float" office:value="0.2488208" calcext:value-type="float">
            <text:p>0.2488208</text:p>
          </table:table-cell>
          <table:table-cell office:value-type="float" office:value="0.31283" calcext:value-type="float">
            <text:p>0.31283</text:p>
          </table:table-cell>
          <table:table-cell office:value-type="float" office:value="0.6727116" calcext:value-type="float">
            <text:p>0.6727116</text:p>
          </table:table-cell>
          <table:table-cell office:value-type="float" office:value="0.42886" calcext:value-type="float">
            <text:p>0.42886</text:p>
          </table:table-cell>
          <table:table-cell office:value-type="float" office:value="-0.0110208" calcext:value-type="float">
            <text:p>-0.0110208</text:p>
          </table:table-cell>
          <table:table-cell office:value-type="float" office:value="0.6921937" calcext:value-type="float">
            <text:p>0.6921937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219008" calcext:value-type="float">
            <text:p>0.0219008</text:p>
          </table:table-cell>
          <table:table-cell office:value-type="float" office:value="0.6921937" calcext:value-type="float">
            <text:p>0.6921937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281008" calcext:value-type="float">
            <text:p>0.0281008</text:p>
          </table:table-cell>
          <table:table-cell office:value-type="float" office:value="0.6921938" calcext:value-type="float">
            <text:p>0.6921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343008" calcext:value-type="float">
            <text:p>0.0343008</text:p>
          </table:table-cell>
          <table:table-cell office:value-type="float" office:value="0.6921938" calcext:value-type="float">
            <text:p>0.6921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405008" calcext:value-type="float">
            <text:p>0.0405008</text:p>
          </table:table-cell>
          <table:table-cell office:value-type="float" office:value="0.6921938" calcext:value-type="float">
            <text:p>0.6921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467008" calcext:value-type="float">
            <text:p>0.0467008</text:p>
          </table:table-cell>
          <table:table-cell office:value-type="float" office:value="0.6921938" calcext:value-type="float">
            <text:p>0.6921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529008" calcext:value-type="float">
            <text:p>0.0529008</text:p>
          </table:table-cell>
          <table:table-cell office:value-type="float" office:value="0.6859937" calcext:value-type="float">
            <text:p>0.6859937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219008" calcext:value-type="float">
            <text:p>0.0219008</text:p>
          </table:table-cell>
          <table:table-cell office:value-type="float" office:value="0.6859937" calcext:value-type="float">
            <text:p>0.6859937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281008" calcext:value-type="float">
            <text:p>0.0281008</text:p>
          </table:table-cell>
          <table:table-cell office:value-type="float" office:value="0.6859938" calcext:value-type="float">
            <text:p>0.6859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343008" calcext:value-type="float">
            <text:p>0.0343008</text:p>
          </table:table-cell>
          <table:table-cell office:value-type="float" office:value="0.6859938" calcext:value-type="float">
            <text:p>0.6859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405008" calcext:value-type="float">
            <text:p>0.0405008</text:p>
          </table:table-cell>
          <table:table-cell office:value-type="float" office:value="0.6859938" calcext:value-type="float">
            <text:p>0.6859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467008" calcext:value-type="float">
            <text:p>0.0467008</text:p>
          </table:table-cell>
          <table:table-cell office:value-type="float" office:value="0.6859938" calcext:value-type="float">
            <text:p>0.6859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529008" calcext:value-type="float">
            <text:p>0.0529008</text:p>
          </table:table-cell>
        </table:table-row>
        <table:table-row table:style-name="ro1">
          <table:table-cell office:value-type="string" calcext:value-type="string">
            <text:p>x_minus_4</text:p>
          </table:table-cell>
          <table:table-cell office:value-type="float" office:value="-0.004" calcext:value-type="float">
            <text:p>-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38:55</text:p>
          </table:table-cell>
          <table:table-cell office:value-type="float" office:value="0.0016086" calcext:value-type="float">
            <text:p>0.0016086</text:p>
          </table:table-cell>
          <table:table-cell office:value-type="float" office:value="0.6880934" calcext:value-type="float">
            <text:p>0.6880934</text:p>
          </table:table-cell>
          <table:table-cell office:value-type="float" office:value="0.689702" calcext:value-type="float">
            <text:p>0.689702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36484" calcext:value-type="float">
            <text:p>0.036484</text:p>
          </table:table-cell>
          <table:table-cell office:value-type="float" office:value="10" calcext:value-type="float">
            <text:p>10</text:p>
          </table:table-cell>
          <table:table-cell office:value-type="float" office:value="0.949896216392517" calcext:value-type="float">
            <text:p>0.949896216392517</text:p>
          </table:table-cell>
          <table:table-cell office:value-type="float" office:value="0.113135397434235" calcext:value-type="float">
            <text:p>0.113135397434235</text:p>
          </table:table-cell>
          <table:table-cell office:value-type="float" office:value="0.836760818958283" calcext:value-type="float">
            <text:p>0.836760818958283</text:p>
          </table:table-cell>
          <table:table-cell office:value-type="float" office:value="0.446139864623547" calcext:value-type="float">
            <text:p>0.446139864623547</text:p>
          </table:table-cell>
          <table:table-cell office:value-type="float" office:value="0.292731910889715" calcext:value-type="float">
            <text:p>0.292731910889715</text:p>
          </table:table-cell>
          <table:table-cell office:value-type="float" office:value="0.677638167142868" calcext:value-type="float">
            <text:p>0.677638167142868</text:p>
          </table:table-cell>
          <table:table-cell office:value-type="float" office:value="0.214641562104225" calcext:value-type="float">
            <text:p>0.214641562104225</text:p>
          </table:table-cell>
          <table:table-cell office:value-type="float" office:value="0.462996605038643" calcext:value-type="float">
            <text:p>0.462996605038643</text:p>
          </table:table-cell>
          <table:table-cell office:value-type="float" office:value="0.5523684" calcext:value-type="float">
            <text:p>0.5523684</text:p>
          </table:table-cell>
          <table:table-cell office:value-type="float" office:value="0.43542" calcext:value-type="float">
            <text:p>0.43542</text:p>
          </table:table-cell>
          <table:table-cell office:value-type="float" office:value="0.57441" calcext:value-type="float">
            <text:p>0.57441</text:p>
          </table:table-cell>
          <table:table-cell office:value-type="float" office:value="0.8760962" calcext:value-type="float">
            <text:p>0.8760962</text:p>
          </table:table-cell>
          <table:table-cell office:value-type="float" office:value="0.9498962" calcext:value-type="float">
            <text:p>0.9498962</text:p>
          </table:table-cell>
          <table:table-cell office:value-type="float" office:value="0.0135546" calcext:value-type="float">
            <text:p>0.0135546</text:p>
          </table:table-cell>
          <table:table-cell office:value-type="float" office:value="0.1131354" calcext:value-type="float">
            <text:p>0.1131354</text:p>
          </table:table-cell>
          <table:table-cell office:value-type="float" office:value="0.1832208" calcext:value-type="float">
            <text:p>0.1832208</text:p>
          </table:table-cell>
          <table:table-cell office:value-type="float" office:value="0.21853" calcext:value-type="float">
            <text:p>0.21853</text:p>
          </table:table-cell>
          <table:table-cell office:value-type="float" office:value="0.3717716" calcext:value-type="float">
            <text:p>0.3717716</text:p>
          </table:table-cell>
          <table:table-cell office:value-type="float" office:value="0.18655" calcext:value-type="float">
            <text:p>0.18655</text:p>
          </table:table-cell>
          <table:table-cell office:value-type="float" office:value="-0.0118408" calcext:value-type="float">
            <text:p>-0.0118408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219006" calcext:value-type="float">
            <text:p>0.0219006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281006" calcext:value-type="float">
            <text:p>0.0281006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343006" calcext:value-type="float">
            <text:p>0.0343006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405006" calcext:value-type="float">
            <text:p>0.0405006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467006" calcext:value-type="float">
            <text:p>0.0467006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529006" calcext:value-type="float">
            <text:p>0.0529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219006" calcext:value-type="float">
            <text:p>0.0219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281006" calcext:value-type="float">
            <text:p>0.0281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343006" calcext:value-type="float">
            <text:p>0.0343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405006" calcext:value-type="float">
            <text:p>0.0405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467006" calcext:value-type="float">
            <text:p>0.0467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529006" calcext:value-type="float">
            <text:p>0.0529006</text:p>
          </table:table-cell>
        </table:table-row>
        <table:table-row table:style-name="ro1">
          <table:table-cell office:value-type="string" calcext:value-type="string">
            <text:p>x_minus_5</text:p>
          </table:table-cell>
          <table:table-cell office:value-type="float" office:value="-0.005" calcext:value-type="float">
            <text:p>-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39:08</text:p>
          </table:table-cell>
          <table:table-cell office:value-type="float" office:value="0.0022065" calcext:value-type="float">
            <text:p>0.0022065</text:p>
          </table:table-cell>
          <table:table-cell office:value-type="float" office:value="0.6870968" calcext:value-type="float">
            <text:p>0.6870968</text:p>
          </table:table-cell>
          <table:table-cell office:value-type="float" office:value="0.6893033" calcext:value-type="float">
            <text:p>0.6893033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36239" calcext:value-type="float">
            <text:p>0.036239</text:p>
          </table:table-cell>
          <table:table-cell office:value-type="float" office:value="8" calcext:value-type="float">
            <text:p>8</text:p>
          </table:table-cell>
          <table:table-cell office:value-type="float" office:value="0.914636194705963" calcext:value-type="float">
            <text:p>0.914636194705963</text:p>
          </table:table-cell>
          <table:table-cell office:value-type="float" office:value="0.0811553969979286" calcext:value-type="float">
            <text:p>0.0811553969979286</text:p>
          </table:table-cell>
          <table:table-cell office:value-type="float" office:value="0.833480797708035" calcext:value-type="float">
            <text:p>0.833480797708035</text:p>
          </table:table-cell>
          <table:table-cell office:value-type="float" office:value="0.416865855455399" calcext:value-type="float">
            <text:p>0.416865855455399</text:p>
          </table:table-cell>
          <table:table-cell office:value-type="float" office:value="0.318614178859555" calcext:value-type="float">
            <text:p>0.318614178859555</text:p>
          </table:table-cell>
          <table:table-cell office:value-type="float" office:value="0.684034150838852" calcext:value-type="float">
            <text:p>0.684034150838852</text:p>
          </table:table-cell>
          <table:table-cell office:value-type="float" office:value="0.149697560071945" calcext:value-type="float">
            <text:p>0.149697560071945</text:p>
          </table:table-cell>
          <table:table-cell office:value-type="float" office:value="0.534336590766907" calcext:value-type="float">
            <text:p>0.534336590766907</text:p>
          </table:table-cell>
          <table:table-cell office:value-type="float" office:value="0.5736884" calcext:value-type="float">
            <text:p>0.5736884</text:p>
          </table:table-cell>
          <table:table-cell office:value-type="float" office:value="0.44157" calcext:value-type="float">
            <text:p>0.44157</text:p>
          </table:table-cell>
          <table:table-cell office:value-type="float" office:value="0.58917" calcext:value-type="float">
            <text:p>0.58917</text:p>
          </table:table-cell>
          <table:table-cell office:value-type="float" office:value="0.9011062" calcext:value-type="float">
            <text:p>0.9011062</text:p>
          </table:table-cell>
          <table:table-cell office:value-type="float" office:value="0.9146362" calcext:value-type="float">
            <text:p>0.9146362</text:p>
          </table:table-cell>
          <table:table-cell office:value-type="float" office:value="0.0131446" calcext:value-type="float">
            <text:p>0.0131446</text:p>
          </table:table-cell>
          <table:table-cell office:value-type="float" office:value="0.0811554" calcext:value-type="float">
            <text:p>0.0811554</text:p>
          </table:table-cell>
          <table:table-cell office:value-type="float" office:value="0.1446808" calcext:value-type="float">
            <text:p>0.1446808</text:p>
          </table:table-cell>
          <table:table-cell office:value-type="float" office:value="0.17835" calcext:value-type="float">
            <text:p>0.17835</text:p>
          </table:table-cell>
          <table:table-cell office:value-type="float" office:value="0.2528716" calcext:value-type="float">
            <text:p>0.2528716</text:p>
          </table:table-cell>
          <table:table-cell office:value-type="float" office:value="0.09143" calcext:value-type="float">
            <text:p>0.09143</text:p>
          </table:table-cell>
          <table:table-cell office:value-type="float" office:value="-0.0118408" calcext:value-type="float">
            <text:p>-0.0118408</text:p>
          </table:table-cell>
          <table:table-cell office:value-type="float" office:value="0.6901969" calcext:value-type="float">
            <text:p>0.6901969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219002" calcext:value-type="float">
            <text:p>0.0219002</text:p>
          </table:table-cell>
          <table:table-cell office:value-type="float" office:value="0.6901969" calcext:value-type="float">
            <text:p>0.6901969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281002" calcext:value-type="float">
            <text:p>0.0281002</text:p>
          </table:table-cell>
          <table:table-cell office:value-type="float" office:value="0.6901968" calcext:value-type="float">
            <text:p>0.6901968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343002" calcext:value-type="float">
            <text:p>0.0343002</text:p>
          </table:table-cell>
          <table:table-cell office:value-type="float" office:value="0.6901968" calcext:value-type="float">
            <text:p>0.6901968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405002" calcext:value-type="float">
            <text:p>0.0405002</text:p>
          </table:table-cell>
          <table:table-cell office:value-type="float" office:value="0.6901968" calcext:value-type="float">
            <text:p>0.6901968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467002" calcext:value-type="float">
            <text:p>0.0467002</text:p>
          </table:table-cell>
          <table:table-cell office:value-type="float" office:value="0.6901967" calcext:value-type="float">
            <text:p>0.6901967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529002" calcext:value-type="float">
            <text:p>0.0529002</text:p>
          </table:table-cell>
          <table:table-cell office:value-type="float" office:value="0.6839969" calcext:value-type="float">
            <text:p>0.6839969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219002" calcext:value-type="float">
            <text:p>0.0219002</text:p>
          </table:table-cell>
          <table:table-cell office:value-type="float" office:value="0.6839969" calcext:value-type="float">
            <text:p>0.6839969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281002" calcext:value-type="float">
            <text:p>0.0281002</text:p>
          </table:table-cell>
          <table:table-cell office:value-type="float" office:value="0.6839968" calcext:value-type="float">
            <text:p>0.6839968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343002" calcext:value-type="float">
            <text:p>0.0343002</text:p>
          </table:table-cell>
          <table:table-cell office:value-type="float" office:value="0.6839968" calcext:value-type="float">
            <text:p>0.6839968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405002" calcext:value-type="float">
            <text:p>0.0405002</text:p>
          </table:table-cell>
          <table:table-cell office:value-type="float" office:value="0.6839968" calcext:value-type="float">
            <text:p>0.6839968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467002" calcext:value-type="float">
            <text:p>0.0467002</text:p>
          </table:table-cell>
          <table:table-cell office:value-type="float" office:value="0.6839967" calcext:value-type="float">
            <text:p>0.6839967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529002" calcext:value-type="float">
            <text:p>0.0529002</text:p>
          </table:table-cell>
        </table:table-row>
        <table:table-row table:style-name="ro1">
          <table:table-cell office:value-type="string" calcext:value-type="string">
            <text:p>x_minus_6</text:p>
          </table:table-cell>
          <table:table-cell office:value-type="float" office:value="-0.006" calcext:value-type="float">
            <text:p>-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39:21</text:p>
          </table:table-cell>
          <table:table-cell office:value-type="float" office:value="0.0023721" calcext:value-type="float">
            <text:p>0.0023721</text:p>
          </table:table-cell>
          <table:table-cell office:value-type="float" office:value="0.6860883" calcext:value-type="float">
            <text:p>0.6860883</text:p>
          </table:table-cell>
          <table:table-cell office:value-type="float" office:value="0.6884605" calcext:value-type="float">
            <text:p>0.6884605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360911" calcext:value-type="float">
            <text:p>0.0360911</text:p>
          </table:table-cell>
          <table:table-cell office:value-type="float" office:value="8" calcext:value-type="float">
            <text:p>8</text:p>
          </table:table-cell>
          <table:table-cell office:value-type="float" office:value="0.905206203460693" calcext:value-type="float">
            <text:p>0.905206203460693</text:p>
          </table:table-cell>
          <table:table-cell office:value-type="float" office:value="0.0454853996634483" calcext:value-type="float">
            <text:p>0.0454853996634483</text:p>
          </table:table-cell>
          <table:table-cell office:value-type="float" office:value="0.859720803797245" calcext:value-type="float">
            <text:p>0.859720803797245</text:p>
          </table:table-cell>
          <table:table-cell office:value-type="float" office:value="0.395422859862447" calcext:value-type="float">
            <text:p>0.395422859862447</text:p>
          </table:table-cell>
          <table:table-cell office:value-type="float" office:value="0.331938853551799" calcext:value-type="float">
            <text:p>0.331938853551799</text:p>
          </table:table-cell>
          <table:table-cell office:value-type="float" office:value="0.68100016117096" calcext:value-type="float">
            <text:p>0.68100016117096</text:p>
          </table:table-cell>
          <table:table-cell office:value-type="float" office:value="0.109845558553934" calcext:value-type="float">
            <text:p>0.109845558553934</text:p>
          </table:table-cell>
          <table:table-cell office:value-type="float" office:value="0.571154602617025" calcext:value-type="float">
            <text:p>0.571154602617025</text:p>
          </table:table-cell>
          <table:table-cell office:value-type="float" office:value="0.5958284" calcext:value-type="float">
            <text:p>0.5958284</text:p>
          </table:table-cell>
          <table:table-cell office:value-type="float" office:value="0.44567" calcext:value-type="float">
            <text:p>0.44567</text:p>
          </table:table-cell>
          <table:table-cell office:value-type="float" office:value="0.58712" calcext:value-type="float">
            <text:p>0.58712</text:p>
          </table:table-cell>
          <table:table-cell office:value-type="float" office:value="0.9052062" calcext:value-type="float">
            <text:p>0.9052062</text:p>
          </table:table-cell>
          <table:table-cell office:value-type="float" office:value="0.8711762" calcext:value-type="float">
            <text:p>0.8711762</text:p>
          </table:table-cell>
          <table:table-cell office:value-type="float" office:value="0.0135546" calcext:value-type="float">
            <text:p>0.0135546</text:p>
          </table:table-cell>
          <table:table-cell office:value-type="float" office:value="0.0454854" calcext:value-type="float">
            <text:p>0.0454854</text:p>
          </table:table-cell>
          <table:table-cell office:value-type="float" office:value="0.1020408" calcext:value-type="float">
            <text:p>0.1020408</text:p>
          </table:table-cell>
          <table:table-cell office:value-type="float" office:value="0.14432" calcext:value-type="float">
            <text:p>0.14432</text:p>
          </table:table-cell>
          <table:table-cell office:value-type="float" office:value="0.2065416" calcext:value-type="float">
            <text:p>0.2065416</text:p>
          </table:table-cell>
          <table:table-cell office:value-type="float" office:value="0.05084" calcext:value-type="float">
            <text:p>0.05084</text:p>
          </table:table-cell>
          <table:table-cell office:value-type="float" office:value="-0.0118408" calcext:value-type="float">
            <text:p>-0.0118408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218997" calcext:value-type="float">
            <text:p>0.0218997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280997" calcext:value-type="float">
            <text:p>0.0280997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342997" calcext:value-type="float">
            <text:p>0.0342997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404997" calcext:value-type="float">
            <text:p>0.0404997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466997" calcext:value-type="float">
            <text:p>0.0466997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528997" calcext:value-type="float">
            <text:p>0.0528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218997" calcext:value-type="float">
            <text:p>0.0218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280997" calcext:value-type="float">
            <text:p>0.0280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342997" calcext:value-type="float">
            <text:p>0.0342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404997" calcext:value-type="float">
            <text:p>0.0404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466997" calcext:value-type="float">
            <text:p>0.0466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528997" calcext:value-type="float">
            <text:p>0.0528997</text:p>
          </table:table-cell>
        </table:table-row>
        <table:table-row table:style-name="ro1">
          <table:table-cell office:value-type="string" calcext:value-type="string">
            <text:p>x_minus_7</text:p>
          </table:table-cell>
          <table:table-cell office:value-type="float" office:value="-0.007" calcext:value-type="float">
            <text:p>-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39:34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6850996" calcext:value-type="float">
            <text:p>0.6850996</text:p>
          </table:table-cell>
          <table:table-cell office:value-type="float" office:value="0.6880036" calcext:value-type="float">
            <text:p>0.6880036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35746" calcext:value-type="float">
            <text:p>0.035746</text:p>
          </table:table-cell>
          <table:table-cell office:value-type="float" office:value="6" calcext:value-type="float">
            <text:p>6</text:p>
          </table:table-cell>
          <table:table-cell office:value-type="float" office:value="0.948256194591522" calcext:value-type="float">
            <text:p>0.948256194591522</text:p>
          </table:table-cell>
          <table:table-cell office:value-type="float" office:value="-0.0106600001454353" calcext:value-type="float">
            <text:p>-0.0106600001454353</text:p>
          </table:table-cell>
          <table:table-cell office:value-type="float" office:value="0.958916194736958" calcext:value-type="float">
            <text:p>0.958916194736958</text:p>
          </table:table-cell>
          <table:table-cell office:value-type="float" office:value="0.372421859891619" calcext:value-type="float">
            <text:p>0.372421859891619</text:p>
          </table:table-cell>
          <table:table-cell office:value-type="float" office:value="0.376826209476905" calcext:value-type="float">
            <text:p>0.376826209476905</text:p>
          </table:table-cell>
          <table:table-cell office:value-type="float" office:value="0.710274159908295" calcext:value-type="float">
            <text:p>0.710274159908295</text:p>
          </table:table-cell>
          <table:table-cell office:value-type="float" office:value="0.0345695598749444" calcext:value-type="float">
            <text:p>0.0345695598749444</text:p>
          </table:table-cell>
          <table:table-cell office:value-type="float" office:value="0.67570460003335" calcext:value-type="float">
            <text:p>0.67570460003335</text:p>
          </table:table-cell>
          <table:table-cell office:value-type="float" office:value="0.6765984" calcext:value-type="float">
            <text:p>0.6765984</text:p>
          </table:table-cell>
          <table:table-cell office:value-type="float" office:value="0.48995" calcext:value-type="float">
            <text:p>0.48995</text:p>
          </table:table-cell>
          <table:table-cell office:value-type="float" office:value="0.61951" calcext:value-type="float">
            <text:p>0.61951</text:p>
          </table:table-cell>
          <table:table-cell office:value-type="float" office:value="0.9482562" calcext:value-type="float">
            <text:p>0.9482562</text:p>
          </table:table-cell>
          <table:table-cell office:value-type="float" office:value="0.8170562" calcext:value-type="float">
            <text:p>0.8170562</text:p>
          </table:table-cell>
          <table:table-cell office:value-type="float" office:value="0.0151946" calcext:value-type="float">
            <text:p>0.0151946</text:p>
          </table:table-cell>
          <table:table-cell office:value-type="float" office:value="-0.0016646" calcext:value-type="float">
            <text:p>-0.0016646</text:p>
          </table:table-cell>
          <table:table-cell office:value-type="float" office:value="0.0171708" calcext:value-type="float">
            <text:p>0.0171708</text:p>
          </table:table-cell>
          <table:table-cell office:value-type="float" office:value="0.05207" calcext:value-type="float">
            <text:p>0.05207</text:p>
          </table:table-cell>
          <table:table-cell office:value-type="float" office:value="0.1159316" calcext:value-type="float">
            <text:p>0.1159316</text:p>
          </table:table-cell>
          <table:table-cell office:value-type="float" office:value="-0.01066" calcext:value-type="float">
            <text:p>-0.01066</text:p>
          </table:table-cell>
          <table:table-cell office:value-type="float" office:value="-0.0110208" calcext:value-type="float">
            <text:p>-0.0110208</text:p>
          </table:table-cell>
          <table:table-cell office:value-type="float" office:value="0.6881995" calcext:value-type="float">
            <text:p>0.6881995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219003" calcext:value-type="float">
            <text:p>0.0219003</text:p>
          </table:table-cell>
          <table:table-cell office:value-type="float" office:value="0.6881996" calcext:value-type="float">
            <text:p>0.6881996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281003" calcext:value-type="float">
            <text:p>0.0281003</text:p>
          </table:table-cell>
          <table:table-cell office:value-type="float" office:value="0.6881996" calcext:value-type="float">
            <text:p>0.6881996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343003" calcext:value-type="float">
            <text:p>0.0343003</text:p>
          </table:table-cell>
          <table:table-cell office:value-type="float" office:value="0.6881996" calcext:value-type="float">
            <text:p>0.6881996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405003" calcext:value-type="float">
            <text:p>0.0405003</text:p>
          </table:table-cell>
          <table:table-cell office:value-type="float" office:value="0.6881997" calcext:value-type="float">
            <text:p>0.6881997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467003" calcext:value-type="float">
            <text:p>0.0467003</text:p>
          </table:table-cell>
          <table:table-cell office:value-type="float" office:value="0.6881997" calcext:value-type="float">
            <text:p>0.6881997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529003" calcext:value-type="float">
            <text:p>0.0529003</text:p>
          </table:table-cell>
          <table:table-cell office:value-type="float" office:value="0.6819995" calcext:value-type="float">
            <text:p>0.6819995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219003" calcext:value-type="float">
            <text:p>0.0219003</text:p>
          </table:table-cell>
          <table:table-cell office:value-type="float" office:value="0.6819996" calcext:value-type="float">
            <text:p>0.6819996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281003" calcext:value-type="float">
            <text:p>0.0281003</text:p>
          </table:table-cell>
          <table:table-cell office:value-type="float" office:value="0.6819996" calcext:value-type="float">
            <text:p>0.6819996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343003" calcext:value-type="float">
            <text:p>0.0343003</text:p>
          </table:table-cell>
          <table:table-cell office:value-type="float" office:value="0.6819996" calcext:value-type="float">
            <text:p>0.6819996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405003" calcext:value-type="float">
            <text:p>0.0405003</text:p>
          </table:table-cell>
          <table:table-cell office:value-type="float" office:value="0.6819997" calcext:value-type="float">
            <text:p>0.6819997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467003" calcext:value-type="float">
            <text:p>0.0467003</text:p>
          </table:table-cell>
          <table:table-cell office:value-type="float" office:value="0.6819997" calcext:value-type="float">
            <text:p>0.6819997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529003" calcext:value-type="float">
            <text:p>0.0529003</text:p>
          </table:table-cell>
        </table:table-row>
        <table:table-row table:style-name="ro1">
          <table:table-cell office:value-type="string" calcext:value-type="string">
            <text:p>x_minus_8</text:p>
          </table:table-cell>
          <table:table-cell office:value-type="float" office:value="-0.008" calcext:value-type="float">
            <text:p>-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39:47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684097" calcext:value-type="float">
            <text:p>0.684097</text:p>
          </table:table-cell>
          <table:table-cell office:value-type="float" office:value="0.687197" calcext:value-type="float">
            <text:p>0.6871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350643" calcext:value-type="float">
            <text:p>0.0350643</text:p>
          </table:table-cell>
          <table:table-cell office:value-type="float" office:value="5" calcext:value-type="float">
            <text:p>5</text:p>
          </table:table-cell>
          <table:table-cell office:value-type="float" office:value="0.904386222362518" calcext:value-type="float">
            <text:p>0.904386222362518</text:p>
          </table:table-cell>
          <table:table-cell office:value-type="float" office:value="-0.068060003221035" calcext:value-type="float">
            <text:p>-0.068060003221035</text:p>
          </table:table-cell>
          <table:table-cell office:value-type="float" office:value="0.972446225583553" calcext:value-type="float">
            <text:p>0.972446225583553</text:p>
          </table:table-cell>
          <table:table-cell office:value-type="float" office:value="0.31887586042285" calcext:value-type="float">
            <text:p>0.31887586042285</text:p>
          </table:table-cell>
          <table:table-cell office:value-type="float" office:value="0.374791590872139" calcext:value-type="float">
            <text:p>0.374791590872139</text:p>
          </table:table-cell>
          <table:table-cell office:value-type="float" office:value="0.659762161970139" calcext:value-type="float">
            <text:p>0.659762161970139</text:p>
          </table:table-cell>
          <table:table-cell office:value-type="float" office:value="-0.0220104411244392" calcext:value-type="float">
            <text:p>-0.0220104411244392</text:p>
          </table:table-cell>
          <table:table-cell office:value-type="float" office:value="0.681772603094578" calcext:value-type="float">
            <text:p>0.681772603094578</text:p>
          </table:table-cell>
          <table:table-cell office:value-type="float" office:value="0.6622484" calcext:value-type="float">
            <text:p>0.6622484</text:p>
          </table:table-cell>
          <table:table-cell office:value-type="float" office:value="0.47601" calcext:value-type="float">
            <text:p>0.47601</text:p>
          </table:table-cell>
          <table:table-cell office:value-type="float" office:value="0.60557" calcext:value-type="float">
            <text:p>0.60557</text:p>
          </table:table-cell>
          <table:table-cell office:value-type="float" office:value="0.9043862" calcext:value-type="float">
            <text:p>0.9043862</text:p>
          </table:table-cell>
          <table:table-cell office:value-type="float" office:value="0.6505962" calcext:value-type="float">
            <text:p>0.6505962</text:p>
          </table:table-cell>
          <table:table-cell office:value-type="float" office:value="0.0156046" calcext:value-type="float">
            <text:p>0.0156046</text:p>
          </table:table-cell>
          <table:table-cell office:value-type="float" office:value="-0.0348746" calcext:value-type="float">
            <text:p>-0.0348746</text:p>
          </table:table-cell>
          <table:table-cell office:value-type="float" office:value="-0.0332592" calcext:value-type="float">
            <text:p>-0.0332592</text:p>
          </table:table-cell>
          <table:table-cell office:value-type="float" office:value="-0.00533" calcext:value-type="float">
            <text:p>-0.00533</text:p>
          </table:table-cell>
          <table:table-cell office:value-type="float" office:value="0.0314716" calcext:value-type="float">
            <text:p>0.0314716</text:p>
          </table:table-cell>
          <table:table-cell office:value-type="float" office:value="-0.06806" calcext:value-type="float">
            <text:p>-0.06806</text:p>
          </table:table-cell>
          <table:table-cell office:value-type="float" office:value="-0.0097908" calcext:value-type="float">
            <text:p>-0.0097908</text:p>
          </table:table-cell>
          <table:table-cell office:value-type="float" office:value="0.6871969" calcext:value-type="float">
            <text:p>0.6871969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21903" calcext:value-type="float">
            <text:p>0.021903</text:p>
          </table:table-cell>
          <table:table-cell office:value-type="float" office:value="0.6871969" calcext:value-type="float">
            <text:p>0.6871969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28103" calcext:value-type="float">
            <text:p>0.028103</text:p>
          </table:table-cell>
          <table:table-cell office:value-type="float" office:value="0.687197" calcext:value-type="float">
            <text:p>0.6871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34303" calcext:value-type="float">
            <text:p>0.034303</text:p>
          </table:table-cell>
          <table:table-cell office:value-type="float" office:value="0.687197" calcext:value-type="float">
            <text:p>0.6871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40503" calcext:value-type="float">
            <text:p>0.040503</text:p>
          </table:table-cell>
          <table:table-cell office:value-type="float" office:value="0.687197" calcext:value-type="float">
            <text:p>0.6871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46703" calcext:value-type="float">
            <text:p>0.046703</text:p>
          </table:table-cell>
          <table:table-cell office:value-type="float" office:value="0.687197" calcext:value-type="float">
            <text:p>0.687197</text:p>
          </table:table-cell>
          <table:table-cell office:value-type="float" office:value="0.2472072" calcext:value-type="float">
            <text:p>0.2472072</text:p>
          </table:table-cell>
          <table:table-cell office:value-type="float" office:value="0.052903" calcext:value-type="float">
            <text:p>0.052903</text:p>
          </table:table-cell>
          <table:table-cell office:value-type="float" office:value="0.6809969" calcext:value-type="float">
            <text:p>0.6809969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21903" calcext:value-type="float">
            <text:p>0.021903</text:p>
          </table:table-cell>
          <table:table-cell office:value-type="float" office:value="0.6809969" calcext:value-type="float">
            <text:p>0.6809969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28103" calcext:value-type="float">
            <text:p>0.028103</text:p>
          </table:table-cell>
          <table:table-cell office:value-type="float" office:value="0.680997" calcext:value-type="float">
            <text:p>0.6809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34303" calcext:value-type="float">
            <text:p>0.034303</text:p>
          </table:table-cell>
          <table:table-cell office:value-type="float" office:value="0.680997" calcext:value-type="float">
            <text:p>0.6809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40503" calcext:value-type="float">
            <text:p>0.040503</text:p>
          </table:table-cell>
          <table:table-cell office:value-type="float" office:value="0.680997" calcext:value-type="float">
            <text:p>0.6809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46703" calcext:value-type="float">
            <text:p>0.046703</text:p>
          </table:table-cell>
          <table:table-cell office:value-type="float" office:value="0.680997" calcext:value-type="float">
            <text:p>0.680997</text:p>
          </table:table-cell>
          <table:table-cell office:value-type="float" office:value="0.2472072" calcext:value-type="float">
            <text:p>0.2472072</text:p>
          </table:table-cell>
          <table:table-cell office:value-type="float" office:value="0.052903" calcext:value-type="float">
            <text:p>0.052903</text:p>
          </table:table-cell>
        </table:table-row>
        <table:table-row table:style-name="ro1">
          <table:table-cell office:value-type="string" calcext:value-type="string">
            <text:p>x_minus_9</text:p>
          </table:table-cell>
          <table:table-cell office:value-type="float" office:value="-0.009" calcext:value-type="float">
            <text:p>-0.0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40:0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6830934" calcext:value-type="float">
            <text:p>0.6830934</text:p>
          </table:table-cell>
          <table:table-cell office:value-type="float" office:value="0.6861934" calcext:value-type="float">
            <text:p>0.6861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341856" calcext:value-type="float">
            <text:p>0.0341856</text:p>
          </table:table-cell>
          <table:table-cell office:value-type="float" office:value="5" calcext:value-type="float">
            <text:p>5</text:p>
          </table:table-cell>
          <table:table-cell office:value-type="float" office:value="0.747766196727753" calcext:value-type="float">
            <text:p>0.747766196727753</text:p>
          </table:table-cell>
          <table:table-cell office:value-type="float" office:value="-0.0979899987578392" calcext:value-type="float">
            <text:p>-0.0979899987578392</text:p>
          </table:table-cell>
          <table:table-cell office:value-type="float" office:value="0.845756195485592" calcext:value-type="float">
            <text:p>0.845756195485592</text:p>
          </table:table-cell>
          <table:table-cell office:value-type="float" office:value="0.261393861006945" calcext:value-type="float">
            <text:p>0.261393861006945</text:p>
          </table:table-cell>
          <table:table-cell office:value-type="float" office:value="0.341549111226714" calcext:value-type="float">
            <text:p>0.341549111226714</text:p>
          </table:table-cell>
          <table:table-cell office:value-type="float" office:value="0.575220161676407" calcext:value-type="float">
            <text:p>0.575220161676407</text:p>
          </table:table-cell>
          <table:table-cell office:value-type="float" office:value="-0.0524324396625161" calcext:value-type="float">
            <text:p>-0.0524324396625161</text:p>
          </table:table-cell>
          <table:table-cell office:value-type="float" office:value="0.627652601338923" calcext:value-type="float">
            <text:p>0.627652601338923</text:p>
          </table:table-cell>
          <table:table-cell office:value-type="float" office:value="0.6499484" calcext:value-type="float">
            <text:p>0.6499484</text:p>
          </table:table-cell>
          <table:table-cell office:value-type="float" office:value="0.45223" calcext:value-type="float">
            <text:p>0.45223</text:p>
          </table:table-cell>
          <table:table-cell office:value-type="float" office:value="0.55104" calcext:value-type="float">
            <text:p>0.55104</text:p>
          </table:table-cell>
          <table:table-cell office:value-type="float" office:value="0.7477662" calcext:value-type="float">
            <text:p>0.7477662</text:p>
          </table:table-cell>
          <table:table-cell office:value-type="float" office:value="0.4751162" calcext:value-type="float">
            <text:p>0.4751162</text:p>
          </table:table-cell>
          <table:table-cell office:value-type="float" office:value="0.0164246" calcext:value-type="float">
            <text:p>0.0164246</text:p>
          </table:table-cell>
          <table:table-cell office:value-type="float" office:value="-0.0553746" calcext:value-type="float">
            <text:p>-0.0553746</text:p>
          </table:table-cell>
          <table:table-cell office:value-type="float" office:value="-0.0603192" calcext:value-type="float">
            <text:p>-0.0603192</text:p>
          </table:table-cell>
          <table:table-cell office:value-type="float" office:value="-0.03444" calcext:value-type="float">
            <text:p>-0.03444</text:p>
          </table:table-cell>
          <table:table-cell office:value-type="float" office:value="-0.0140384" calcext:value-type="float">
            <text:p>-0.0140384</text:p>
          </table:table-cell>
          <table:table-cell office:value-type="float" office:value="-0.09799" calcext:value-type="float">
            <text:p>-0.09799</text:p>
          </table:table-cell>
          <table:table-cell office:value-type="float" office:value="-0.0106108" calcext:value-type="float">
            <text:p>-0.0106108</text:p>
          </table:table-cell>
          <table:table-cell office:value-type="float" office:value="0.6861934" calcext:value-type="float">
            <text:p>0.6861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219023" calcext:value-type="float">
            <text:p>0.0219023</text:p>
          </table:table-cell>
          <table:table-cell office:value-type="float" office:value="0.6861934" calcext:value-type="float">
            <text:p>0.6861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281023" calcext:value-type="float">
            <text:p>0.0281023</text:p>
          </table:table-cell>
          <table:table-cell office:value-type="float" office:value="0.6861934" calcext:value-type="float">
            <text:p>0.6861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343023" calcext:value-type="float">
            <text:p>0.0343023</text:p>
          </table:table-cell>
          <table:table-cell office:value-type="float" office:value="0.6861934" calcext:value-type="float">
            <text:p>0.6861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405023" calcext:value-type="float">
            <text:p>0.0405023</text:p>
          </table:table-cell>
          <table:table-cell office:value-type="float" office:value="0.6861935" calcext:value-type="float">
            <text:p>0.6861935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467023" calcext:value-type="float">
            <text:p>0.0467023</text:p>
          </table:table-cell>
          <table:table-cell office:value-type="float" office:value="0.6861935" calcext:value-type="float">
            <text:p>0.6861935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529023" calcext:value-type="float">
            <text:p>0.0529023</text:p>
          </table:table-cell>
          <table:table-cell office:value-type="float" office:value="0.6799934" calcext:value-type="float">
            <text:p>0.6799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219023" calcext:value-type="float">
            <text:p>0.0219023</text:p>
          </table:table-cell>
          <table:table-cell office:value-type="float" office:value="0.6799934" calcext:value-type="float">
            <text:p>0.6799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281023" calcext:value-type="float">
            <text:p>0.0281023</text:p>
          </table:table-cell>
          <table:table-cell office:value-type="float" office:value="0.6799934" calcext:value-type="float">
            <text:p>0.6799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343023" calcext:value-type="float">
            <text:p>0.0343023</text:p>
          </table:table-cell>
          <table:table-cell office:value-type="float" office:value="0.6799934" calcext:value-type="float">
            <text:p>0.6799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405023" calcext:value-type="float">
            <text:p>0.0405023</text:p>
          </table:table-cell>
          <table:table-cell office:value-type="float" office:value="0.6799935" calcext:value-type="float">
            <text:p>0.6799935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467023" calcext:value-type="float">
            <text:p>0.0467023</text:p>
          </table:table-cell>
          <table:table-cell office:value-type="float" office:value="0.6799935" calcext:value-type="float">
            <text:p>0.6799935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529023" calcext:value-type="float">
            <text:p>0.0529023</text:p>
          </table:table-cell>
        </table:table-row>
        <table:table-row table:style-name="ro1">
          <table:table-cell office:value-type="string" calcext:value-type="string">
            <text:p>x_minus_10</text:p>
          </table:table-cell>
          <table:table-cell office:value-type="float" office:value="-0.01" calcext:value-type="float">
            <text:p>-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2:40:1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6820973" calcext:value-type="float">
            <text:p>0.6820973</text:p>
          </table:table-cell>
          <table:table-cell office:value-type="float" office:value="0.6851973" calcext:value-type="float">
            <text:p>0.6851973</text:p>
          </table:table-cell>
          <table:table-cell office:value-type="float" office:value="0.2472052" calcext:value-type="float">
            <text:p>0.2472052</text:p>
          </table:table-cell>
          <table:table-cell office:value-type="float" office:value="0.0306659" calcext:value-type="float">
            <text:p>0.0306659</text:p>
          </table:table-cell>
          <table:table-cell office:value-type="float" office:value="5" calcext:value-type="float">
            <text:p>5</text:p>
          </table:table-cell>
          <table:table-cell office:value-type="float" office:value="0.412148386240006" calcext:value-type="float">
            <text:p>0.412148386240006</text:p>
          </table:table-cell>
          <table:table-cell office:value-type="float" office:value="-0.130019202828407" calcext:value-type="float">
            <text:p>-0.130019202828407</text:p>
          </table:table-cell>
          <table:table-cell office:value-type="float" office:value="0.542167589068413" calcext:value-type="float">
            <text:p>0.542167589068413</text:p>
          </table:table-cell>
          <table:table-cell office:value-type="float" office:value="0.0489728584885597" calcext:value-type="float">
            <text:p>0.0489728584885597</text:p>
          </table:table-cell>
          <table:table-cell office:value-type="float" office:value="0.185551571272984" calcext:value-type="float">
            <text:p>0.185551571272984</text:p>
          </table:table-cell>
          <table:table-cell office:value-type="float" office:value="0.20786015689373" calcext:value-type="float">
            <text:p>0.20786015689373</text:p>
          </table:table-cell>
          <table:table-cell office:value-type="float" office:value="-0.109914439916611" calcext:value-type="float">
            <text:p>-0.109914439916611</text:p>
          </table:table-cell>
          <table:table-cell office:value-type="float" office:value="0.317774596810341" calcext:value-type="float">
            <text:p>0.317774596810341</text:p>
          </table:table-cell>
          <table:table-cell office:value-type="float" office:value="0.4121484" calcext:value-type="float">
            <text:p>0.4121484</text:p>
          </table:table-cell>
          <table:table-cell office:value-type="float" office:value="0.17384" calcext:value-type="float">
            <text:p>0.17384</text:p>
          </table:table-cell>
          <table:table-cell office:value-type="float" office:value="0.19516" calcext:value-type="float">
            <text:p>0.19516</text:p>
          </table:table-cell>
          <table:table-cell office:value-type="float" office:value="0.1270262" calcext:value-type="float">
            <text:p>0.1270262</text:p>
          </table:table-cell>
          <table:table-cell office:value-type="float" office:value="0.1311262" calcext:value-type="float">
            <text:p>0.1311262</text:p>
          </table:table-cell>
          <table:table-cell office:value-type="float" office:value="0.0151946" calcext:value-type="float">
            <text:p>0.0151946</text:p>
          </table:table-cell>
          <table:table-cell office:value-type="float" office:value="-0.1181046" calcext:value-type="float">
            <text:p>-0.1181046</text:p>
          </table:table-cell>
          <table:table-cell office:value-type="float" office:value="-0.1300192" calcext:value-type="float">
            <text:p>-0.1300192</text:p>
          </table:table-cell>
          <table:table-cell office:value-type="float" office:value="-0.08528" calcext:value-type="float">
            <text:p>-0.08528</text:p>
          </table:table-cell>
          <table:table-cell office:value-type="float" office:value="-0.0874284" calcext:value-type="float">
            <text:p>-0.0874284</text:p>
          </table:table-cell>
          <table:table-cell office:value-type="float" office:value="-0.12874" calcext:value-type="float">
            <text:p>-0.12874</text:p>
          </table:table-cell>
          <table:table-cell office:value-type="float" office:value="-0.0106108" calcext:value-type="float">
            <text:p>-0.0106108</text:p>
          </table:table-cell>
          <table:table-cell office:value-type="float" office:value="0.6851973" calcext:value-type="float">
            <text:p>0.6851973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18981" calcext:value-type="float">
            <text:p>0.0218981</text:p>
          </table:table-cell>
          <table:table-cell office:value-type="float" office:value="0.6851973" calcext:value-type="float">
            <text:p>0.6851973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80981" calcext:value-type="float">
            <text:p>0.0280981</text:p>
          </table:table-cell>
          <table:table-cell office:value-type="float" office:value="0.6851973" calcext:value-type="float">
            <text:p>0.6851973</text:p>
          </table:table-cell>
          <table:table-cell office:value-type="float" office:value="0.2472052" calcext:value-type="float">
            <text:p>0.2472052</text:p>
          </table:table-cell>
          <table:table-cell office:value-type="float" office:value="0.0342981" calcext:value-type="float">
            <text:p>0.0342981</text:p>
          </table:table-cell>
          <table:table-cell office:value-type="float" office:value="0.6851972" calcext:value-type="float">
            <text:p>0.6851972</text:p>
          </table:table-cell>
          <table:table-cell office:value-type="float" office:value="0.2472052" calcext:value-type="float">
            <text:p>0.2472052</text:p>
          </table:table-cell>
          <table:table-cell office:value-type="float" office:value="0.0404981" calcext:value-type="float">
            <text:p>0.0404981</text:p>
          </table:table-cell>
          <table:table-cell office:value-type="float" office:value="0.6851972" calcext:value-type="float">
            <text:p>0.6851972</text:p>
          </table:table-cell>
          <table:table-cell office:value-type="float" office:value="0.2472053" calcext:value-type="float">
            <text:p>0.2472053</text:p>
          </table:table-cell>
          <table:table-cell office:value-type="float" office:value="0.0466981" calcext:value-type="float">
            <text:p>0.0466981</text:p>
          </table:table-cell>
          <table:table-cell office:value-type="float" office:value="0.6851972" calcext:value-type="float">
            <text:p>0.6851972</text:p>
          </table:table-cell>
          <table:table-cell office:value-type="float" office:value="0.2472053" calcext:value-type="float">
            <text:p>0.2472053</text:p>
          </table:table-cell>
          <table:table-cell office:value-type="float" office:value="0.0528981" calcext:value-type="float">
            <text:p>0.0528981</text:p>
          </table:table-cell>
          <table:table-cell office:value-type="float" office:value="0.6789973" calcext:value-type="float">
            <text:p>0.6789973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18981" calcext:value-type="float">
            <text:p>0.0218981</text:p>
          </table:table-cell>
          <table:table-cell office:value-type="float" office:value="0.6789973" calcext:value-type="float">
            <text:p>0.6789973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80981" calcext:value-type="float">
            <text:p>0.0280981</text:p>
          </table:table-cell>
          <table:table-cell office:value-type="float" office:value="0.6789973" calcext:value-type="float">
            <text:p>0.6789973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342981" calcext:value-type="float">
            <text:p>0.0342981</text:p>
          </table:table-cell>
          <table:table-cell office:value-type="float" office:value="0.6789972" calcext:value-type="float">
            <text:p>0.6789972</text:p>
          </table:table-cell>
          <table:table-cell office:value-type="float" office:value="0.2472052" calcext:value-type="float">
            <text:p>0.2472052</text:p>
          </table:table-cell>
          <table:table-cell office:value-type="float" office:value="0.0404981" calcext:value-type="float">
            <text:p>0.0404981</text:p>
          </table:table-cell>
          <table:table-cell office:value-type="float" office:value="0.6789972" calcext:value-type="float">
            <text:p>0.6789972</text:p>
          </table:table-cell>
          <table:table-cell office:value-type="float" office:value="0.2472052" calcext:value-type="float">
            <text:p>0.2472052</text:p>
          </table:table-cell>
          <table:table-cell office:value-type="float" office:value="0.0466981" calcext:value-type="float">
            <text:p>0.0466981</text:p>
          </table:table-cell>
          <table:table-cell office:value-type="float" office:value="0.6789972" calcext:value-type="float">
            <text:p>0.6789972</text:p>
          </table:table-cell>
          <table:table-cell office:value-type="float" office:value="0.2472053" calcext:value-type="float">
            <text:p>0.2472053</text:p>
          </table:table-cell>
          <table:table-cell office:value-type="float" office:value="0.0528981" calcext:value-type="float">
            <text:p>0.0528981</text:p>
          </table:table-cell>
        </table:table-row>
        <table:table-row table:style-name="ro1">
          <table:table-cell office:value-type="string" calcext:value-type="string">
            <text:p>y_plus_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2:40:25</text:p>
          </table:table-cell>
          <table:table-cell office:value-type="float" office:value="-0.000269" calcext:value-type="float">
            <text:p>-0.000269</text:p>
          </table:table-cell>
          <table:table-cell office:value-type="float" office:value="0.6920778" calcext:value-type="float">
            <text:p>0.6920778</text:p>
          </table:table-cell>
          <table:table-cell office:value-type="float" office:value="0.6918088" calcext:value-type="float">
            <text:p>0.691808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379791" calcext:value-type="float">
            <text:p>0.0379791</text:p>
          </table:table-cell>
          <table:table-cell office:value-type="float" office:value="10" calcext:value-type="float">
            <text:p>10</text:p>
          </table:table-cell>
          <table:table-cell office:value-type="float" office:value="1.05442154407501" calcext:value-type="float">
            <text:p>1.05442154407501</text:p>
          </table:table-cell>
          <table:table-cell office:value-type="float" office:value="0.211125403642654" calcext:value-type="float">
            <text:p>0.211125403642654</text:p>
          </table:table-cell>
          <table:table-cell office:value-type="float" office:value="0.843296140432358" calcext:value-type="float">
            <text:p>0.843296140432358</text:p>
          </table:table-cell>
          <table:table-cell office:value-type="float" office:value="0.530476853251457" calcext:value-type="float">
            <text:p>0.530476853251457</text:p>
          </table:table-cell>
          <table:table-cell office:value-type="float" office:value="0.285071116992594" calcext:value-type="float">
            <text:p>0.285071116992594</text:p>
          </table:table-cell>
          <table:table-cell office:value-type="float" office:value="0.484446161985397" calcext:value-type="float">
            <text:p>0.484446161985397</text:p>
          </table:table-cell>
          <table:table-cell office:value-type="float" office:value="0.576507544517517" calcext:value-type="float">
            <text:p>0.576507544517517</text:p>
          </table:table-cell>
          <table:table-cell office:value-type="float" office:value="0.0920613825321197" calcext:value-type="float">
            <text:p>0.0920613825321197</text:p>
          </table:table-cell>
          <table:table-cell office:value-type="float" office:value="0.3879584" calcext:value-type="float">
            <text:p>0.3879584</text:p>
          </table:table-cell>
          <table:table-cell office:value-type="float" office:value="0.28823" calcext:value-type="float">
            <text:p>0.28823</text:p>
          </table:table-cell>
          <table:table-cell office:value-type="float" office:value="0.41492" calcext:value-type="float">
            <text:p>0.41492</text:p>
          </table:table-cell>
          <table:table-cell office:value-type="float" office:value="0.6477262" calcext:value-type="float">
            <text:p>0.6477262</text:p>
          </table:table-cell>
          <table:table-cell office:value-type="float" office:value="0.6833962" calcext:value-type="float">
            <text:p>0.6833962</text:p>
          </table:table-cell>
          <table:table-cell office:value-type="float" office:value="0.0164246" calcext:value-type="float">
            <text:p>0.0164246</text:p>
          </table:table-cell>
          <table:table-cell office:value-type="float" office:value="0.2111254" calcext:value-type="float">
            <text:p>0.2111254</text:p>
          </table:table-cell>
          <table:table-cell office:value-type="float" office:value="0.2894108" calcext:value-type="float">
            <text:p>0.2894108</text:p>
          </table:table-cell>
          <table:table-cell office:value-type="float" office:value="0.40713" calcext:value-type="float">
            <text:p>0.40713</text:p>
          </table:table-cell>
          <table:table-cell office:value-type="float" office:value="1.0544215" calcext:value-type="float">
            <text:p>1.0544215</text:p>
          </table:table-cell>
          <table:table-cell office:value-type="float" office:value="0.92045" calcext:value-type="float">
            <text:p>0.92045</text:p>
          </table:table-cell>
          <table:table-cell office:value-type="float" office:value="-0.0118408" calcext:value-type="float">
            <text:p>-0.0118408</text:p>
          </table:table-cell>
          <table:table-cell office:value-type="float" office:value="0.6951777" calcext:value-type="float">
            <text:p>0.6951777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219161" calcext:value-type="float">
            <text:p>0.0219161</text:p>
          </table:table-cell>
          <table:table-cell office:value-type="float" office:value="0.6951777" calcext:value-type="float">
            <text:p>0.6951777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281161" calcext:value-type="float">
            <text:p>0.0281161</text:p>
          </table:table-cell>
          <table:table-cell office:value-type="float" office:value="0.6951778" calcext:value-type="float">
            <text:p>0.6951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343161" calcext:value-type="float">
            <text:p>0.0343161</text:p>
          </table:table-cell>
          <table:table-cell office:value-type="float" office:value="0.6951778" calcext:value-type="float">
            <text:p>0.6951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405161" calcext:value-type="float">
            <text:p>0.0405161</text:p>
          </table:table-cell>
          <table:table-cell office:value-type="float" office:value="0.6951778" calcext:value-type="float">
            <text:p>0.6951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467161" calcext:value-type="float">
            <text:p>0.0467161</text:p>
          </table:table-cell>
          <table:table-cell office:value-type="float" office:value="0.6951778" calcext:value-type="float">
            <text:p>0.6951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529161" calcext:value-type="float">
            <text:p>0.0529161</text:p>
          </table:table-cell>
          <table:table-cell office:value-type="float" office:value="0.6889777" calcext:value-type="float">
            <text:p>0.6889777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219161" calcext:value-type="float">
            <text:p>0.0219161</text:p>
          </table:table-cell>
          <table:table-cell office:value-type="float" office:value="0.6889777" calcext:value-type="float">
            <text:p>0.6889777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281161" calcext:value-type="float">
            <text:p>0.0281161</text:p>
          </table:table-cell>
          <table:table-cell office:value-type="float" office:value="0.6889778" calcext:value-type="float">
            <text:p>0.6889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343161" calcext:value-type="float">
            <text:p>0.0343161</text:p>
          </table:table-cell>
          <table:table-cell office:value-type="float" office:value="0.6889778" calcext:value-type="float">
            <text:p>0.6889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405161" calcext:value-type="float">
            <text:p>0.0405161</text:p>
          </table:table-cell>
          <table:table-cell office:value-type="float" office:value="0.6889778" calcext:value-type="float">
            <text:p>0.6889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467161" calcext:value-type="float">
            <text:p>0.0467161</text:p>
          </table:table-cell>
          <table:table-cell office:value-type="float" office:value="0.6889778" calcext:value-type="float">
            <text:p>0.6889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529161" calcext:value-type="float">
            <text:p>0.0529161</text:p>
          </table:table-cell>
        </table:table-row>
        <table:table-row table:style-name="ro1">
          <table:table-cell office:value-type="string" calcext:value-type="string">
            <text:p>y_plus_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2:40:38</text:p>
          </table:table-cell>
          <table:table-cell office:value-type="float" office:value="-0.0002709" calcext:value-type="float">
            <text:p>-0.0002709</text:p>
          </table:table-cell>
          <table:table-cell office:value-type="float" office:value="0.6920962" calcext:value-type="float">
            <text:p>0.6920962</text:p>
          </table:table-cell>
          <table:table-cell office:value-type="float" office:value="0.6918253" calcext:value-type="float">
            <text:p>0.6918253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37925" calcext:value-type="float">
            <text:p>0.037925</text:p>
          </table:table-cell>
          <table:table-cell office:value-type="float" office:value="10" calcext:value-type="float">
            <text:p>10</text:p>
          </table:table-cell>
          <table:table-cell office:value-type="float" office:value="1.02162158489227" calcext:value-type="float">
            <text:p>1.02162158489227</text:p>
          </table:table-cell>
          <table:table-cell office:value-type="float" office:value="0.229575395584106" calcext:value-type="float">
            <text:p>0.229575395584106</text:p>
          </table:table-cell>
          <table:table-cell office:value-type="float" office:value="0.792046189308167" calcext:value-type="float">
            <text:p>0.792046189308167</text:p>
          </table:table-cell>
          <table:table-cell office:value-type="float" office:value="0.538471859693527" calcext:value-type="float">
            <text:p>0.538471859693527</text:p>
          </table:table-cell>
          <table:table-cell office:value-type="float" office:value="0.283305520290644" calcext:value-type="float">
            <text:p>0.283305520290644</text:p>
          </table:table-cell>
          <table:table-cell office:value-type="float" office:value="0.491416162252426" calcext:value-type="float">
            <text:p>0.491416162252426</text:p>
          </table:table-cell>
          <table:table-cell office:value-type="float" office:value="0.585527557134628" calcext:value-type="float">
            <text:p>0.585527557134628</text:p>
          </table:table-cell>
          <table:table-cell office:value-type="float" office:value="0.0941113948822022" calcext:value-type="float">
            <text:p>0.0941113948822022</text:p>
          </table:table-cell>
          <table:table-cell office:value-type="float" office:value="0.4088684" calcext:value-type="float">
            <text:p>0.4088684</text:p>
          </table:table-cell>
          <table:table-cell office:value-type="float" office:value="0.29438" calcext:value-type="float">
            <text:p>0.29438</text:p>
          </table:table-cell>
          <table:table-cell office:value-type="float" office:value="0.41451" calcext:value-type="float">
            <text:p>0.41451</text:p>
          </table:table-cell>
          <table:table-cell office:value-type="float" office:value="0.6292762" calcext:value-type="float">
            <text:p>0.6292762</text:p>
          </table:table-cell>
          <table:table-cell office:value-type="float" office:value="0.7100462" calcext:value-type="float">
            <text:p>0.7100462</text:p>
          </table:table-cell>
          <table:table-cell office:value-type="float" office:value="0.0172446" calcext:value-type="float">
            <text:p>0.0172446</text:p>
          </table:table-cell>
          <table:table-cell office:value-type="float" office:value="0.2295754" calcext:value-type="float">
            <text:p>0.2295754</text:p>
          </table:table-cell>
          <table:table-cell office:value-type="float" office:value="0.2988408" calcext:value-type="float">
            <text:p>0.2988408</text:p>
          </table:table-cell>
          <table:table-cell office:value-type="float" office:value="0.40467" calcext:value-type="float">
            <text:p>0.40467</text:p>
          </table:table-cell>
          <table:table-cell office:value-type="float" office:value="1.0216216" calcext:value-type="float">
            <text:p>1.0216216</text:p>
          </table:table-cell>
          <table:table-cell office:value-type="float" office:value="0.97293" calcext:value-type="float">
            <text:p>0.97293</text:p>
          </table:table-cell>
          <table:table-cell office:value-type="float" office:value="-0.0110208" calcext:value-type="float">
            <text:p>-0.011020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219018" calcext:value-type="float">
            <text:p>0.021901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281018" calcext:value-type="float">
            <text:p>0.028101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343018" calcext:value-type="float">
            <text:p>0.034301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4" calcext:value-type="float">
            <text:p>0.2492024</text:p>
          </table:table-cell>
          <table:table-cell office:value-type="float" office:value="0.0405018" calcext:value-type="float">
            <text:p>0.040501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4" calcext:value-type="float">
            <text:p>0.2492024</text:p>
          </table:table-cell>
          <table:table-cell office:value-type="float" office:value="0.0467018" calcext:value-type="float">
            <text:p>0.046701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4" calcext:value-type="float">
            <text:p>0.2492024</text:p>
          </table:table-cell>
          <table:table-cell office:value-type="float" office:value="0.0529018" calcext:value-type="float">
            <text:p>0.0529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219018" calcext:value-type="float">
            <text:p>0.0219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281018" calcext:value-type="float">
            <text:p>0.0281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343018" calcext:value-type="float">
            <text:p>0.0343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405018" calcext:value-type="float">
            <text:p>0.0405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4" calcext:value-type="float">
            <text:p>0.2492024</text:p>
          </table:table-cell>
          <table:table-cell office:value-type="float" office:value="0.0467018" calcext:value-type="float">
            <text:p>0.0467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4" calcext:value-type="float">
            <text:p>0.2492024</text:p>
          </table:table-cell>
          <table:table-cell office:value-type="float" office:value="0.0529018" calcext:value-type="float">
            <text:p>0.0529018</text:p>
          </table:table-cell>
        </table:table-row>
        <table:table-row table:style-name="ro1">
          <table:table-cell office:value-type="string" calcext:value-type="string">
            <text:p>y_plus_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2:40:51</text:p>
          </table:table-cell>
          <table:table-cell office:value-type="float" office:value="-0.0002304" calcext:value-type="float">
            <text:p>-0.0002304</text:p>
          </table:table-cell>
          <table:table-cell office:value-type="float" office:value="0.692093" calcext:value-type="float">
            <text:p>0.692093</text:p>
          </table:table-cell>
          <table:table-cell office:value-type="float" office:value="0.6918626" calcext:value-type="float">
            <text:p>0.6918626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372298" calcext:value-type="float">
            <text:p>0.0372298</text:p>
          </table:table-cell>
          <table:table-cell office:value-type="float" office:value="10" calcext:value-type="float">
            <text:p>10</text:p>
          </table:table-cell>
          <table:table-cell office:value-type="float" office:value="0.973241627216339" calcext:value-type="float">
            <text:p>0.973241627216339</text:p>
          </table:table-cell>
          <table:table-cell office:value-type="float" office:value="0.27180540561676" calcext:value-type="float">
            <text:p>0.27180540561676</text:p>
          </table:table-cell>
          <table:table-cell office:value-type="float" office:value="0.701436221599579" calcext:value-type="float">
            <text:p>0.701436221599579</text:p>
          </table:table-cell>
          <table:table-cell office:value-type="float" office:value="0.524490860104561" calcext:value-type="float">
            <text:p>0.524490860104561</text:p>
          </table:table-cell>
          <table:table-cell office:value-type="float" office:value="0.236699338038924" calcext:value-type="float">
            <text:p>0.236699338038924</text:p>
          </table:table-cell>
          <table:table-cell office:value-type="float" office:value="0.485512155294418" calcext:value-type="float">
            <text:p>0.485512155294418</text:p>
          </table:table-cell>
          <table:table-cell office:value-type="float" office:value="0.563469564914703" calcext:value-type="float">
            <text:p>0.563469564914703</text:p>
          </table:table-cell>
          <table:table-cell office:value-type="float" office:value="0.077957409620285" calcext:value-type="float">
            <text:p>0.077957409620285</text:p>
          </table:table-cell>
          <table:table-cell office:value-type="float" office:value="0.4531484" calcext:value-type="float">
            <text:p>0.4531484</text:p>
          </table:table-cell>
          <table:table-cell office:value-type="float" office:value="0.30627" calcext:value-type="float">
            <text:p>0.30627</text:p>
          </table:table-cell>
          <table:table-cell office:value-type="float" office:value="0.4141" calcext:value-type="float">
            <text:p>0.4141</text:p>
          </table:table-cell>
          <table:table-cell office:value-type="float" office:value="0.5989362" calcext:value-type="float">
            <text:p>0.5989362</text:p>
          </table:table-cell>
          <table:table-cell office:value-type="float" office:value="0.6551062" calcext:value-type="float">
            <text:p>0.6551062</text:p>
          </table:table-cell>
          <table:table-cell office:value-type="float" office:value="0.0184746" calcext:value-type="float">
            <text:p>0.0184746</text:p>
          </table:table-cell>
          <table:table-cell office:value-type="float" office:value="0.2718054" calcext:value-type="float">
            <text:p>0.2718054</text:p>
          </table:table-cell>
          <table:table-cell office:value-type="float" office:value="0.3242608" calcext:value-type="float">
            <text:p>0.3242608</text:p>
          </table:table-cell>
          <table:table-cell office:value-type="float" office:value="0.41" calcext:value-type="float">
            <text:p>0.41</text:p>
          </table:table-cell>
          <table:table-cell office:value-type="float" office:value="0.9732416" calcext:value-type="float">
            <text:p>0.9732416</text:p>
          </table:table-cell>
          <table:table-cell office:value-type="float" office:value="0.83804" calcext:value-type="float">
            <text:p>0.83804</text:p>
          </table:table-cell>
          <table:table-cell office:value-type="float" office:value="-0.0102008" calcext:value-type="float">
            <text:p>-0.0102008</text:p>
          </table:table-cell>
          <table:table-cell office:value-type="float" office:value="0.6951929" calcext:value-type="float">
            <text:p>0.6951929</text:p>
          </table:table-cell>
          <table:table-cell office:value-type="float" office:value="0.2502025" calcext:value-type="float">
            <text:p>0.2502025</text:p>
          </table:table-cell>
          <table:table-cell office:value-type="float" office:value="0.0219005" calcext:value-type="float">
            <text:p>0.0219005</text:p>
          </table:table-cell>
          <table:table-cell office:value-type="float" office:value="0.6951929" calcext:value-type="float">
            <text:p>0.6951929</text:p>
          </table:table-cell>
          <table:table-cell office:value-type="float" office:value="0.2502025" calcext:value-type="float">
            <text:p>0.2502025</text:p>
          </table:table-cell>
          <table:table-cell office:value-type="float" office:value="0.0281005" calcext:value-type="float">
            <text:p>0.0281005</text:p>
          </table:table-cell>
          <table:table-cell office:value-type="float" office:value="0.695193" calcext:value-type="float">
            <text:p>0.6951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343005" calcext:value-type="float">
            <text:p>0.0343005</text:p>
          </table:table-cell>
          <table:table-cell office:value-type="float" office:value="0.695193" calcext:value-type="float">
            <text:p>0.6951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405005" calcext:value-type="float">
            <text:p>0.0405005</text:p>
          </table:table-cell>
          <table:table-cell office:value-type="float" office:value="0.695193" calcext:value-type="float">
            <text:p>0.6951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467005" calcext:value-type="float">
            <text:p>0.0467005</text:p>
          </table:table-cell>
          <table:table-cell office:value-type="float" office:value="0.695193" calcext:value-type="float">
            <text:p>0.6951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529005" calcext:value-type="float">
            <text:p>0.0529005</text:p>
          </table:table-cell>
          <table:table-cell office:value-type="float" office:value="0.6889929" calcext:value-type="float">
            <text:p>0.6889929</text:p>
          </table:table-cell>
          <table:table-cell office:value-type="float" office:value="0.2502025" calcext:value-type="float">
            <text:p>0.2502025</text:p>
          </table:table-cell>
          <table:table-cell office:value-type="float" office:value="0.0219005" calcext:value-type="float">
            <text:p>0.0219005</text:p>
          </table:table-cell>
          <table:table-cell office:value-type="float" office:value="0.6889929" calcext:value-type="float">
            <text:p>0.6889929</text:p>
          </table:table-cell>
          <table:table-cell office:value-type="float" office:value="0.2502025" calcext:value-type="float">
            <text:p>0.2502025</text:p>
          </table:table-cell>
          <table:table-cell office:value-type="float" office:value="0.0281005" calcext:value-type="float">
            <text:p>0.0281005</text:p>
          </table:table-cell>
          <table:table-cell office:value-type="float" office:value="0.688993" calcext:value-type="float">
            <text:p>0.688993</text:p>
          </table:table-cell>
          <table:table-cell office:value-type="float" office:value="0.2502025" calcext:value-type="float">
            <text:p>0.2502025</text:p>
          </table:table-cell>
          <table:table-cell office:value-type="float" office:value="0.0343005" calcext:value-type="float">
            <text:p>0.0343005</text:p>
          </table:table-cell>
          <table:table-cell office:value-type="float" office:value="0.688993" calcext:value-type="float">
            <text:p>0.6889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405005" calcext:value-type="float">
            <text:p>0.0405005</text:p>
          </table:table-cell>
          <table:table-cell office:value-type="float" office:value="0.688993" calcext:value-type="float">
            <text:p>0.6889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467005" calcext:value-type="float">
            <text:p>0.0467005</text:p>
          </table:table-cell>
          <table:table-cell office:value-type="float" office:value="0.688993" calcext:value-type="float">
            <text:p>0.6889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529005" calcext:value-type="float">
            <text:p>0.0529005</text:p>
          </table:table-cell>
        </table:table-row>
        <table:table-row table:style-name="ro1">
          <table:table-cell office:value-type="string" calcext:value-type="string">
            <text:p>y_minus_1</text:p>
          </table:table-cell>
          <table:table-cell office:value-type="float" office:value="-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2:41:04</text:p>
          </table:table-cell>
          <table:table-cell office:value-type="float" office:value="-0.0002335" calcext:value-type="float">
            <text:p>-0.0002335</text:p>
          </table:table-cell>
          <table:table-cell office:value-type="float" office:value="0.692098" calcext:value-type="float">
            <text:p>0.692098</text:p>
          </table:table-cell>
          <table:table-cell office:value-type="float" office:value="0.6918645" calcext:value-type="float">
            <text:p>0.6918645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383537" calcext:value-type="float">
            <text:p>0.0383537</text:p>
          </table:table-cell>
          <table:table-cell office:value-type="float" office:value="10" calcext:value-type="float">
            <text:p>10</text:p>
          </table:table-cell>
          <table:table-cell office:value-type="float" office:value="1.12330162525177" calcext:value-type="float">
            <text:p>1.12330162525177</text:p>
          </table:table-cell>
          <table:table-cell office:value-type="float" office:value="0.165615394711494" calcext:value-type="float">
            <text:p>0.165615394711494</text:p>
          </table:table-cell>
          <table:table-cell office:value-type="float" office:value="0.957686230540276" calcext:value-type="float">
            <text:p>0.957686230540276</text:p>
          </table:table-cell>
          <table:table-cell office:value-type="float" office:value="0.526745872199535" calcext:value-type="float">
            <text:p>0.526745872199535</text:p>
          </table:table-cell>
          <table:table-cell office:value-type="float" office:value="0.311704700931672" calcext:value-type="float">
            <text:p>0.311704700931672</text:p>
          </table:table-cell>
          <table:table-cell office:value-type="float" office:value="0.487070173025131" calcext:value-type="float">
            <text:p>0.487070173025131</text:p>
          </table:table-cell>
          <table:table-cell office:value-type="float" office:value="0.56642157137394" calcext:value-type="float">
            <text:p>0.56642157137394</text:p>
          </table:table-cell>
          <table:table-cell office:value-type="float" office:value="0.0793513983488083" calcext:value-type="float">
            <text:p>0.0793513983488083</text:p>
          </table:table-cell>
          <table:table-cell office:value-type="float" office:value="0.3502384" calcext:value-type="float">
            <text:p>0.3502384</text:p>
          </table:table-cell>
          <table:table-cell office:value-type="float" office:value="0.2624" calcext:value-type="float">
            <text:p>0.2624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7063562" calcext:value-type="float">
            <text:p>0.7063562</text:p>
          </table:table-cell>
          <table:table-cell office:value-type="float" office:value="0.0176546" calcext:value-type="float">
            <text:p>0.0176546</text:p>
          </table:table-cell>
          <table:table-cell office:value-type="float" office:value="0.1656154" calcext:value-type="float">
            <text:p>0.1656154</text:p>
          </table:table-cell>
          <table:table-cell office:value-type="float" office:value="0.2619408" calcext:value-type="float">
            <text:p>0.2619408</text:p>
          </table:table-cell>
          <table:table-cell office:value-type="float" office:value="0.40303" calcext:value-type="float">
            <text:p>0.40303</text:p>
          </table:table-cell>
          <table:table-cell office:value-type="float" office:value="1.1233016" calcext:value-type="float">
            <text:p>1.1233016</text:p>
          </table:table-cell>
          <table:table-cell office:value-type="float" office:value="0.87822" calcext:value-type="float">
            <text:p>0.87822</text:p>
          </table:table-cell>
          <table:table-cell office:value-type="float" office:value="-0.0138908" calcext:value-type="float">
            <text:p>-0.0138908</text:p>
          </table:table-cell>
          <table:table-cell office:value-type="float" office:value="0.6951979" calcext:value-type="float">
            <text:p>0.6951979</text:p>
          </table:table-cell>
          <table:table-cell office:value-type="float" office:value="0.2462053" calcext:value-type="float">
            <text:p>0.2462053</text:p>
          </table:table-cell>
          <table:table-cell office:value-type="float" office:value="0.0219015" calcext:value-type="float">
            <text:p>0.0219015</text:p>
          </table:table-cell>
          <table:table-cell office:value-type="float" office:value="0.6951979" calcext:value-type="float">
            <text:p>0.6951979</text:p>
          </table:table-cell>
          <table:table-cell office:value-type="float" office:value="0.2462053" calcext:value-type="float">
            <text:p>0.2462053</text:p>
          </table:table-cell>
          <table:table-cell office:value-type="float" office:value="0.0281015" calcext:value-type="float">
            <text:p>0.0281015</text:p>
          </table:table-cell>
          <table:table-cell office:value-type="float" office:value="0.695198" calcext:value-type="float">
            <text:p>0.6951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343015" calcext:value-type="float">
            <text:p>0.0343015</text:p>
          </table:table-cell>
          <table:table-cell office:value-type="float" office:value="0.695198" calcext:value-type="float">
            <text:p>0.6951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405015" calcext:value-type="float">
            <text:p>0.0405015</text:p>
          </table:table-cell>
          <table:table-cell office:value-type="float" office:value="0.695198" calcext:value-type="float">
            <text:p>0.6951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467015" calcext:value-type="float">
            <text:p>0.0467015</text:p>
          </table:table-cell>
          <table:table-cell office:value-type="float" office:value="0.6951981" calcext:value-type="float">
            <text:p>0.6951981</text:p>
          </table:table-cell>
          <table:table-cell office:value-type="float" office:value="0.2462055" calcext:value-type="float">
            <text:p>0.2462055</text:p>
          </table:table-cell>
          <table:table-cell office:value-type="float" office:value="0.0529015" calcext:value-type="float">
            <text:p>0.0529015</text:p>
          </table:table-cell>
          <table:table-cell office:value-type="float" office:value="0.6889979" calcext:value-type="float">
            <text:p>0.6889979</text:p>
          </table:table-cell>
          <table:table-cell office:value-type="float" office:value="0.2462053" calcext:value-type="float">
            <text:p>0.2462053</text:p>
          </table:table-cell>
          <table:table-cell office:value-type="float" office:value="0.0219015" calcext:value-type="float">
            <text:p>0.0219015</text:p>
          </table:table-cell>
          <table:table-cell office:value-type="float" office:value="0.6889979" calcext:value-type="float">
            <text:p>0.6889979</text:p>
          </table:table-cell>
          <table:table-cell office:value-type="float" office:value="0.2462053" calcext:value-type="float">
            <text:p>0.2462053</text:p>
          </table:table-cell>
          <table:table-cell office:value-type="float" office:value="0.0281015" calcext:value-type="float">
            <text:p>0.0281015</text:p>
          </table:table-cell>
          <table:table-cell office:value-type="float" office:value="0.688998" calcext:value-type="float">
            <text:p>0.6889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343015" calcext:value-type="float">
            <text:p>0.0343015</text:p>
          </table:table-cell>
          <table:table-cell office:value-type="float" office:value="0.688998" calcext:value-type="float">
            <text:p>0.6889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405015" calcext:value-type="float">
            <text:p>0.0405015</text:p>
          </table:table-cell>
          <table:table-cell office:value-type="float" office:value="0.688998" calcext:value-type="float">
            <text:p>0.6889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467015" calcext:value-type="float">
            <text:p>0.0467015</text:p>
          </table:table-cell>
          <table:table-cell office:value-type="float" office:value="0.6889981" calcext:value-type="float">
            <text:p>0.6889981</text:p>
          </table:table-cell>
          <table:table-cell office:value-type="float" office:value="0.2462055" calcext:value-type="float">
            <text:p>0.2462055</text:p>
          </table:table-cell>
          <table:table-cell office:value-type="float" office:value="0.0529015" calcext:value-type="float">
            <text:p>0.0529015</text:p>
          </table:table-cell>
        </table:table-row>
        <table:table-row table:style-name="ro1">
          <table:table-cell office:value-type="string" calcext:value-type="string">
            <text:p>y_minus_2</text:p>
          </table:table-cell>
          <table:table-cell office:value-type="float" office:value="-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2:41:17</text:p>
          </table:table-cell>
          <table:table-cell office:value-type="float" office:value="-0.0002156" calcext:value-type="float">
            <text:p>-0.0002156</text:p>
          </table:table-cell>
          <table:table-cell office:value-type="float" office:value="0.692091" calcext:value-type="float">
            <text:p>0.692091</text:p>
          </table:table-cell>
          <table:table-cell office:value-type="float" office:value="0.6918754" calcext:value-type="float">
            <text:p>0.6918754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381429" calcext:value-type="float">
            <text:p>0.0381429</text:p>
          </table:table-cell>
          <table:table-cell office:value-type="float" office:value="10" calcext:value-type="float">
            <text:p>10</text:p>
          </table:table-cell>
          <table:table-cell office:value-type="float" office:value="1.1368316411972" calcext:value-type="float">
            <text:p>1.1368316411972</text:p>
          </table:table-cell>
          <table:table-cell office:value-type="float" office:value="0.144295394420624" calcext:value-type="float">
            <text:p>0.144295394420624</text:p>
          </table:table-cell>
          <table:table-cell office:value-type="float" office:value="0.992536246776581" calcext:value-type="float">
            <text:p>0.992536246776581</text:p>
          </table:table-cell>
          <table:table-cell office:value-type="float" office:value="0.502063864469528" calcext:value-type="float">
            <text:p>0.502063864469528</text:p>
          </table:table-cell>
          <table:table-cell office:value-type="float" office:value="0.302657454391827" calcext:value-type="float">
            <text:p>0.302657454391827</text:p>
          </table:table-cell>
          <table:table-cell office:value-type="float" office:value="0.467144161462784" calcext:value-type="float">
            <text:p>0.467144161462784</text:p>
          </table:table-cell>
          <table:table-cell office:value-type="float" office:value="0.536983567476273" calcext:value-type="float">
            <text:p>0.536983567476273</text:p>
          </table:table-cell>
          <table:table-cell office:value-type="float" office:value="0.0698394060134888" calcext:value-type="float">
            <text:p>0.0698394060134888</text:p>
          </table:table-cell>
          <table:table-cell office:value-type="float" office:value="0.3387584" calcext:value-type="float">
            <text:p>0.3387584</text:p>
          </table:table-cell>
          <table:table-cell office:value-type="float" office:value="0.2542" calcext:value-type="float">
            <text:p>0.2542</text:p>
          </table:table-cell>
          <table:table-cell office:value-type="float" office:value="0.40713" calcext:value-type="float">
            <text:p>0.40713</text:p>
          </table:table-cell>
          <table:table-cell office:value-type="float" office:value="0.7264462" calcext:value-type="float">
            <text:p>0.7264462</text:p>
          </table:table-cell>
          <table:table-cell office:value-type="float" office:value="0.6091862" calcext:value-type="float">
            <text:p>0.6091862</text:p>
          </table:table-cell>
          <table:table-cell office:value-type="float" office:value="0.0180646" calcext:value-type="float">
            <text:p>0.0180646</text:p>
          </table:table-cell>
          <table:table-cell office:value-type="float" office:value="0.1442954" calcext:value-type="float">
            <text:p>0.1442954</text:p>
          </table:table-cell>
          <table:table-cell office:value-type="float" office:value="0.2492308" calcext:value-type="float">
            <text:p>0.2492308</text:p>
          </table:table-cell>
          <table:table-cell office:value-type="float" office:value="0.40508" calcext:value-type="float">
            <text:p>0.40508</text:p>
          </table:table-cell>
          <table:table-cell office:value-type="float" office:value="1.1368316" calcext:value-type="float">
            <text:p>1.1368316</text:p>
          </table:table-cell>
          <table:table-cell office:value-type="float" office:value="0.74948" calcext:value-type="float">
            <text:p>0.74948</text:p>
          </table:table-cell>
          <table:table-cell office:value-type="float" office:value="-0.0130708" calcext:value-type="float">
            <text:p>-0.0130708</text:p>
          </table:table-cell>
          <table:table-cell office:value-type="float" office:value="0.695191" calcext:value-type="float">
            <text:p>0.69519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21901" calcext:value-type="float">
            <text:p>0.021901</text:p>
          </table:table-cell>
          <table:table-cell office:value-type="float" office:value="0.695191" calcext:value-type="float">
            <text:p>0.69519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28101" calcext:value-type="float">
            <text:p>0.028101</text:p>
          </table:table-cell>
          <table:table-cell office:value-type="float" office:value="0.695191" calcext:value-type="float">
            <text:p>0.69519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34301" calcext:value-type="float">
            <text:p>0.034301</text:p>
          </table:table-cell>
          <table:table-cell office:value-type="float" office:value="0.6951911" calcext:value-type="float">
            <text:p>0.695191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40501" calcext:value-type="float">
            <text:p>0.040501</text:p>
          </table:table-cell>
          <table:table-cell office:value-type="float" office:value="0.6951911" calcext:value-type="float">
            <text:p>0.695191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46701" calcext:value-type="float">
            <text:p>0.046701</text:p>
          </table:table-cell>
          <table:table-cell office:value-type="float" office:value="0.6951911" calcext:value-type="float">
            <text:p>0.695191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52901" calcext:value-type="float">
            <text:p>0.052901</text:p>
          </table:table-cell>
          <table:table-cell office:value-type="float" office:value="0.688991" calcext:value-type="float">
            <text:p>0.68899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219011" calcext:value-type="float">
            <text:p>0.0219011</text:p>
          </table:table-cell>
          <table:table-cell office:value-type="float" office:value="0.688991" calcext:value-type="float">
            <text:p>0.68899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281011" calcext:value-type="float">
            <text:p>0.0281011</text:p>
          </table:table-cell>
          <table:table-cell office:value-type="float" office:value="0.688991" calcext:value-type="float">
            <text:p>0.68899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343011" calcext:value-type="float">
            <text:p>0.0343011</text:p>
          </table:table-cell>
          <table:table-cell office:value-type="float" office:value="0.6889911" calcext:value-type="float">
            <text:p>0.688991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405011" calcext:value-type="float">
            <text:p>0.0405011</text:p>
          </table:table-cell>
          <table:table-cell office:value-type="float" office:value="0.6889911" calcext:value-type="float">
            <text:p>0.688991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467011" calcext:value-type="float">
            <text:p>0.0467011</text:p>
          </table:table-cell>
          <table:table-cell office:value-type="float" office:value="0.6889911" calcext:value-type="float">
            <text:p>0.688991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529011" calcext:value-type="float">
            <text:p>0.0529011</text:p>
          </table:table-cell>
        </table:table-row>
        <table:table-row table:style-name="ro1">
          <table:table-cell office:value-type="string" calcext:value-type="string">
            <text:p>y_minus_3</text:p>
          </table:table-cell>
          <table:table-cell office:value-type="float" office:value="-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2:41:30</text:p>
          </table:table-cell>
          <table:table-cell office:value-type="float" office:value="-0.0001435" calcext:value-type="float">
            <text:p>-0.0001435</text:p>
          </table:table-cell>
          <table:table-cell office:value-type="float" office:value="0.6920987" calcext:value-type="float">
            <text:p>0.6920987</text:p>
          </table:table-cell>
          <table:table-cell office:value-type="float" office:value="0.6919552" calcext:value-type="float">
            <text:p>0.6919552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372063" calcext:value-type="float">
            <text:p>0.0372063</text:p>
          </table:table-cell>
          <table:table-cell office:value-type="float" office:value="10" calcext:value-type="float">
            <text:p>10</text:p>
          </table:table-cell>
          <table:table-cell office:value-type="float" office:value="1.17906165122986" calcext:value-type="float">
            <text:p>1.17906165122986</text:p>
          </table:table-cell>
          <table:table-cell office:value-type="float" office:value="0.12379539757967" calcext:value-type="float">
            <text:p>0.12379539757967</text:p>
          </table:table-cell>
          <table:table-cell office:value-type="float" office:value="1.05526625365019" calcext:value-type="float">
            <text:p>1.05526625365019</text:p>
          </table:table-cell>
          <table:table-cell office:value-type="float" office:value="0.449665863066912" calcext:value-type="float">
            <text:p>0.449665863066912</text:p>
          </table:table-cell>
          <table:table-cell office:value-type="float" office:value="0.306048653399624" calcext:value-type="float">
            <text:p>0.306048653399624</text:p>
          </table:table-cell>
          <table:table-cell office:value-type="float" office:value="0.428850156068802" calcext:value-type="float">
            <text:p>0.428850156068802</text:p>
          </table:table-cell>
          <table:table-cell office:value-type="float" office:value="0.470481570065022" calcext:value-type="float">
            <text:p>0.470481570065022</text:p>
          </table:table-cell>
          <table:table-cell office:value-type="float" office:value="0.0416314139962196" calcext:value-type="float">
            <text:p>0.0416314139962196</text:p>
          </table:table-cell>
          <table:table-cell office:value-type="float" office:value="0.3264584" calcext:value-type="float">
            <text:p>0.3264584</text:p>
          </table:table-cell>
          <table:table-cell office:value-type="float" office:value="0.24969" calcext:value-type="float">
            <text:p>0.24969</text:p>
          </table:table-cell>
          <table:table-cell office:value-type="float" office:value="0.41041" calcext:value-type="float">
            <text:p>0.41041</text:p>
          </table:table-cell>
          <table:table-cell office:value-type="float" office:value="0.7625262" calcext:value-type="float">
            <text:p>0.7625262</text:p>
          </table:table-cell>
          <table:table-cell office:value-type="float" office:value="0.3951662" calcext:value-type="float">
            <text:p>0.3951662</text:p>
          </table:table-cell>
          <table:table-cell office:value-type="float" office:value="0.0188846" calcext:value-type="float">
            <text:p>0.0188846</text:p>
          </table:table-cell>
          <table:table-cell office:value-type="float" office:value="0.1237954" calcext:value-type="float">
            <text:p>0.1237954</text:p>
          </table:table-cell>
          <table:table-cell office:value-type="float" office:value="0.2443108" calcext:value-type="float">
            <text:p>0.2443108</text:p>
          </table:table-cell>
          <table:table-cell office:value-type="float" office:value="0.42025" calcext:value-type="float">
            <text:p>0.42025</text:p>
          </table:table-cell>
          <table:table-cell office:value-type="float" office:value="1.1790617" calcext:value-type="float">
            <text:p>1.1790617</text:p>
          </table:table-cell>
          <table:table-cell office:value-type="float" office:value="0.38499" calcext:value-type="float">
            <text:p>0.38499</text:p>
          </table:table-cell>
          <table:table-cell office:value-type="float" office:value="-0.0122508" calcext:value-type="float">
            <text:p>-0.0122508</text:p>
          </table:table-cell>
          <table:table-cell office:value-type="float" office:value="0.6951988" calcext:value-type="float">
            <text:p>0.6951988</text:p>
          </table:table-cell>
          <table:table-cell office:value-type="float" office:value="0.2442059" calcext:value-type="float">
            <text:p>0.2442059</text:p>
          </table:table-cell>
          <table:table-cell office:value-type="float" office:value="0.0219007" calcext:value-type="float">
            <text:p>0.0219007</text:p>
          </table:table-cell>
          <table:table-cell office:value-type="float" office:value="0.6951988" calcext:value-type="float">
            <text:p>0.6951988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281007" calcext:value-type="float">
            <text:p>0.0281007</text:p>
          </table:table-cell>
          <table:table-cell office:value-type="float" office:value="0.6951987" calcext:value-type="float">
            <text:p>0.6951987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343007" calcext:value-type="float">
            <text:p>0.0343007</text:p>
          </table:table-cell>
          <table:table-cell office:value-type="float" office:value="0.6951987" calcext:value-type="float">
            <text:p>0.6951987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405007" calcext:value-type="float">
            <text:p>0.0405007</text:p>
          </table:table-cell>
          <table:table-cell office:value-type="float" office:value="0.6951986" calcext:value-type="float">
            <text:p>0.6951986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467007" calcext:value-type="float">
            <text:p>0.0467007</text:p>
          </table:table-cell>
          <table:table-cell office:value-type="float" office:value="0.6951986" calcext:value-type="float">
            <text:p>0.6951986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529007" calcext:value-type="float">
            <text:p>0.0529007</text:p>
          </table:table-cell>
          <table:table-cell office:value-type="float" office:value="0.6889988" calcext:value-type="float">
            <text:p>0.6889988</text:p>
          </table:table-cell>
          <table:table-cell office:value-type="float" office:value="0.2442059" calcext:value-type="float">
            <text:p>0.2442059</text:p>
          </table:table-cell>
          <table:table-cell office:value-type="float" office:value="0.0219006" calcext:value-type="float">
            <text:p>0.0219006</text:p>
          </table:table-cell>
          <table:table-cell office:value-type="float" office:value="0.6889988" calcext:value-type="float">
            <text:p>0.6889988</text:p>
          </table:table-cell>
          <table:table-cell office:value-type="float" office:value="0.2442059" calcext:value-type="float">
            <text:p>0.2442059</text:p>
          </table:table-cell>
          <table:table-cell office:value-type="float" office:value="0.0281006" calcext:value-type="float">
            <text:p>0.0281006</text:p>
          </table:table-cell>
          <table:table-cell office:value-type="float" office:value="0.6889987" calcext:value-type="float">
            <text:p>0.6889987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343006" calcext:value-type="float">
            <text:p>0.0343006</text:p>
          </table:table-cell>
          <table:table-cell office:value-type="float" office:value="0.6889987" calcext:value-type="float">
            <text:p>0.6889987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405006" calcext:value-type="float">
            <text:p>0.0405006</text:p>
          </table:table-cell>
          <table:table-cell office:value-type="float" office:value="0.6889986" calcext:value-type="float">
            <text:p>0.6889986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467006" calcext:value-type="float">
            <text:p>0.0467006</text:p>
          </table:table-cell>
          <table:table-cell office:value-type="float" office:value="0.6889986" calcext:value-type="float">
            <text:p>0.6889986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529006" calcext:value-type="float">
            <text:p>0.0529006</text:p>
          </table:table-cell>
        </table:table-row>
        <table:table-row table:style-name="ro1">
          <table:table-cell office:value-type="string" calcext:value-type="string">
            <text:p>z_plus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25-07-09 12:41:42</text:p>
          </table:table-cell>
          <table:table-cell office:value-type="float" office:value="-0.0001061" calcext:value-type="float">
            <text:p>-0.0001061</text:p>
          </table:table-cell>
          <table:table-cell office:value-type="float" office:value="0.6920959" calcext:value-type="float">
            <text:p>0.6920959</text:p>
          </table:table-cell>
          <table:table-cell office:value-type="float" office:value="0.6919898" calcext:value-type="float">
            <text:p>0.6919898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391406" calcext:value-type="float">
            <text:p>0.0391406</text:p>
          </table:table-cell>
          <table:table-cell office:value-type="float" office:value="9" calcext:value-type="float">
            <text:p>9</text:p>
          </table:table-cell>
          <table:table-cell office:value-type="float" office:value="0.978161573410034" calcext:value-type="float">
            <text:p>0.978161573410034</text:p>
          </table:table-cell>
          <table:table-cell office:value-type="float" office:value="-0.0553499981760979" calcext:value-type="float">
            <text:p>-0.0553499981760979</text:p>
          </table:table-cell>
          <table:table-cell office:value-type="float" office:value="1.03351157158613" calcext:value-type="float">
            <text:p>1.03351157158613</text:p>
          </table:table-cell>
          <table:table-cell office:value-type="float" office:value="0.395463858544827" calcext:value-type="float">
            <text:p>0.395463858544827</text:p>
          </table:table-cell>
          <table:table-cell office:value-type="float" office:value="0.283872586932567" calcext:value-type="float">
            <text:p>0.283872586932567</text:p>
          </table:table-cell>
          <table:table-cell office:value-type="float" office:value="0.387276165187359" calcext:value-type="float">
            <text:p>0.387276165187359</text:p>
          </table:table-cell>
          <table:table-cell office:value-type="float" office:value="0.403651551902294" calcext:value-type="float">
            <text:p>0.403651551902294</text:p>
          </table:table-cell>
          <table:table-cell office:value-type="float" office:value="0.0163753867149353" calcext:value-type="float">
            <text:p>0.0163753867149353</text:p>
          </table:table-cell>
          <table:table-cell office:value-type="float" office:value="0.3965684" calcext:value-type="float">
            <text:p>0.3965684</text:p>
          </table:table-cell>
          <table:table-cell office:value-type="float" office:value="0.32267" calcext:value-type="float">
            <text:p>0.32267</text:p>
          </table:table-cell>
          <table:table-cell office:value-type="float" office:value="0.46535" calcext:value-type="float">
            <text:p>0.46535</text:p>
          </table:table-cell>
          <table:table-cell office:value-type="float" office:value="0.6354262" calcext:value-type="float">
            <text:p>0.6354262</text:p>
          </table:table-cell>
          <table:table-cell office:value-type="float" office:value="0.1163662" calcext:value-type="float">
            <text:p>0.1163662</text:p>
          </table:table-cell>
          <table:table-cell office:value-type="float" office:value="0.0184746" calcext:value-type="float">
            <text:p>0.0184746</text:p>
          </table:table-cell>
          <table:table-cell office:value-type="float" office:value="0.2402354" calcext:value-type="float">
            <text:p>0.2402354</text:p>
          </table:table-cell>
          <table:table-cell office:value-type="float" office:value="0.3546008" calcext:value-type="float">
            <text:p>0.3546008</text:p>
          </table:table-cell>
          <table:table-cell office:value-type="float" office:value="0.50061" calcext:value-type="float">
            <text:p>0.50061</text:p>
          </table:table-cell>
          <table:table-cell office:value-type="float" office:value="0.9781616" calcext:value-type="float">
            <text:p>0.9781616</text:p>
          </table:table-cell>
          <table:table-cell office:value-type="float" office:value="-0.05535" calcext:value-type="float">
            <text:p>-0.05535</text:p>
          </table:table-cell>
          <table:table-cell office:value-type="float" office:value="-0.0114308" calcext:value-type="float">
            <text:p>-0.0114308</text:p>
          </table:table-cell>
          <table:table-cell office:value-type="float" office:value="0.6951958" calcext:value-type="float">
            <text:p>0.6951958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69022" calcext:value-type="float">
            <text:p>0.0269022</text:p>
          </table:table-cell>
          <table:table-cell office:value-type="float" office:value="0.6951958" calcext:value-type="float">
            <text:p>0.6951958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331022" calcext:value-type="float">
            <text:p>0.0331022</text:p>
          </table:table-cell>
          <table:table-cell office:value-type="float" office:value="0.6951959" calcext:value-type="float">
            <text:p>0.6951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393022" calcext:value-type="float">
            <text:p>0.0393022</text:p>
          </table:table-cell>
          <table:table-cell office:value-type="float" office:value="0.6951959" calcext:value-type="float">
            <text:p>0.6951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455022" calcext:value-type="float">
            <text:p>0.0455022</text:p>
          </table:table-cell>
          <table:table-cell office:value-type="float" office:value="0.6951959" calcext:value-type="float">
            <text:p>0.6951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517022" calcext:value-type="float">
            <text:p>0.0517022</text:p>
          </table:table-cell>
          <table:table-cell office:value-type="float" office:value="0.6951959" calcext:value-type="float">
            <text:p>0.6951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579022" calcext:value-type="float">
            <text:p>0.0579022</text:p>
          </table:table-cell>
          <table:table-cell office:value-type="float" office:value="0.6889958" calcext:value-type="float">
            <text:p>0.6889958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69023" calcext:value-type="float">
            <text:p>0.0269023</text:p>
          </table:table-cell>
          <table:table-cell office:value-type="float" office:value="0.6889958" calcext:value-type="float">
            <text:p>0.6889958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331023" calcext:value-type="float">
            <text:p>0.0331023</text:p>
          </table:table-cell>
          <table:table-cell office:value-type="float" office:value="0.6889959" calcext:value-type="float">
            <text:p>0.6889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393023" calcext:value-type="float">
            <text:p>0.0393023</text:p>
          </table:table-cell>
          <table:table-cell office:value-type="float" office:value="0.6889959" calcext:value-type="float">
            <text:p>0.6889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455023" calcext:value-type="float">
            <text:p>0.0455023</text:p>
          </table:table-cell>
          <table:table-cell office:value-type="float" office:value="0.6889959" calcext:value-type="float">
            <text:p>0.6889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517023" calcext:value-type="float">
            <text:p>0.0517023</text:p>
          </table:table-cell>
          <table:table-cell office:value-type="float" office:value="0.6889959" calcext:value-type="float">
            <text:p>0.6889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579023" calcext:value-type="float">
            <text:p>0.0579023</text:p>
          </table:table-cell>
        </table:table-row>
        <table:table-row table:style-name="ro1">
          <table:table-cell office:value-type="string" calcext:value-type="string">
            <text:p>z_plus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25-07-09 12:41:55</text:p>
          </table:table-cell>
          <table:table-cell office:value-type="float" office:value="-0.0000267" calcext:value-type="float">
            <text:p>-0.0000267</text:p>
          </table:table-cell>
          <table:table-cell office:value-type="float" office:value="0.6921019" calcext:value-type="float">
            <text:p>0.6921019</text:p>
          </table:table-cell>
          <table:table-cell office:value-type="float" office:value="0.6920751" calcext:value-type="float">
            <text:p>0.6920751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388494" calcext:value-type="float">
            <text:p>0.0388494</text:p>
          </table:table-cell>
          <table:table-cell office:value-type="float" office:value="6" calcext:value-type="float">
            <text:p>6</text:p>
          </table:table-cell>
          <table:table-cell office:value-type="float" office:value="0.631399989128113" calcext:value-type="float">
            <text:p>0.631399989128113</text:p>
          </table:table-cell>
          <table:table-cell office:value-type="float" office:value="-0.0795399993658066" calcext:value-type="float">
            <text:p>-0.0795399993658066</text:p>
          </table:table-cell>
          <table:table-cell office:value-type="float" office:value="0.710939988493919" calcext:value-type="float">
            <text:p>0.710939988493919</text:p>
          </table:table-cell>
          <table:table-cell office:value-type="float" office:value="0.304853855073452" calcext:value-type="float">
            <text:p>0.304853855073452</text:p>
          </table:table-cell>
          <table:table-cell office:value-type="float" office:value="0.251721672926069" calcext:value-type="float">
            <text:p>0.251721672926069</text:p>
          </table:table-cell>
          <table:table-cell office:value-type="float" office:value="0.326022154092789" calcext:value-type="float">
            <text:p>0.326022154092789</text:p>
          </table:table-cell>
          <table:table-cell office:value-type="float" office:value="0.283685556054115" calcext:value-type="float">
            <text:p>0.283685556054115</text:p>
          </table:table-cell>
          <table:table-cell office:value-type="float" office:value="0.0423365980386734" calcext:value-type="float">
            <text:p>0.0423365980386734</text:p>
          </table:table-cell>
          <table:table-cell office:value-type="float" office:value="0.4826684" calcext:value-type="float">
            <text:p>0.4826684</text:p>
          </table:table-cell>
          <table:table-cell office:value-type="float" office:value="0.40918" calcext:value-type="float">
            <text:p>0.40918</text:p>
          </table:table-cell>
          <table:table-cell office:value-type="float" office:value="0.55801" calcext:value-type="float">
            <text:p>0.55801</text:p>
          </table:table-cell>
          <table:table-cell office:value-type="float" office:value="0.0823362" calcext:value-type="float">
            <text:p>0.0823362</text:p>
          </table:table-cell>
          <table:table-cell office:value-type="float" office:value="0.0979162" calcext:value-type="float">
            <text:p>0.0979162</text:p>
          </table:table-cell>
          <table:table-cell office:value-type="float" office:value="0.0188846" calcext:value-type="float">
            <text:p>0.0188846</text:p>
          </table:table-cell>
          <table:table-cell office:value-type="float" office:value="0.3509354" calcext:value-type="float">
            <text:p>0.3509354</text:p>
          </table:table-cell>
          <table:table-cell office:value-type="float" office:value="0.4927708" calcext:value-type="float">
            <text:p>0.4927708</text:p>
          </table:table-cell>
          <table:table-cell office:value-type="float" office:value="0.6314" calcext:value-type="float">
            <text:p>0.6314</text:p>
          </table:table-cell>
          <table:table-cell office:value-type="float" office:value="0.0228616" calcext:value-type="float">
            <text:p>0.0228616</text:p>
          </table:table-cell>
          <table:table-cell office:value-type="float" office:value="-0.07954" calcext:value-type="float">
            <text:p>-0.07954</text:p>
          </table:table-cell>
          <table:table-cell office:value-type="float" office:value="-0.0114308" calcext:value-type="float">
            <text:p>-0.0114308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318952" calcext:value-type="float">
            <text:p>0.0318952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380952" calcext:value-type="float">
            <text:p>0.0380952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442952" calcext:value-type="float">
            <text:p>0.0442952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504952" calcext:value-type="float">
            <text:p>0.0504952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566952" calcext:value-type="float">
            <text:p>0.0566952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628952" calcext:value-type="float">
            <text:p>0.0628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318952" calcext:value-type="float">
            <text:p>0.0318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380952" calcext:value-type="float">
            <text:p>0.0380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442952" calcext:value-type="float">
            <text:p>0.0442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504952" calcext:value-type="float">
            <text:p>0.0504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566952" calcext:value-type="float">
            <text:p>0.0566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628952" calcext:value-type="float">
            <text:p>0.0628952</text:p>
          </table:table-cell>
        </table:table-row>
        <table:table-row table:style-name="ro1">
          <table:table-cell office:value-type="string" calcext:value-type="string">
            <text:p>z_plus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25-07-09 12:42:07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6920954" calcext:value-type="float">
            <text:p>0.6920954</text:p>
          </table:table-cell>
          <table:table-cell office:value-type="float" office:value="0.6922173" calcext:value-type="float">
            <text:p>0.6922173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04417" calcext:value-type="float">
            <text:p>0.0404417</text:p>
          </table:table-cell>
          <table:table-cell office:value-type="float" office:value="5" calcext:value-type="float">
            <text:p>5</text:p>
          </table:table-cell>
          <table:table-cell office:value-type="float" office:value="0.656770825386047" calcext:value-type="float">
            <text:p>0.656770825386047</text:p>
          </table:table-cell>
          <table:table-cell office:value-type="float" office:value="-0.0828199982643127" calcext:value-type="float">
            <text:p>-0.0828199982643127</text:p>
          </table:table-cell>
          <table:table-cell office:value-type="float" office:value="0.73959082365036" calcext:value-type="float">
            <text:p>0.73959082365036</text:p>
          </table:table-cell>
          <table:table-cell office:value-type="float" office:value="0.256596868671477" calcext:value-type="float">
            <text:p>0.256596868671477</text:p>
          </table:table-cell>
          <table:table-cell office:value-type="float" office:value="0.298030155819402" calcext:value-type="float">
            <text:p>0.298030155819402</text:p>
          </table:table-cell>
          <table:table-cell office:value-type="float" office:value="0.285350167006254" calcext:value-type="float">
            <text:p>0.285350167006254</text:p>
          </table:table-cell>
          <table:table-cell office:value-type="float" office:value="0.227843570336699" calcext:value-type="float">
            <text:p>0.227843570336699</text:p>
          </table:table-cell>
          <table:table-cell office:value-type="float" office:value="0.0575065966695547" calcext:value-type="float">
            <text:p>0.0575065966695547</text:p>
          </table:table-cell>
          <table:table-cell office:value-type="float" office:value="0.6487184" calcext:value-type="float">
            <text:p>0.6487184</text:p>
          </table:table-cell>
          <table:table-cell office:value-type="float" office:value="0.52767" calcext:value-type="float">
            <text:p>0.52767</text:p>
          </table:table-cell>
          <table:table-cell office:value-type="float" office:value="0.11972" calcext:value-type="float">
            <text:p>0.11972</text:p>
          </table:table-cell>
          <table:table-cell office:value-type="float" office:value="0.0364162" calcext:value-type="float">
            <text:p>0.0364162</text:p>
          </table:table-cell>
          <table:table-cell office:value-type="float" office:value="0.0942262" calcext:value-type="float">
            <text:p>0.0942262</text:p>
          </table:table-cell>
          <table:table-cell office:value-type="float" office:value="0.0172446" calcext:value-type="float">
            <text:p>0.0172446</text:p>
          </table:table-cell>
          <table:table-cell office:value-type="float" office:value="0.5411754" calcext:value-type="float">
            <text:p>0.5411754</text:p>
          </table:table-cell>
          <table:table-cell office:value-type="float" office:value="0.6567708" calcext:value-type="float">
            <text:p>0.6567708</text:p>
          </table:table-cell>
          <table:table-cell office:value-type="float" office:value="0.04838" calcext:value-type="float">
            <text:p>0.04838</text:p>
          </table:table-cell>
          <table:table-cell office:value-type="float" office:value="-0.0242884" calcext:value-type="float">
            <text:p>-0.0242884</text:p>
          </table:table-cell>
          <table:table-cell office:value-type="float" office:value="-0.08282" calcext:value-type="float">
            <text:p>-0.08282</text:p>
          </table:table-cell>
          <table:table-cell office:value-type="float" office:value="-0.0114308" calcext:value-type="float">
            <text:p>-0.0114308</text:p>
          </table:table-cell>
          <table:table-cell office:value-type="float" office:value="0.6951953" calcext:value-type="float">
            <text:p>0.6951953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369021" calcext:value-type="float">
            <text:p>0.0369021</text:p>
          </table:table-cell>
          <table:table-cell office:value-type="float" office:value="0.6951953" calcext:value-type="float">
            <text:p>0.6951953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31021" calcext:value-type="float">
            <text:p>0.0431021</text:p>
          </table:table-cell>
          <table:table-cell office:value-type="float" office:value="0.6951954" calcext:value-type="float">
            <text:p>0.6951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93021" calcext:value-type="float">
            <text:p>0.0493021</text:p>
          </table:table-cell>
          <table:table-cell office:value-type="float" office:value="0.6951954" calcext:value-type="float">
            <text:p>0.6951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555021" calcext:value-type="float">
            <text:p>0.0555021</text:p>
          </table:table-cell>
          <table:table-cell office:value-type="float" office:value="0.6951954" calcext:value-type="float">
            <text:p>0.6951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617021" calcext:value-type="float">
            <text:p>0.0617021</text:p>
          </table:table-cell>
          <table:table-cell office:value-type="float" office:value="0.6951954" calcext:value-type="float">
            <text:p>0.6951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679021" calcext:value-type="float">
            <text:p>0.0679021</text:p>
          </table:table-cell>
          <table:table-cell office:value-type="float" office:value="0.6889953" calcext:value-type="float">
            <text:p>0.6889953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369021" calcext:value-type="float">
            <text:p>0.0369021</text:p>
          </table:table-cell>
          <table:table-cell office:value-type="float" office:value="0.6889953" calcext:value-type="float">
            <text:p>0.6889953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31021" calcext:value-type="float">
            <text:p>0.0431021</text:p>
          </table:table-cell>
          <table:table-cell office:value-type="float" office:value="0.6889954" calcext:value-type="float">
            <text:p>0.6889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93021" calcext:value-type="float">
            <text:p>0.0493021</text:p>
          </table:table-cell>
          <table:table-cell office:value-type="float" office:value="0.6889954" calcext:value-type="float">
            <text:p>0.6889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555021" calcext:value-type="float">
            <text:p>0.0555021</text:p>
          </table:table-cell>
          <table:table-cell office:value-type="float" office:value="0.6889954" calcext:value-type="float">
            <text:p>0.6889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617021" calcext:value-type="float">
            <text:p>0.0617021</text:p>
          </table:table-cell>
          <table:table-cell office:value-type="float" office:value="0.6889954" calcext:value-type="float">
            <text:p>0.6889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679021" calcext:value-type="float">
            <text:p>0.0679021</text:p>
          </table:table-cell>
        </table:table-row>
        <table:table-row table:style-name="ro1">
          <table:table-cell office:value-type="string" calcext:value-type="string">
            <text:p>z_plus_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25-07-09 12:42:20</text:p>
          </table:table-cell>
          <table:table-cell office:value-type="float" office:value="0.0002969" calcext:value-type="float">
            <text:p>0.0002969</text:p>
          </table:table-cell>
          <table:table-cell office:value-type="float" office:value="0.6920972" calcext:value-type="float">
            <text:p>0.6920972</text:p>
          </table:table-cell>
          <table:table-cell office:value-type="float" office:value="0.692394" calcext:value-type="float">
            <text:p>0.692394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424213" calcext:value-type="float">
            <text:p>0.0424213</text:p>
          </table:table-cell>
          <table:table-cell office:value-type="float" office:value="3" calcext:value-type="float">
            <text:p>3</text:p>
          </table:table-cell>
          <table:table-cell office:value-type="float" office:value="0.856588423252106" calcext:value-type="float">
            <text:p>0.856588423252106</text:p>
          </table:table-cell>
          <table:table-cell office:value-type="float" office:value="-0.087739996612072" calcext:value-type="float">
            <text:p>-0.087739996612072</text:p>
          </table:table-cell>
          <table:table-cell office:value-type="float" office:value="0.944328419864178" calcext:value-type="float">
            <text:p>0.944328419864178</text:p>
          </table:table-cell>
          <table:table-cell office:value-type="float" office:value="0.193661862239242" calcext:value-type="float">
            <text:p>0.193661862239242</text:p>
          </table:table-cell>
          <table:table-cell office:value-type="float" office:value="0.351076095496067" calcext:value-type="float">
            <text:p>0.351076095496067</text:p>
          </table:table-cell>
          <table:table-cell office:value-type="float" office:value="0.233198165893555" calcext:value-type="float">
            <text:p>0.233198165893555</text:p>
          </table:table-cell>
          <table:table-cell office:value-type="float" office:value="0.154125558584929" calcext:value-type="float">
            <text:p>0.154125558584929</text:p>
          </table:table-cell>
          <table:table-cell office:value-type="float" office:value="0.0790726073086262" calcext:value-type="float">
            <text:p>0.0790726073086262</text:p>
          </table:table-cell>
          <table:table-cell office:value-type="float" office:value="0.8565884" calcext:value-type="float">
            <text:p>0.8565884</text:p>
          </table:table-cell>
          <table:table-cell office:value-type="float" office:value="0.15498" calcext:value-type="float">
            <text:p>0.15498</text:p>
          </table:table-cell>
          <table:table-cell office:value-type="float" office:value="0.03198" calcext:value-type="float">
            <text:p>0.03198</text:p>
          </table:table-cell>
          <table:table-cell office:value-type="float" office:value="0.0327262" calcext:value-type="float">
            <text:p>0.0327262</text:p>
          </table:table-cell>
          <table:table-cell office:value-type="float" office:value="0.0897162" calcext:value-type="float">
            <text:p>0.0897162</text:p>
          </table:table-cell>
          <table:table-cell office:value-type="float" office:value="0.0168346" calcext:value-type="float">
            <text:p>0.0168346</text:p>
          </table:table-cell>
          <table:table-cell office:value-type="float" office:value="0.8347354" calcext:value-type="float">
            <text:p>0.8347354</text:p>
          </table:table-cell>
          <table:table-cell office:value-type="float" office:value="0.0958908" calcext:value-type="float">
            <text:p>0.0958908</text:p>
          </table:table-cell>
          <table:table-cell office:value-type="float" office:value="-0.04469" calcext:value-type="float">
            <text:p>-0.04469</text:p>
          </table:table-cell>
          <table:table-cell office:value-type="float" office:value="-0.0275684" calcext:value-type="float">
            <text:p>-0.0275684</text:p>
          </table:table-cell>
          <table:table-cell office:value-type="float" office:value="-0.08774" calcext:value-type="float">
            <text:p>-0.08774</text:p>
          </table:table-cell>
          <table:table-cell office:value-type="float" office:value="-0.0122508" calcext:value-type="float">
            <text:p>-0.0122508</text:p>
          </table:table-cell>
          <table:table-cell office:value-type="float" office:value="0.6951971" calcext:value-type="float">
            <text:p>0.6951971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419008" calcext:value-type="float">
            <text:p>0.0419008</text:p>
          </table:table-cell>
          <table:table-cell office:value-type="float" office:value="0.6951972" calcext:value-type="float">
            <text:p>0.6951972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481008" calcext:value-type="float">
            <text:p>0.0481008</text:p>
          </table:table-cell>
          <table:table-cell office:value-type="float" office:value="0.6951972" calcext:value-type="float">
            <text:p>0.6951972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543008" calcext:value-type="float">
            <text:p>0.0543008</text:p>
          </table:table-cell>
          <table:table-cell office:value-type="float" office:value="0.6951972" calcext:value-type="float">
            <text:p>0.6951972</text:p>
          </table:table-cell>
          <table:table-cell office:value-type="float" office:value="0.2472081" calcext:value-type="float">
            <text:p>0.2472081</text:p>
          </table:table-cell>
          <table:table-cell office:value-type="float" office:value="0.0605008" calcext:value-type="float">
            <text:p>0.0605008</text:p>
          </table:table-cell>
          <table:table-cell office:value-type="float" office:value="0.6951972" calcext:value-type="float">
            <text:p>0.6951972</text:p>
          </table:table-cell>
          <table:table-cell office:value-type="float" office:value="0.2472081" calcext:value-type="float">
            <text:p>0.2472081</text:p>
          </table:table-cell>
          <table:table-cell office:value-type="float" office:value="0.0667008" calcext:value-type="float">
            <text:p>0.0667008</text:p>
          </table:table-cell>
          <table:table-cell office:value-type="float" office:value="0.6951972" calcext:value-type="float">
            <text:p>0.6951972</text:p>
          </table:table-cell>
          <table:table-cell office:value-type="float" office:value="0.2472082" calcext:value-type="float">
            <text:p>0.2472082</text:p>
          </table:table-cell>
          <table:table-cell office:value-type="float" office:value="0.0729008" calcext:value-type="float">
            <text:p>0.0729008</text:p>
          </table:table-cell>
          <table:table-cell office:value-type="float" office:value="0.6889971" calcext:value-type="float">
            <text:p>0.6889971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419008" calcext:value-type="float">
            <text:p>0.0419008</text:p>
          </table:table-cell>
          <table:table-cell office:value-type="float" office:value="0.6889972" calcext:value-type="float">
            <text:p>0.6889972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481008" calcext:value-type="float">
            <text:p>0.0481008</text:p>
          </table:table-cell>
          <table:table-cell office:value-type="float" office:value="0.6889972" calcext:value-type="float">
            <text:p>0.6889972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543008" calcext:value-type="float">
            <text:p>0.0543008</text:p>
          </table:table-cell>
          <table:table-cell office:value-type="float" office:value="0.6889972" calcext:value-type="float">
            <text:p>0.6889972</text:p>
          </table:table-cell>
          <table:table-cell office:value-type="float" office:value="0.2472081" calcext:value-type="float">
            <text:p>0.2472081</text:p>
          </table:table-cell>
          <table:table-cell office:value-type="float" office:value="0.0605008" calcext:value-type="float">
            <text:p>0.0605008</text:p>
          </table:table-cell>
          <table:table-cell office:value-type="float" office:value="0.6889972" calcext:value-type="float">
            <text:p>0.6889972</text:p>
          </table:table-cell>
          <table:table-cell office:value-type="float" office:value="0.2472081" calcext:value-type="float">
            <text:p>0.2472081</text:p>
          </table:table-cell>
          <table:table-cell office:value-type="float" office:value="0.0667008" calcext:value-type="float">
            <text:p>0.0667008</text:p>
          </table:table-cell>
          <table:table-cell office:value-type="float" office:value="0.6889972" calcext:value-type="float">
            <text:p>0.6889972</text:p>
          </table:table-cell>
          <table:table-cell office:value-type="float" office:value="0.2472081" calcext:value-type="float">
            <text:p>0.2472081</text:p>
          </table:table-cell>
          <table:table-cell office:value-type="float" office:value="0.0729008" calcext:value-type="float">
            <text:p>0.0729008</text:p>
          </table:table-cell>
        </table:table-row>
        <table:table-row table:style-name="ro1">
          <table:table-cell office:value-type="string" calcext:value-type="string">
            <text:p>z_rot_plus_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5-07-09 12:42:34</text:p>
          </table:table-cell>
          <table:table-cell office:value-type="float" office:value="0.0000716" calcext:value-type="float">
            <text:p>0.0000716</text:p>
          </table:table-cell>
          <table:table-cell office:value-type="float" office:value="0.6927839" calcext:value-type="float">
            <text:p>0.6927839</text:p>
          </table:table-cell>
          <table:table-cell office:value-type="float" office:value="0.6928555" calcext:value-type="float">
            <text:p>0.6928555</text:p>
          </table:table-cell>
          <table:table-cell office:value-type="float" office:value="0.2472897" calcext:value-type="float">
            <text:p>0.2472897</text:p>
          </table:table-cell>
          <table:table-cell office:value-type="float" office:value="0.0378737" calcext:value-type="float">
            <text:p>0.0378737</text:p>
          </table:table-cell>
          <table:table-cell office:value-type="float" office:value="10" calcext:value-type="float">
            <text:p>10</text:p>
          </table:table-cell>
          <table:table-cell office:value-type="float" office:value="0.906411588191986" calcext:value-type="float">
            <text:p>0.906411588191986</text:p>
          </table:table-cell>
          <table:table-cell office:value-type="float" office:value="0.156185403466225" calcext:value-type="float">
            <text:p>0.156185403466225</text:p>
          </table:table-cell>
          <table:table-cell office:value-type="float" office:value="0.750226184725761" calcext:value-type="float">
            <text:p>0.750226184725761</text:p>
          </table:table-cell>
          <table:table-cell office:value-type="float" office:value="0.486811858415604" calcext:value-type="float">
            <text:p>0.486811858415604</text:p>
          </table:table-cell>
          <table:table-cell office:value-type="float" office:value="0.251626505732843" calcext:value-type="float">
            <text:p>0.251626505732843</text:p>
          </table:table-cell>
          <table:table-cell office:value-type="float" office:value="0.498222160339356" calcext:value-type="float">
            <text:p>0.498222160339356</text:p>
          </table:table-cell>
          <table:table-cell office:value-type="float" office:value="0.475401556491852" calcext:value-type="float">
            <text:p>0.475401556491852</text:p>
          </table:table-cell>
          <table:table-cell office:value-type="float" office:value="0.0228206038475037" calcext:value-type="float">
            <text:p>0.0228206038475037</text:p>
          </table:table-cell>
          <table:table-cell office:value-type="float" office:value="0.4039484" calcext:value-type="float">
            <text:p>0.4039484</text:p>
          </table:table-cell>
          <table:table-cell office:value-type="float" office:value="0.3034" calcext:value-type="float">
            <text:p>0.3034</text:p>
          </table:table-cell>
          <table:table-cell office:value-type="float" office:value="0.42148" calcext:value-type="float">
            <text:p>0.42148</text:p>
          </table:table-cell>
          <table:table-cell office:value-type="float" office:value="0.6842162" calcext:value-type="float">
            <text:p>0.6842162</text:p>
          </table:table-cell>
          <table:table-cell office:value-type="float" office:value="0.6780662" calcext:value-type="float">
            <text:p>0.6780662</text:p>
          </table:table-cell>
          <table:table-cell office:value-type="float" office:value="0.0184746" calcext:value-type="float">
            <text:p>0.0184746</text:p>
          </table:table-cell>
          <table:table-cell office:value-type="float" office:value="0.1561854" calcext:value-type="float">
            <text:p>0.1561854</text:p>
          </table:table-cell>
          <table:table-cell office:value-type="float" office:value="0.2238108" calcext:value-type="float">
            <text:p>0.2238108</text:p>
          </table:table-cell>
          <table:table-cell office:value-type="float" office:value="0.33538" calcext:value-type="float">
            <text:p>0.33538</text:p>
          </table:table-cell>
          <table:table-cell office:value-type="float" office:value="0.9064116" calcext:value-type="float">
            <text:p>0.9064116</text:p>
          </table:table-cell>
          <table:table-cell office:value-type="float" office:value="0.75522" calcext:value-type="float">
            <text:p>0.75522</text:p>
          </table:table-cell>
          <table:table-cell office:value-type="float" office:value="-0.0126608" calcext:value-type="float">
            <text:p>-0.0126608</text:p>
          </table:table-cell>
          <table:table-cell office:value-type="float" office:value="0.6958368" calcext:value-type="float">
            <text:p>0.6958368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218953" calcext:value-type="float">
            <text:p>0.0218953</text:p>
          </table:table-cell>
          <table:table-cell office:value-type="float" office:value="0.6958368" calcext:value-type="float">
            <text:p>0.6958368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280953" calcext:value-type="float">
            <text:p>0.0280953</text:p>
          </table:table-cell>
          <table:table-cell office:value-type="float" office:value="0.6958368" calcext:value-type="float">
            <text:p>0.6958368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342953" calcext:value-type="float">
            <text:p>0.0342953</text:p>
          </table:table-cell>
          <table:table-cell office:value-type="float" office:value="0.6958368" calcext:value-type="float">
            <text:p>0.6958368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404953" calcext:value-type="float">
            <text:p>0.0404953</text:p>
          </table:table-cell>
          <table:table-cell office:value-type="float" office:value="0.6958368" calcext:value-type="float">
            <text:p>0.6958368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466953" calcext:value-type="float">
            <text:p>0.0466953</text:p>
          </table:table-cell>
          <table:table-cell office:value-type="float" office:value="0.6958369" calcext:value-type="float">
            <text:p>0.6958369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528953" calcext:value-type="float">
            <text:p>0.0528953</text:p>
          </table:table-cell>
          <table:table-cell office:value-type="float" office:value="0.689731" calcext:value-type="float">
            <text:p>0.68973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218953" calcext:value-type="float">
            <text:p>0.0218953</text:p>
          </table:table-cell>
          <table:table-cell office:value-type="float" office:value="0.689731" calcext:value-type="float">
            <text:p>0.68973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280953" calcext:value-type="float">
            <text:p>0.0280953</text:p>
          </table:table-cell>
          <table:table-cell office:value-type="float" office:value="0.689731" calcext:value-type="float">
            <text:p>0.68973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342953" calcext:value-type="float">
            <text:p>0.0342953</text:p>
          </table:table-cell>
          <table:table-cell office:value-type="float" office:value="0.689731" calcext:value-type="float">
            <text:p>0.68973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404953" calcext:value-type="float">
            <text:p>0.0404953</text:p>
          </table:table-cell>
          <table:table-cell office:value-type="float" office:value="0.689731" calcext:value-type="float">
            <text:p>0.68973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466953" calcext:value-type="float">
            <text:p>0.0466953</text:p>
          </table:table-cell>
          <table:table-cell office:value-type="float" office:value="0.6897311" calcext:value-type="float">
            <text:p>0.689731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528953" calcext:value-type="float">
            <text:p>0.0528953</text:p>
          </table:table-cell>
        </table:table-row>
        <table:table-row table:style-name="ro1">
          <table:table-cell office:value-type="string" calcext:value-type="string">
            <text:p>z_rot_plus_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5-07-09 12:42:47</text:p>
          </table:table-cell>
          <table:table-cell office:value-type="float" office:value="0.0002731" calcext:value-type="float">
            <text:p>0.0002731</text:p>
          </table:table-cell>
          <table:table-cell office:value-type="float" office:value="0.6933829" calcext:value-type="float">
            <text:p>0.6933829</text:p>
          </table:table-cell>
          <table:table-cell office:value-type="float" office:value="0.693656" calcext:value-type="float">
            <text:p>0.693656</text:p>
          </table:table-cell>
          <table:table-cell office:value-type="float" office:value="0.2475577" calcext:value-type="float">
            <text:p>0.2475577</text:p>
          </table:table-cell>
          <table:table-cell office:value-type="float" office:value="0.0375768" calcext:value-type="float">
            <text:p>0.0375768</text:p>
          </table:table-cell>
          <table:table-cell office:value-type="float" office:value="10" calcext:value-type="float">
            <text:p>10</text:p>
          </table:table-cell>
          <table:table-cell office:value-type="float" office:value="0.805551588535309" calcext:value-type="float">
            <text:p>0.805551588535309</text:p>
          </table:table-cell>
          <table:table-cell office:value-type="float" office:value="0.113545402884483" calcext:value-type="float">
            <text:p>0.113545402884483</text:p>
          </table:table-cell>
          <table:table-cell office:value-type="float" office:value="0.692006185650826" calcext:value-type="float">
            <text:p>0.692006185650826</text:p>
          </table:table-cell>
          <table:table-cell office:value-type="float" office:value="0.433921863138676" calcext:value-type="float">
            <text:p>0.433921863138676</text:p>
          </table:table-cell>
          <table:table-cell office:value-type="float" office:value="0.219422271965885" calcext:value-type="float">
            <text:p>0.219422271965885</text:p>
          </table:table-cell>
          <table:table-cell office:value-type="float" office:value="0.474606162309647" calcext:value-type="float">
            <text:p>0.474606162309647</text:p>
          </table:table-cell>
          <table:table-cell office:value-type="float" office:value="0.393237563967705" calcext:value-type="float">
            <text:p>0.393237563967705</text:p>
          </table:table-cell>
          <table:table-cell office:value-type="float" office:value="0.0813685983419418" calcext:value-type="float">
            <text:p>0.0813685983419418</text:p>
          </table:table-cell>
          <table:table-cell office:value-type="float" office:value="0.3924684" calcext:value-type="float">
            <text:p>0.3924684</text:p>
          </table:table-cell>
          <table:table-cell office:value-type="float" office:value="0.31037" calcext:value-type="float">
            <text:p>0.31037</text:p>
          </table:table-cell>
          <table:table-cell office:value-type="float" office:value="0.39155" calcext:value-type="float">
            <text:p>0.39155</text:p>
          </table:table-cell>
          <table:table-cell office:value-type="float" office:value="0.6797062" calcext:value-type="float">
            <text:p>0.6797062</text:p>
          </table:table-cell>
          <table:table-cell office:value-type="float" office:value="0.5989362" calcext:value-type="float">
            <text:p>0.5989362</text:p>
          </table:table-cell>
          <table:table-cell office:value-type="float" office:value="0.0192946" calcext:value-type="float">
            <text:p>0.0192946</text:p>
          </table:table-cell>
          <table:table-cell office:value-type="float" office:value="0.1135454" calcext:value-type="float">
            <text:p>0.1135454</text:p>
          </table:table-cell>
          <table:table-cell office:value-type="float" office:value="0.1963408" calcext:value-type="float">
            <text:p>0.1963408</text:p>
          </table:table-cell>
          <table:table-cell office:value-type="float" office:value="0.30381" calcext:value-type="float">
            <text:p>0.30381</text:p>
          </table:table-cell>
          <table:table-cell office:value-type="float" office:value="0.8055516" calcext:value-type="float">
            <text:p>0.8055516</text:p>
          </table:table-cell>
          <table:table-cell office:value-type="float" office:value="0.54694" calcext:value-type="float">
            <text:p>0.54694</text:p>
          </table:table-cell>
          <table:table-cell office:value-type="float" office:value="-0.0118408" calcext:value-type="float">
            <text:p>-0.0118408</text:p>
          </table:table-cell>
          <table:table-cell office:value-type="float" office:value="0.6962959" calcext:value-type="float">
            <text:p>0.6962959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219501" calcext:value-type="float">
            <text:p>0.0219501</text:p>
          </table:table-cell>
          <table:table-cell office:value-type="float" office:value="0.6962959" calcext:value-type="float">
            <text:p>0.6962959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281501" calcext:value-type="float">
            <text:p>0.0281501</text:p>
          </table:table-cell>
          <table:table-cell office:value-type="float" office:value="0.6962959" calcext:value-type="float">
            <text:p>0.6962959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343501" calcext:value-type="float">
            <text:p>0.0343501</text:p>
          </table:table-cell>
          <table:table-cell office:value-type="float" office:value="0.696296" calcext:value-type="float">
            <text:p>0.696296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405501" calcext:value-type="float">
            <text:p>0.0405501</text:p>
          </table:table-cell>
          <table:table-cell office:value-type="float" office:value="0.696296" calcext:value-type="float">
            <text:p>0.696296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467501" calcext:value-type="float">
            <text:p>0.0467501</text:p>
          </table:table-cell>
          <table:table-cell office:value-type="float" office:value="0.696296" calcext:value-type="float">
            <text:p>0.696296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529501" calcext:value-type="float">
            <text:p>0.0529501</text:p>
          </table:table-cell>
          <table:table-cell office:value-type="float" office:value="0.6904698" calcext:value-type="float">
            <text:p>0.6904698</text:p>
          </table:table-cell>
          <table:table-cell office:value-type="float" office:value="0.246398" calcext:value-type="float">
            <text:p>0.246398</text:p>
          </table:table-cell>
          <table:table-cell office:value-type="float" office:value="0.0219501" calcext:value-type="float">
            <text:p>0.0219501</text:p>
          </table:table-cell>
          <table:table-cell office:value-type="float" office:value="0.6904698" calcext:value-type="float">
            <text:p>0.6904698</text:p>
          </table:table-cell>
          <table:table-cell office:value-type="float" office:value="0.246398" calcext:value-type="float">
            <text:p>0.246398</text:p>
          </table:table-cell>
          <table:table-cell office:value-type="float" office:value="0.0281501" calcext:value-type="float">
            <text:p>0.0281501</text:p>
          </table:table-cell>
          <table:table-cell office:value-type="float" office:value="0.6904699" calcext:value-type="float">
            <text:p>0.6904699</text:p>
          </table:table-cell>
          <table:table-cell office:value-type="float" office:value="0.2463981" calcext:value-type="float">
            <text:p>0.2463981</text:p>
          </table:table-cell>
          <table:table-cell office:value-type="float" office:value="0.0343501" calcext:value-type="float">
            <text:p>0.0343501</text:p>
          </table:table-cell>
          <table:table-cell office:value-type="float" office:value="0.6904699" calcext:value-type="float">
            <text:p>0.6904699</text:p>
          </table:table-cell>
          <table:table-cell office:value-type="float" office:value="0.2463981" calcext:value-type="float">
            <text:p>0.2463981</text:p>
          </table:table-cell>
          <table:table-cell office:value-type="float" office:value="0.0405501" calcext:value-type="float">
            <text:p>0.0405501</text:p>
          </table:table-cell>
          <table:table-cell office:value-type="float" office:value="0.6904699" calcext:value-type="float">
            <text:p>0.6904699</text:p>
          </table:table-cell>
          <table:table-cell office:value-type="float" office:value="0.2463981" calcext:value-type="float">
            <text:p>0.2463981</text:p>
          </table:table-cell>
          <table:table-cell office:value-type="float" office:value="0.0467501" calcext:value-type="float">
            <text:p>0.0467501</text:p>
          </table:table-cell>
          <table:table-cell office:value-type="float" office:value="0.6904699" calcext:value-type="float">
            <text:p>0.6904699</text:p>
          </table:table-cell>
          <table:table-cell office:value-type="float" office:value="0.2463981" calcext:value-type="float">
            <text:p>0.2463981</text:p>
          </table:table-cell>
          <table:table-cell office:value-type="float" office:value="0.0529501" calcext:value-type="float">
            <text:p>0.0529501</text:p>
          </table:table-cell>
        </table:table-row>
        <table:table-row table:style-name="ro1">
          <table:table-cell office:value-type="string" calcext:value-type="string">
            <text:p>z_rot_plus_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25-07-09 12:43:00</text:p>
          </table:table-cell>
          <table:table-cell office:value-type="float" office:value="0.0002511" calcext:value-type="float">
            <text:p>0.0002511</text:p>
          </table:table-cell>
          <table:table-cell office:value-type="float" office:value="0.6940994" calcext:value-type="float">
            <text:p>0.6940994</text:p>
          </table:table-cell>
          <table:table-cell office:value-type="float" office:value="0.6943504" calcext:value-type="float">
            <text:p>0.6943504</text:p>
          </table:table-cell>
          <table:table-cell office:value-type="float" office:value="0.2478876" calcext:value-type="float">
            <text:p>0.2478876</text:p>
          </table:table-cell>
          <table:table-cell office:value-type="float" office:value="0.037234" calcext:value-type="float">
            <text:p>0.037234</text:p>
          </table:table-cell>
          <table:table-cell office:value-type="float" office:value="10" calcext:value-type="float">
            <text:p>10</text:p>
          </table:table-cell>
          <table:table-cell office:value-type="float" office:value="0.741181612014771" calcext:value-type="float">
            <text:p>0.741181612014771</text:p>
          </table:table-cell>
          <table:table-cell office:value-type="float" office:value="0.131175398826599" calcext:value-type="float">
            <text:p>0.131175398826599</text:p>
          </table:table-cell>
          <table:table-cell office:value-type="float" office:value="0.610006213188171" calcext:value-type="float">
            <text:p>0.610006213188171</text:p>
          </table:table-cell>
          <table:table-cell office:value-type="float" office:value="0.404319857060909" calcext:value-type="float">
            <text:p>0.404319857060909</text:p>
          </table:table-cell>
          <table:table-cell office:value-type="float" office:value="0.206847172709101" calcext:value-type="float">
            <text:p>0.206847172709101</text:p>
          </table:table-cell>
          <table:table-cell office:value-type="float" office:value="0.442134153842926" calcext:value-type="float">
            <text:p>0.442134153842926</text:p>
          </table:table-cell>
          <table:table-cell office:value-type="float" office:value="0.366505560278893" calcext:value-type="float">
            <text:p>0.366505560278893</text:p>
          </table:table-cell>
          <table:table-cell office:value-type="float" office:value="0.0756285935640335" calcext:value-type="float">
            <text:p>0.0756285935640335</text:p>
          </table:table-cell>
          <table:table-cell office:value-type="float" office:value="0.3756584" calcext:value-type="float">
            <text:p>0.3756584</text:p>
          </table:table-cell>
          <table:table-cell office:value-type="float" office:value="0.2624" calcext:value-type="float">
            <text:p>0.2624</text:p>
          </table:table-cell>
          <table:table-cell office:value-type="float" office:value="0.37351" calcext:value-type="float">
            <text:p>0.37351</text:p>
          </table:table-cell>
          <table:table-cell office:value-type="float" office:value="0.7280862" calcext:value-type="float">
            <text:p>0.7280862</text:p>
          </table:table-cell>
          <table:table-cell office:value-type="float" office:value="0.4710162" calcext:value-type="float">
            <text:p>0.4710162</text:p>
          </table:table-cell>
          <table:table-cell office:value-type="float" office:value="0.0221646" calcext:value-type="float">
            <text:p>0.0221646</text:p>
          </table:table-cell>
          <table:table-cell office:value-type="float" office:value="0.1311754" calcext:value-type="float">
            <text:p>0.1311754</text:p>
          </table:table-cell>
          <table:table-cell office:value-type="float" office:value="0.1893708" calcext:value-type="float">
            <text:p>0.1893708</text:p>
          </table:table-cell>
          <table:table-cell office:value-type="float" office:value="0.28823" calcext:value-type="float">
            <text:p>0.28823</text:p>
          </table:table-cell>
          <table:table-cell office:value-type="float" office:value="0.7411816" calcext:value-type="float">
            <text:p>0.7411816</text:p>
          </table:table-cell>
          <table:table-cell office:value-type="float" office:value="0.48257" calcext:value-type="float">
            <text:p>0.48257</text:p>
          </table:table-cell>
          <table:table-cell office:value-type="float" office:value="-0.0134808" calcext:value-type="float">
            <text:p>-0.0134808</text:p>
          </table:table-cell>
          <table:table-cell office:value-type="float" office:value="0.6967841" calcext:value-type="float">
            <text:p>0.6967841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219036" calcext:value-type="float">
            <text:p>0.0219036</text:p>
          </table:table-cell>
          <table:table-cell office:value-type="float" office:value="0.6967841" calcext:value-type="float">
            <text:p>0.6967841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281036" calcext:value-type="float">
            <text:p>0.0281036</text:p>
          </table:table-cell>
          <table:table-cell office:value-type="float" office:value="0.696784" calcext:value-type="float">
            <text:p>0.696784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343036" calcext:value-type="float">
            <text:p>0.0343036</text:p>
          </table:table-cell>
          <table:table-cell office:value-type="float" office:value="0.696784" calcext:value-type="float">
            <text:p>0.696784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405036" calcext:value-type="float">
            <text:p>0.0405036</text:p>
          </table:table-cell>
          <table:table-cell office:value-type="float" office:value="0.696784" calcext:value-type="float">
            <text:p>0.696784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467036" calcext:value-type="float">
            <text:p>0.0467036</text:p>
          </table:table-cell>
          <table:table-cell office:value-type="float" office:value="0.696784" calcext:value-type="float">
            <text:p>0.696784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529036" calcext:value-type="float">
            <text:p>0.0529036</text:p>
          </table:table-cell>
          <table:table-cell office:value-type="float" office:value="0.6914147" calcext:value-type="float">
            <text:p>0.6914147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219036" calcext:value-type="float">
            <text:p>0.0219036</text:p>
          </table:table-cell>
          <table:table-cell office:value-type="float" office:value="0.6914147" calcext:value-type="float">
            <text:p>0.6914147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281036" calcext:value-type="float">
            <text:p>0.0281036</text:p>
          </table:table-cell>
          <table:table-cell office:value-type="float" office:value="0.6914147" calcext:value-type="float">
            <text:p>0.6914147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343036" calcext:value-type="float">
            <text:p>0.0343036</text:p>
          </table:table-cell>
          <table:table-cell office:value-type="float" office:value="0.6914147" calcext:value-type="float">
            <text:p>0.6914147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405036" calcext:value-type="float">
            <text:p>0.0405036</text:p>
          </table:table-cell>
          <table:table-cell office:value-type="float" office:value="0.6914147" calcext:value-type="float">
            <text:p>0.6914147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467036" calcext:value-type="float">
            <text:p>0.0467036</text:p>
          </table:table-cell>
          <table:table-cell office:value-type="float" office:value="0.6914146" calcext:value-type="float">
            <text:p>0.6914146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529036" calcext:value-type="float">
            <text:p>0.0529036</text:p>
          </table:table-cell>
        </table:table-row>
        <table:table-row table:style-name="ro1">
          <table:table-cell office:value-type="string" calcext:value-type="string">
            <text:p>z_rot_plus_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25-07-09 12:43:13</text:p>
          </table:table-cell>
          <table:table-cell office:value-type="float" office:value="0.0007257" calcext:value-type="float">
            <text:p>0.0007257</text:p>
          </table:table-cell>
          <table:table-cell office:value-type="float" office:value="0.6946662" calcext:value-type="float">
            <text:p>0.6946662</text:p>
          </table:table-cell>
          <table:table-cell office:value-type="float" office:value="0.6953919" calcext:value-type="float">
            <text:p>0.6953919</text:p>
          </table:table-cell>
          <table:table-cell office:value-type="float" office:value="0.2487513" calcext:value-type="float">
            <text:p>0.2487513</text:p>
          </table:table-cell>
          <table:table-cell office:value-type="float" office:value="0.0370772" calcext:value-type="float">
            <text:p>0.0370772</text:p>
          </table:table-cell>
          <table:table-cell office:value-type="float" office:value="9" calcext:value-type="float">
            <text:p>9</text:p>
          </table:table-cell>
          <table:table-cell office:value-type="float" office:value="0.708816170692444" calcext:value-type="float">
            <text:p>0.708816170692444</text:p>
          </table:table-cell>
          <table:table-cell office:value-type="float" office:value="0.0688553974032402" calcext:value-type="float">
            <text:p>0.0688553974032402</text:p>
          </table:table-cell>
          <table:table-cell office:value-type="float" office:value="0.639960773289204" calcext:value-type="float">
            <text:p>0.639960773289204</text:p>
          </table:table-cell>
          <table:table-cell office:value-type="float" office:value="0.325312861800194" calcext:value-type="float">
            <text:p>0.325312861800194</text:p>
          </table:table-cell>
          <table:table-cell office:value-type="float" office:value="0.186960806654364" calcext:value-type="float">
            <text:p>0.186960806654364</text:p>
          </table:table-cell>
          <table:table-cell office:value-type="float" office:value="0.415730160474777" calcext:value-type="float">
            <text:p>0.415730160474777</text:p>
          </table:table-cell>
          <table:table-cell office:value-type="float" office:value="0.23489556312561" calcext:value-type="float">
            <text:p>0.23489556312561</text:p>
          </table:table-cell>
          <table:table-cell office:value-type="float" office:value="0.180834597349167" calcext:value-type="float">
            <text:p>0.180834597349167</text:p>
          </table:table-cell>
          <table:table-cell office:value-type="float" office:value="0.3801684" calcext:value-type="float">
            <text:p>0.3801684</text:p>
          </table:table-cell>
          <table:table-cell office:value-type="float" office:value="0.27101" calcext:value-type="float">
            <text:p>0.27101</text:p>
          </table:table-cell>
          <table:table-cell office:value-type="float" office:value="0.36203" calcext:value-type="float">
            <text:p>0.36203</text:p>
          </table:table-cell>
          <table:table-cell office:value-type="float" office:value="0.7088162" calcext:value-type="float">
            <text:p>0.7088162</text:p>
          </table:table-cell>
          <table:table-cell office:value-type="float" office:value="0.3566262" calcext:value-type="float">
            <text:p>0.3566262</text:p>
          </table:table-cell>
          <table:table-cell office:value-type="float" office:value="0.0225746" calcext:value-type="float">
            <text:p>0.0225746</text:p>
          </table:table-cell>
          <table:table-cell office:value-type="float" office:value="0.0688554" calcext:value-type="float">
            <text:p>0.0688554</text:p>
          </table:table-cell>
          <table:table-cell office:value-type="float" office:value="0.1106508" calcext:value-type="float">
            <text:p>0.1106508</text:p>
          </table:table-cell>
          <table:table-cell office:value-type="float" office:value="0.17917" calcext:value-type="float">
            <text:p>0.17917</text:p>
          </table:table-cell>
          <table:table-cell office:value-type="float" office:value="0.4865716" calcext:value-type="float">
            <text:p>0.4865716</text:p>
          </table:table-cell>
          <table:table-cell office:value-type="float" office:value="0.32923" calcext:value-type="float">
            <text:p>0.32923</text:p>
          </table:table-cell>
          <table:table-cell office:value-type="float" office:value="-0.0138908" calcext:value-type="float">
            <text:p>-0.0138908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" calcext:value-type="float">
            <text:p>0.250135</text:p>
          </table:table-cell>
          <table:table-cell office:value-type="float" office:value="0.0219024" calcext:value-type="float">
            <text:p>0.0219024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" calcext:value-type="float">
            <text:p>0.250135</text:p>
          </table:table-cell>
          <table:table-cell office:value-type="float" office:value="0.0281024" calcext:value-type="float">
            <text:p>0.0281024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" calcext:value-type="float">
            <text:p>0.250135</text:p>
          </table:table-cell>
          <table:table-cell office:value-type="float" office:value="0.0343024" calcext:value-type="float">
            <text:p>0.0343024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1" calcext:value-type="float">
            <text:p>0.2501351</text:p>
          </table:table-cell>
          <table:table-cell office:value-type="float" office:value="0.0405024" calcext:value-type="float">
            <text:p>0.0405024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1" calcext:value-type="float">
            <text:p>0.2501351</text:p>
          </table:table-cell>
          <table:table-cell office:value-type="float" office:value="0.0467024" calcext:value-type="float">
            <text:p>0.0467024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1" calcext:value-type="float">
            <text:p>0.2501351</text:p>
          </table:table-cell>
          <table:table-cell office:value-type="float" office:value="0.0529024" calcext:value-type="float">
            <text:p>0.0529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219024" calcext:value-type="float">
            <text:p>0.0219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281024" calcext:value-type="float">
            <text:p>0.0281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343024" calcext:value-type="float">
            <text:p>0.0343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405024" calcext:value-type="float">
            <text:p>0.0405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467024" calcext:value-type="float">
            <text:p>0.0467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529024" calcext:value-type="float">
            <text:p>0.0529024</text:p>
          </table:table-cell>
        </table:table-row>
        <table:table-row table:style-name="ro1">
          <table:table-cell office:value-type="string" calcext:value-type="string">
            <text:p>z_rot_minus_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5-07-09 12:43:33</text:p>
          </table:table-cell>
          <table:table-cell office:value-type="float" office:value="-0.000811" calcext:value-type="float">
            <text:p>-0.000811</text:p>
          </table:table-cell>
          <table:table-cell office:value-type="float" office:value="0.6914007" calcext:value-type="float">
            <text:p>0.6914007</text:p>
          </table:table-cell>
          <table:table-cell office:value-type="float" office:value="0.6905897" calcext:value-type="float">
            <text:p>0.6905897</text:p>
          </table:table-cell>
          <table:table-cell office:value-type="float" office:value="0.2474073" calcext:value-type="float">
            <text:p>0.2474073</text:p>
          </table:table-cell>
          <table:table-cell office:value-type="float" office:value="0.0383049" calcext:value-type="float">
            <text:p>0.0383049</text:p>
          </table:table-cell>
          <table:table-cell office:value-type="float" office:value="10" calcext:value-type="float">
            <text:p>10</text:p>
          </table:table-cell>
          <table:table-cell office:value-type="float" office:value="1.30042159557343" calcext:value-type="float">
            <text:p>1.30042159557343</text:p>
          </table:table-cell>
          <table:table-cell office:value-type="float" office:value="0.222220003604889" calcext:value-type="float">
            <text:p>0.222220003604889</text:p>
          </table:table-cell>
          <table:table-cell office:value-type="float" office:value="1.07820159196854" calcext:value-type="float">
            <text:p>1.07820159196854</text:p>
          </table:table-cell>
          <table:table-cell office:value-type="float" office:value="0.534617860615253" calcext:value-type="float">
            <text:p>0.534617860615253</text:p>
          </table:table-cell>
          <table:table-cell office:value-type="float" office:value="0.360851538333187" calcext:value-type="float">
            <text:p>0.360851538333187</text:p>
          </table:table-cell>
          <table:table-cell office:value-type="float" office:value="0.392606157064438" calcext:value-type="float">
            <text:p>0.392606157064438</text:p>
          </table:table-cell>
          <table:table-cell office:value-type="float" office:value="0.676629564166069" calcext:value-type="float">
            <text:p>0.676629564166069</text:p>
          </table:table-cell>
          <table:table-cell office:value-type="float" office:value="0.284023407101631" calcext:value-type="float">
            <text:p>0.284023407101631</text:p>
          </table:table-cell>
          <table:table-cell office:value-type="float" office:value="0.2936584" calcext:value-type="float">
            <text:p>0.2936584</text:p>
          </table:table-cell>
          <table:table-cell office:value-type="float" office:value="0.22222" calcext:value-type="float">
            <text:p>0.22222</text:p>
          </table:table-cell>
          <table:table-cell office:value-type="float" office:value="0.32923" calcext:value-type="float">
            <text:p>0.32923</text:p>
          </table:table-cell>
          <table:table-cell office:value-type="float" office:value="0.5530162" calcext:value-type="float">
            <text:p>0.5530162</text:p>
          </table:table-cell>
          <table:table-cell office:value-type="float" office:value="0.5649062" calcext:value-type="float">
            <text:p>0.5649062</text:p>
          </table:table-cell>
          <table:table-cell office:value-type="float" office:value="0.0188846" calcext:value-type="float">
            <text:p>0.0188846</text:p>
          </table:table-cell>
          <table:table-cell office:value-type="float" office:value="0.2275254" calcext:value-type="float">
            <text:p>0.2275254</text:p>
          </table:table-cell>
          <table:table-cell office:value-type="float" office:value="0.3349208" calcext:value-type="float">
            <text:p>0.3349208</text:p>
          </table:table-cell>
          <table:table-cell office:value-type="float" office:value="0.48585" calcext:value-type="float">
            <text:p>0.48585</text:p>
          </table:table-cell>
          <table:table-cell office:value-type="float" office:value="1.3004216" calcext:value-type="float">
            <text:p>1.3004216</text:p>
          </table:table-cell>
          <table:table-cell office:value-type="float" office:value="1.03443" calcext:value-type="float">
            <text:p>1.03443</text:p>
          </table:table-cell>
          <table:table-cell office:value-type="float" office:value="-0.0126608" calcext:value-type="float">
            <text:p>-0.0126608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59" calcext:value-type="float">
            <text:p>0.2467259</text:p>
          </table:table-cell>
          <table:table-cell office:value-type="float" office:value="0.0219009" calcext:value-type="float">
            <text:p>0.021900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" calcext:value-type="float">
            <text:p>0.246726</text:p>
          </table:table-cell>
          <table:table-cell office:value-type="float" office:value="0.0281009" calcext:value-type="float">
            <text:p>0.028100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" calcext:value-type="float">
            <text:p>0.246726</text:p>
          </table:table-cell>
          <table:table-cell office:value-type="float" office:value="0.0343009" calcext:value-type="float">
            <text:p>0.034300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" calcext:value-type="float">
            <text:p>0.246726</text:p>
          </table:table-cell>
          <table:table-cell office:value-type="float" office:value="0.0405009" calcext:value-type="float">
            <text:p>0.040500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" calcext:value-type="float">
            <text:p>0.246726</text:p>
          </table:table-cell>
          <table:table-cell office:value-type="float" office:value="0.0467009" calcext:value-type="float">
            <text:p>0.046700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1" calcext:value-type="float">
            <text:p>0.2467261</text:p>
          </table:table-cell>
          <table:table-cell office:value-type="float" office:value="0.0529009" calcext:value-type="float">
            <text:p>0.0529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6" calcext:value-type="float">
            <text:p>0.2478026</text:p>
          </table:table-cell>
          <table:table-cell office:value-type="float" office:value="0.0219009" calcext:value-type="float">
            <text:p>0.0219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6" calcext:value-type="float">
            <text:p>0.2478026</text:p>
          </table:table-cell>
          <table:table-cell office:value-type="float" office:value="0.0281009" calcext:value-type="float">
            <text:p>0.0281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6" calcext:value-type="float">
            <text:p>0.2478026</text:p>
          </table:table-cell>
          <table:table-cell office:value-type="float" office:value="0.0343009" calcext:value-type="float">
            <text:p>0.0343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7" calcext:value-type="float">
            <text:p>0.2478027</text:p>
          </table:table-cell>
          <table:table-cell office:value-type="float" office:value="0.0405009" calcext:value-type="float">
            <text:p>0.0405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7" calcext:value-type="float">
            <text:p>0.2478027</text:p>
          </table:table-cell>
          <table:table-cell office:value-type="float" office:value="0.0467009" calcext:value-type="float">
            <text:p>0.0467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7" calcext:value-type="float">
            <text:p>0.2478027</text:p>
          </table:table-cell>
          <table:table-cell office:value-type="float" office:value="0.0529009" calcext:value-type="float">
            <text:p>0.0529009</text:p>
          </table:table-cell>
        </table:table-row>
        <table:table-row table:style-name="ro1">
          <table:table-cell office:value-type="string" calcext:value-type="string">
            <text:p>z_rot_minus_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5-07-09 12:43:46</text:p>
          </table:table-cell>
          <table:table-cell office:value-type="float" office:value="-0.0007905" calcext:value-type="float">
            <text:p>-0.0007905</text:p>
          </table:table-cell>
          <table:table-cell office:value-type="float" office:value="0.6907343" calcext:value-type="float">
            <text:p>0.6907343</text:p>
          </table:table-cell>
          <table:table-cell office:value-type="float" office:value="0.6899438" calcext:value-type="float">
            <text:p>0.6899438</text:p>
          </table:table-cell>
          <table:table-cell office:value-type="float" office:value="0.247743" calcext:value-type="float">
            <text:p>0.247743</text:p>
          </table:table-cell>
          <table:table-cell office:value-type="float" office:value="0.037998" calcext:value-type="float">
            <text:p>0.037998</text:p>
          </table:table-cell>
          <table:table-cell office:value-type="float" office:value="10" calcext:value-type="float">
            <text:p>10</text:p>
          </table:table-cell>
          <table:table-cell office:value-type="float" office:value="1.26926159858704" calcext:value-type="float">
            <text:p>1.26926159858704</text:p>
          </table:table-cell>
          <table:table-cell office:value-type="float" office:value="0.21238000690937" calcext:value-type="float">
            <text:p>0.21238000690937</text:p>
          </table:table-cell>
          <table:table-cell office:value-type="float" office:value="1.05688159167767" calcext:value-type="float">
            <text:p>1.05688159167767</text:p>
          </table:table-cell>
          <table:table-cell office:value-type="float" office:value="0.521825857460499" calcext:value-type="float">
            <text:p>0.521825857460499</text:p>
          </table:table-cell>
          <table:table-cell office:value-type="float" office:value="0.33632082998973" calcext:value-type="float">
            <text:p>0.33632082998973</text:p>
          </table:table-cell>
          <table:table-cell office:value-type="float" office:value="0.380224159359932" calcext:value-type="float">
            <text:p>0.380224159359932</text:p>
          </table:table-cell>
          <table:table-cell office:value-type="float" office:value="0.663427555561066" calcext:value-type="float">
            <text:p>0.663427555561066</text:p>
          </table:table-cell>
          <table:table-cell office:value-type="float" office:value="0.283203396201134" calcext:value-type="float">
            <text:p>0.283203396201134</text:p>
          </table:table-cell>
          <table:table-cell office:value-type="float" office:value="0.2899684" calcext:value-type="float">
            <text:p>0.2899684</text:p>
          </table:table-cell>
          <table:table-cell office:value-type="float" office:value="0.21238" calcext:value-type="float">
            <text:p>0.21238</text:p>
          </table:table-cell>
          <table:table-cell office:value-type="float" office:value="0.31898" calcext:value-type="float">
            <text:p>0.31898</text:p>
          </table:table-cell>
          <table:table-cell office:value-type="float" office:value="0.5263662" calcext:value-type="float">
            <text:p>0.5263662</text:p>
          </table:table-cell>
          <table:table-cell office:value-type="float" office:value="0.5534262" calcext:value-type="float">
            <text:p>0.5534262</text:p>
          </table:table-cell>
          <table:table-cell office:value-type="float" office:value="0.0201146" calcext:value-type="float">
            <text:p>0.0201146</text:p>
          </table:table-cell>
          <table:table-cell office:value-type="float" office:value="0.2398254" calcext:value-type="float">
            <text:p>0.2398254</text:p>
          </table:table-cell>
          <table:table-cell office:value-type="float" office:value="0.3628008" calcext:value-type="float">
            <text:p>0.3628008</text:p>
          </table:table-cell>
          <table:table-cell office:value-type="float" office:value="0.51988" calcext:value-type="float">
            <text:p>0.51988</text:p>
          </table:table-cell>
          <table:table-cell office:value-type="float" office:value="1.2692616" calcext:value-type="float">
            <text:p>1.2692616</text:p>
          </table:table-cell>
          <table:table-cell office:value-type="float" office:value="0.92537" calcext:value-type="float">
            <text:p>0.92537</text:p>
          </table:table-cell>
          <table:table-cell office:value-type="float" office:value="-0.0093808" calcext:value-type="float">
            <text:p>-0.0093808</text:p>
          </table:table-cell>
          <table:table-cell office:value-type="float" office:value="0.6936474" calcext:value-type="float">
            <text:p>0.6936474</text:p>
          </table:table-cell>
          <table:table-cell office:value-type="float" office:value="0.2463952" calcext:value-type="float">
            <text:p>0.2463952</text:p>
          </table:table-cell>
          <table:table-cell office:value-type="float" office:value="0.0218929" calcext:value-type="float">
            <text:p>0.0218929</text:p>
          </table:table-cell>
          <table:table-cell office:value-type="float" office:value="0.6936473" calcext:value-type="float">
            <text:p>0.6936473</text:p>
          </table:table-cell>
          <table:table-cell office:value-type="float" office:value="0.2463951" calcext:value-type="float">
            <text:p>0.2463951</text:p>
          </table:table-cell>
          <table:table-cell office:value-type="float" office:value="0.0280929" calcext:value-type="float">
            <text:p>0.0280929</text:p>
          </table:table-cell>
          <table:table-cell office:value-type="float" office:value="0.6936473" calcext:value-type="float">
            <text:p>0.6936473</text:p>
          </table:table-cell>
          <table:table-cell office:value-type="float" office:value="0.2463951" calcext:value-type="float">
            <text:p>0.2463951</text:p>
          </table:table-cell>
          <table:table-cell office:value-type="float" office:value="0.0342929" calcext:value-type="float">
            <text:p>0.0342929</text:p>
          </table:table-cell>
          <table:table-cell office:value-type="float" office:value="0.6936473" calcext:value-type="float">
            <text:p>0.6936473</text:p>
          </table:table-cell>
          <table:table-cell office:value-type="float" office:value="0.246395" calcext:value-type="float">
            <text:p>0.246395</text:p>
          </table:table-cell>
          <table:table-cell office:value-type="float" office:value="0.0404929" calcext:value-type="float">
            <text:p>0.0404929</text:p>
          </table:table-cell>
          <table:table-cell office:value-type="float" office:value="0.6936473" calcext:value-type="float">
            <text:p>0.6936473</text:p>
          </table:table-cell>
          <table:table-cell office:value-type="float" office:value="0.246395" calcext:value-type="float">
            <text:p>0.246395</text:p>
          </table:table-cell>
          <table:table-cell office:value-type="float" office:value="0.0466929" calcext:value-type="float">
            <text:p>0.0466929</text:p>
          </table:table-cell>
          <table:table-cell office:value-type="float" office:value="0.6936472" calcext:value-type="float">
            <text:p>0.6936472</text:p>
          </table:table-cell>
          <table:table-cell office:value-type="float" office:value="0.246395" calcext:value-type="float">
            <text:p>0.246395</text:p>
          </table:table-cell>
          <table:table-cell office:value-type="float" office:value="0.0528929" calcext:value-type="float">
            <text:p>0.0528929</text:p>
          </table:table-cell>
          <table:table-cell office:value-type="float" office:value="0.6878213" calcext:value-type="float">
            <text:p>0.6878213</text:p>
          </table:table-cell>
          <table:table-cell office:value-type="float" office:value="0.2485157" calcext:value-type="float">
            <text:p>0.2485157</text:p>
          </table:table-cell>
          <table:table-cell office:value-type="float" office:value="0.0218929" calcext:value-type="float">
            <text:p>0.0218929</text:p>
          </table:table-cell>
          <table:table-cell office:value-type="float" office:value="0.6878212" calcext:value-type="float">
            <text:p>0.6878212</text:p>
          </table:table-cell>
          <table:table-cell office:value-type="float" office:value="0.2485156" calcext:value-type="float">
            <text:p>0.2485156</text:p>
          </table:table-cell>
          <table:table-cell office:value-type="float" office:value="0.0280929" calcext:value-type="float">
            <text:p>0.0280929</text:p>
          </table:table-cell>
          <table:table-cell office:value-type="float" office:value="0.6878212" calcext:value-type="float">
            <text:p>0.6878212</text:p>
          </table:table-cell>
          <table:table-cell office:value-type="float" office:value="0.2485156" calcext:value-type="float">
            <text:p>0.2485156</text:p>
          </table:table-cell>
          <table:table-cell office:value-type="float" office:value="0.0342929" calcext:value-type="float">
            <text:p>0.0342929</text:p>
          </table:table-cell>
          <table:table-cell office:value-type="float" office:value="0.6878212" calcext:value-type="float">
            <text:p>0.6878212</text:p>
          </table:table-cell>
          <table:table-cell office:value-type="float" office:value="0.2485156" calcext:value-type="float">
            <text:p>0.2485156</text:p>
          </table:table-cell>
          <table:table-cell office:value-type="float" office:value="0.0404929" calcext:value-type="float">
            <text:p>0.0404929</text:p>
          </table:table-cell>
          <table:table-cell office:value-type="float" office:value="0.6878212" calcext:value-type="float">
            <text:p>0.6878212</text:p>
          </table:table-cell>
          <table:table-cell office:value-type="float" office:value="0.2485155" calcext:value-type="float">
            <text:p>0.2485155</text:p>
          </table:table-cell>
          <table:table-cell office:value-type="float" office:value="0.0466929" calcext:value-type="float">
            <text:p>0.0466929</text:p>
          </table:table-cell>
          <table:table-cell office:value-type="float" office:value="0.6878211" calcext:value-type="float">
            <text:p>0.6878211</text:p>
          </table:table-cell>
          <table:table-cell office:value-type="float" office:value="0.2485155" calcext:value-type="float">
            <text:p>0.2485155</text:p>
          </table:table-cell>
          <table:table-cell office:value-type="float" office:value="0.0528929" calcext:value-type="float">
            <text:p>0.0528929</text:p>
          </table:table-cell>
        </table:table-row>
        <table:table-row table:style-name="ro1">
          <table:table-cell office:value-type="string" calcext:value-type="string">
            <text:p>z_rot_minus_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5-07-09 12:43:59</text:p>
          </table:table-cell>
          <table:table-cell office:value-type="float" office:value="-0.0008131" calcext:value-type="float">
            <text:p>-0.0008131</text:p>
          </table:table-cell>
          <table:table-cell office:value-type="float" office:value="0.6901011" calcext:value-type="float">
            <text:p>0.6901011</text:p>
          </table:table-cell>
          <table:table-cell office:value-type="float" office:value="0.689288" calcext:value-type="float">
            <text:p>0.689288</text:p>
          </table:table-cell>
          <table:table-cell office:value-type="float" office:value="0.2482162" calcext:value-type="float">
            <text:p>0.2482162</text:p>
          </table:table-cell>
          <table:table-cell office:value-type="float" office:value="0.037396" calcext:value-type="float">
            <text:p>0.037396</text:p>
          </table:table-cell>
          <table:table-cell office:value-type="float" office:value="10" calcext:value-type="float">
            <text:p>10</text:p>
          </table:table-cell>
          <table:table-cell office:value-type="float" office:value="1.41686165332794" calcext:value-type="float">
            <text:p>1.41686165332794</text:p>
          </table:table-cell>
          <table:table-cell office:value-type="float" office:value="0.207049995660782" calcext:value-type="float">
            <text:p>0.207049995660782</text:p>
          </table:table-cell>
          <table:table-cell office:value-type="float" office:value="1.20981165766716" calcext:value-type="float">
            <text:p>1.20981165766716</text:p>
          </table:table-cell>
          <table:table-cell office:value-type="float" office:value="0.519406861066818" calcext:value-type="float">
            <text:p>0.519406861066818</text:p>
          </table:table-cell>
          <table:table-cell office:value-type="float" office:value="0.351894232421396" calcext:value-type="float">
            <text:p>0.351894232421396</text:p>
          </table:table-cell>
          <table:table-cell office:value-type="float" office:value="0.362102150917053" calcext:value-type="float">
            <text:p>0.362102150917053</text:p>
          </table:table-cell>
          <table:table-cell office:value-type="float" office:value="0.676711571216583" calcext:value-type="float">
            <text:p>0.676711571216583</text:p>
          </table:table-cell>
          <table:table-cell office:value-type="float" office:value="0.31460942029953" calcext:value-type="float">
            <text:p>0.31460942029953</text:p>
          </table:table-cell>
          <table:table-cell office:value-type="float" office:value="0.3137484" calcext:value-type="float">
            <text:p>0.3137484</text:p>
          </table:table-cell>
          <table:table-cell office:value-type="float" office:value="0.20705" calcext:value-type="float">
            <text:p>0.20705</text:p>
          </table:table-cell>
          <table:table-cell office:value-type="float" office:value="0.29479" calcext:value-type="float">
            <text:p>0.29479</text:p>
          </table:table-cell>
          <table:table-cell office:value-type="float" office:value="0.4468262" calcext:value-type="float">
            <text:p>0.4468262</text:p>
          </table:table-cell>
          <table:table-cell office:value-type="float" office:value="0.5480962" calcext:value-type="float">
            <text:p>0.5480962</text:p>
          </table:table-cell>
          <table:table-cell office:value-type="float" office:value="0.0217546" calcext:value-type="float">
            <text:p>0.0217546</text:p>
          </table:table-cell>
          <table:table-cell office:value-type="float" office:value="0.2845154" calcext:value-type="float">
            <text:p>0.2845154</text:p>
          </table:table-cell>
          <table:table-cell office:value-type="float" office:value="0.3988808" calcext:value-type="float">
            <text:p>0.3988808</text:p>
          </table:table-cell>
          <table:table-cell office:value-type="float" office:value="0.56088" calcext:value-type="float">
            <text:p>0.56088</text:p>
          </table:table-cell>
          <table:table-cell office:value-type="float" office:value="1.4168617" calcext:value-type="float">
            <text:p>1.4168617</text:p>
          </table:table-cell>
          <table:table-cell office:value-type="float" office:value="0.72242" calcext:value-type="float">
            <text:p>0.72242</text:p>
          </table:table-cell>
          <table:table-cell office:value-type="float" office:value="-0.0089708" calcext:value-type="float">
            <text:p>-0.008970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218898" calcext:value-type="float">
            <text:p>0.021889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280898" calcext:value-type="float">
            <text:p>0.028089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342898" calcext:value-type="float">
            <text:p>0.034289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404898" calcext:value-type="float">
            <text:p>0.040489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466898" calcext:value-type="float">
            <text:p>0.046689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528898" calcext:value-type="float">
            <text:p>0.0528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218898" calcext:value-type="float">
            <text:p>0.0218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280898" calcext:value-type="float">
            <text:p>0.0280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342898" calcext:value-type="float">
            <text:p>0.0342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404898" calcext:value-type="float">
            <text:p>0.0404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466898" calcext:value-type="float">
            <text:p>0.0466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528898" calcext:value-type="float">
            <text:p>0.0528898</text:p>
          </table:table-cell>
        </table:table-row>
        <table:table-row table:style-name="ro1">
          <table:table-cell office:value-type="string" calcext:value-type="string">
            <text:p>z_rot_minus_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5-07-09 12:44:12</text:p>
          </table:table-cell>
          <table:table-cell office:value-type="float" office:value="-0.0008197" calcext:value-type="float">
            <text:p>-0.0008197</text:p>
          </table:table-cell>
          <table:table-cell office:value-type="float" office:value="0.6895241" calcext:value-type="float">
            <text:p>0.6895241</text:p>
          </table:table-cell>
          <table:table-cell office:value-type="float" office:value="0.6887044" calcext:value-type="float">
            <text:p>0.6887044</text:p>
          </table:table-cell>
          <table:table-cell office:value-type="float" office:value="0.248834" calcext:value-type="float">
            <text:p>0.248834</text:p>
          </table:table-cell>
          <table:table-cell office:value-type="float" office:value="0.0365223" calcext:value-type="float">
            <text:p>0.0365223</text:p>
          </table:table-cell>
          <table:table-cell office:value-type="float" office:value="10" calcext:value-type="float">
            <text:p>10</text:p>
          </table:table-cell>
          <table:table-cell office:value-type="float" office:value="1.50378155708313" calcext:value-type="float">
            <text:p>1.50378155708313</text:p>
          </table:table-cell>
          <table:table-cell office:value-type="float" office:value="0.210740000009537" calcext:value-type="float">
            <text:p>0.210740000009537</text:p>
          </table:table-cell>
          <table:table-cell office:value-type="float" office:value="1.29304155707359" calcext:value-type="float">
            <text:p>1.29304155707359</text:p>
          </table:table-cell>
          <table:table-cell office:value-type="float" office:value="0.509771850705147" calcext:value-type="float">
            <text:p>0.509771850705147</text:p>
          </table:table-cell>
          <table:table-cell office:value-type="float" office:value="0.368707873358372" calcext:value-type="float">
            <text:p>0.368707873358372</text:p>
          </table:table-cell>
          <table:table-cell office:value-type="float" office:value="0.33381215929985" calcext:value-type="float">
            <text:p>0.33381215929985</text:p>
          </table:table-cell>
          <table:table-cell office:value-type="float" office:value="0.685731542110443" calcext:value-type="float">
            <text:p>0.685731542110443</text:p>
          </table:table-cell>
          <table:table-cell office:value-type="float" office:value="0.351919382810593" calcext:value-type="float">
            <text:p>0.351919382810593</text:p>
          </table:table-cell>
          <table:table-cell office:value-type="float" office:value="0.3108784" calcext:value-type="float">
            <text:p>0.3108784</text:p>
          </table:table-cell>
          <table:table-cell office:value-type="float" office:value="0.21074" calcext:value-type="float">
            <text:p>0.21074</text:p>
          </table:table-cell>
          <table:table-cell office:value-type="float" office:value="0.29315" calcext:value-type="float">
            <text:p>0.29315</text:p>
          </table:table-cell>
          <table:table-cell office:value-type="float" office:value="0.4234562" calcext:value-type="float">
            <text:p>0.4234562</text:p>
          </table:table-cell>
          <table:table-cell office:value-type="float" office:value="0.4308362" calcext:value-type="float">
            <text:p>0.4308362</text:p>
          </table:table-cell>
          <table:table-cell office:value-type="float" office:value="0.0221646" calcext:value-type="float">
            <text:p>0.0221646</text:p>
          </table:table-cell>
          <table:table-cell office:value-type="float" office:value="0.3308454" calcext:value-type="float">
            <text:p>0.3308454</text:p>
          </table:table-cell>
          <table:table-cell office:value-type="float" office:value="0.4698108" calcext:value-type="float">
            <text:p>0.4698108</text:p>
          </table:table-cell>
          <table:table-cell office:value-type="float" office:value="0.62033" calcext:value-type="float">
            <text:p>0.62033</text:p>
          </table:table-cell>
          <table:table-cell office:value-type="float" office:value="1.5037816" calcext:value-type="float">
            <text:p>1.5037816</text:p>
          </table:table-cell>
          <table:table-cell office:value-type="float" office:value="0.50389" calcext:value-type="float">
            <text:p>0.50389</text:p>
          </table:table-cell>
          <table:table-cell office:value-type="float" office:value="-0.0085608" calcext:value-type="float">
            <text:p>-0.0085608</text:p>
          </table:table-cell>
          <table:table-cell office:value-type="float" office:value="0.6918988" calcext:value-type="float">
            <text:p>0.6918988</text:p>
          </table:table-cell>
          <table:table-cell office:value-type="float" office:value="0.2461535" calcext:value-type="float">
            <text:p>0.2461535</text:p>
          </table:table-cell>
          <table:table-cell office:value-type="float" office:value="0.0218933" calcext:value-type="float">
            <text:p>0.0218933</text:p>
          </table:table-cell>
          <table:table-cell office:value-type="float" office:value="0.6918989" calcext:value-type="float">
            <text:p>0.6918989</text:p>
          </table:table-cell>
          <table:table-cell office:value-type="float" office:value="0.2461535" calcext:value-type="float">
            <text:p>0.2461535</text:p>
          </table:table-cell>
          <table:table-cell office:value-type="float" office:value="0.0280933" calcext:value-type="float">
            <text:p>0.0280933</text:p>
          </table:table-cell>
          <table:table-cell office:value-type="float" office:value="0.6918989" calcext:value-type="float">
            <text:p>0.6918989</text:p>
          </table:table-cell>
          <table:table-cell office:value-type="float" office:value="0.2461536" calcext:value-type="float">
            <text:p>0.2461536</text:p>
          </table:table-cell>
          <table:table-cell office:value-type="float" office:value="0.0342933" calcext:value-type="float">
            <text:p>0.0342933</text:p>
          </table:table-cell>
          <table:table-cell office:value-type="float" office:value="0.6918989" calcext:value-type="float">
            <text:p>0.6918989</text:p>
          </table:table-cell>
          <table:table-cell office:value-type="float" office:value="0.2461536" calcext:value-type="float">
            <text:p>0.2461536</text:p>
          </table:table-cell>
          <table:table-cell office:value-type="float" office:value="0.0404933" calcext:value-type="float">
            <text:p>0.0404933</text:p>
          </table:table-cell>
          <table:table-cell office:value-type="float" office:value="0.6918989" calcext:value-type="float">
            <text:p>0.6918989</text:p>
          </table:table-cell>
          <table:table-cell office:value-type="float" office:value="0.2461536" calcext:value-type="float">
            <text:p>0.2461536</text:p>
          </table:table-cell>
          <table:table-cell office:value-type="float" office:value="0.0466933" calcext:value-type="float">
            <text:p>0.0466933</text:p>
          </table:table-cell>
          <table:table-cell office:value-type="float" office:value="0.6918989" calcext:value-type="float">
            <text:p>0.6918989</text:p>
          </table:table-cell>
          <table:table-cell office:value-type="float" office:value="0.2461536" calcext:value-type="float">
            <text:p>0.2461536</text:p>
          </table:table-cell>
          <table:table-cell office:value-type="float" office:value="0.0528933" calcext:value-type="float">
            <text:p>0.0528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8" calcext:value-type="float">
            <text:p>0.2501388</text:p>
          </table:table-cell>
          <table:table-cell office:value-type="float" office:value="0.0218933" calcext:value-type="float">
            <text:p>0.0218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8" calcext:value-type="float">
            <text:p>0.2501388</text:p>
          </table:table-cell>
          <table:table-cell office:value-type="float" office:value="0.0280933" calcext:value-type="float">
            <text:p>0.0280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8" calcext:value-type="float">
            <text:p>0.2501388</text:p>
          </table:table-cell>
          <table:table-cell office:value-type="float" office:value="0.0342933" calcext:value-type="float">
            <text:p>0.0342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9" calcext:value-type="float">
            <text:p>0.2501389</text:p>
          </table:table-cell>
          <table:table-cell office:value-type="float" office:value="0.0404933" calcext:value-type="float">
            <text:p>0.0404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9" calcext:value-type="float">
            <text:p>0.2501389</text:p>
          </table:table-cell>
          <table:table-cell office:value-type="float" office:value="0.0466933" calcext:value-type="float">
            <text:p>0.0466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9" calcext:value-type="float">
            <text:p>0.2501389</text:p>
          </table:table-cell>
          <table:table-cell office:value-type="float" office:value="0.0528933" calcext:value-type="float">
            <text:p>0.05289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7-09T12:45:48.707731136</dc:date>
    <meta:editing-duration>PT1M14S</meta:editing-duration>
    <meta:editing-cycles>3</meta:editing-cycles>
    <meta:document-statistic meta:table-count="1" meta:cell-count="2800" meta:object-count="0"/>
  </office:meta>
</office:document-meta>
</file>